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8" manifest:media-type=""/>
  <manifest:file-entry manifest:full-path="ObjectReplacements/Object 17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manifest.rdf" manifest:media-type="application/rdf+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4/content.xml" manifest:media-type="text/xml"/>
  <manifest:file-entry manifest:full-path="Object 74/settings.xml" manifest:media-type="text/xml"/>
  <manifest:file-entry manifest:full-path="Object 74/" manifest:version="1.2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" style:font-charset="x-symbol"/>
    <style:font-face style:name="OpenSymbol4" svg:font-family="OpenSymbol" style:font-adornments="Regular" style:font-charset="x-symbol"/>
    <style:font-face style:name="tfMaths1" svg:font-family="tfMaths" style:font-charset="x-symbol"/>
    <style:font-face style:name="Mangal3" svg:font-family="Mangal" style:font-pitch="variable" style:font-charset="x-symbol"/>
    <style:font-face style:name="OpenSymbol1" svg:font-family="OpenSymbol" style:font-pitch="variable" style:font-charset="x-symbol"/>
    <style:font-face style:name="SimSun3" svg:font-family="SimSun" style:font-pitch="variable" style:font-charset="x-symbol"/>
    <style:font-face style:name="Times New Roman5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tfMaths" svg:font-family="tfMaths" style:font-family-generic="roman" style:font-pitch="variable" style:font-charset="x-symbol"/>
    <style:font-face style:name="Mangal2" svg:font-family="Mangal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Mangal4" svg:font-family="Mangal"/>
    <style:font-face style:name="OpenSymbol" svg:font-family="OpenSymbol"/>
    <style:font-face style:name="Times New Roman3" svg:font-family="'Times New Roman'" style:font-family-generic="roman"/>
    <style:font-face style:name="Times New Roman2" svg:font-family="'Times New Roman'" style:font-adornments="Normal" style:font-family-generic="roman"/>
    <style:font-face style:name="OpenSymbol2" svg:font-family="OpenSymbo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6.334cm" style:rel-column-width="21845*"/>
    </style:style>
    <style:style style:name="Tableau6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6.C1" style:family="table-cell">
      <style:table-cell-properties style:vertical-align="middle" fo:padding="0.097cm" fo:border="1pt solid #000000"/>
    </style:style>
    <style:style style:name="Tableau6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6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2" style:family="table">
      <style:table-properties style:width="11.998cm" table:align="left"/>
    </style:style>
    <style:style style:name="Tableau2.A" style:family="table-column">
      <style:table-column-properties style:column-width="5.999cm"/>
    </style:style>
    <style:style style:name="Tableau2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2.B1" style:family="table-cell">
      <style:table-cell-properties style:vertical-align="middle" fo:padding="0.097cm" fo:border="1pt solid #000000"/>
    </style:style>
    <style:style style:name="Tableau2.A2" style:family="table-cell">
      <style:table-cell-properties style:vertical-align="middle" fo:padding="0.097cm" fo:border-left="1pt solid #000000" fo:border-right="none" fo:border-top="none" fo:border-bottom="none"/>
    </style:style>
    <style:style style:name="Tableau2.B2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2.A5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2.B5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5" style:family="table">
      <style:table-properties style:width="12cm" table:align="left"/>
    </style:style>
    <style:style style:name="Tableau5.A" style:family="table-column">
      <style:table-column-properties style:column-width="5.999cm"/>
    </style:style>
    <style:style style:name="Tableau5.B" style:family="table-column">
      <style:table-column-properties style:column-width="6.001cm"/>
    </style:style>
    <style:style style:name="Tableau5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5.B1" style:family="table-cell">
      <style:table-cell-properties style:vertical-align="middle" fo:padding="0.097cm" fo:border="1pt solid #000000"/>
    </style:style>
    <style:style style:name="Tableau5.A2" style:family="table-cell">
      <style:table-cell-properties style:vertical-align="middle" fo:padding="0.097cm" fo:border-left="1pt solid #000000" fo:border-right="none" fo:border-top="none" fo:border-bottom="none"/>
    </style:style>
    <style:style style:name="Tableau5.B2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5.A8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5.B8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4" style:family="table">
      <style:table-properties style:width="12cm" table:align="left"/>
    </style:style>
    <style:style style:name="Tableau4.A" style:family="table-column">
      <style:table-column-properties style:column-width="5.999cm"/>
    </style:style>
    <style:style style:name="Tableau4.B" style:family="table-column">
      <style:table-column-properties style:column-width="6.001cm"/>
    </style:style>
    <style:style style:name="Tableau4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4.B1" style:family="table-cell">
      <style:table-cell-properties style:vertical-align="middle" fo:padding="0.097cm" fo:border="1pt solid #000000"/>
    </style:style>
    <style:style style:name="Tableau4.A2" style:family="table-cell">
      <style:table-cell-properties style:vertical-align="middle" fo:padding="0.097cm" fo:border-left="1pt solid #000000" fo:border-right="none" fo:border-top="none" fo:border-bottom="none"/>
    </style:style>
    <style:style style:name="Tableau4.B2" style:family="table-cell">
      <style:table-cell-properties style:vertical-align="middle" fo:padding="0.097cm" fo:border-left="1pt solid #000000" fo:border-right="1pt solid #000000" fo:border-top="none" fo:border-bottom="none"/>
    </style:style>
    <style:style style:name="Tableau4.A4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4.B4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cm" fo:border="none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3.704cm" style:rel-column-width="12776*"/>
    </style:style>
    <style:style style:name="Tableau3.B" style:family="table-column">
      <style:table-column-properties style:column-width="9.895cm" style:rel-column-width="34130*"/>
    </style:style>
    <style:style style:name="Tableau3.C" style:family="table-column">
      <style:table-column-properties style:column-width="5.401cm" style:rel-column-width="18629*"/>
    </style:style>
    <style:style style:name="Tableau3.A1" style:family="table-cell">
      <style:table-cell-properties style:vertical-align="middle" fo:padding="0.097cm" fo:border-left="1pt solid #000000" fo:border-right="none" fo:border-top="1pt solid #000000" fo:border-bottom="1pt solid #000000"/>
    </style:style>
    <style:style style:name="Tableau3.C1" style:family="table-cell">
      <style:table-cell-properties style:vertical-align="middle" fo:padding="0.097cm" fo:border="1pt solid #000000"/>
    </style:style>
    <style:style style:name="Tableau3.A2" style:family="table-cell">
      <style:table-cell-properties style:vertical-align="middle" fo:padding="0.097cm" fo:border-left="1pt solid #000000" fo:border-right="none" fo:border-top="none" fo:border-bottom="1pt solid #000000"/>
    </style:style>
    <style:style style:name="Tableau3.C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P1" style:family="paragraph" style:parent-style-name="Standard">
      <style:paragraph-properties>
        <style:tab-stops>
          <style:tab-stop style:position="6.001cm"/>
          <style:tab-stop style:position="12cm"/>
        </style:tab-stops>
      </style:paragraph-properties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>
        <style:tab-stops/>
      </style:paragraph-properties>
    </style:style>
    <style:style style:name="P4" style:family="paragraph" style:parent-style-name="Standard">
      <style:paragraph-properties fo:text-align="center" style:justify-single-word="false">
        <style:tab-stops>
          <style:tab-stop style:position="6.001cm"/>
          <style:tab-stop style:position="12cm"/>
        </style:tab-stops>
      </style:paragraph-properties>
    </style:style>
    <style:style style:name="P5" style:family="paragraph" style:parent-style-name="Standard">
      <style:text-properties style:use-window-font-color="true"/>
    </style:style>
    <style:style style:name="P6" style:family="paragraph" style:parent-style-name="Standard">
      <style:paragraph-properties fo:text-align="center" style:justify-single-word="false"/>
      <style:text-properties style:use-window-font-color="true"/>
    </style:style>
    <style:style style:name="P7" style:family="paragraph" style:parent-style-name="Standard">
      <style:text-properties style:use-window-font-color="true" officeooo:rsid="005bc4ec" officeooo:paragraph-rsid="005bc4ec"/>
    </style:style>
    <style:style style:name="P8" style:family="paragraph" style:parent-style-name="Standard">
      <style:text-properties style:use-window-font-color="true" style:font-name="Times New Roman" fo:font-style="normal" officeooo:rsid="005bc4ec" officeooo:paragraph-rsid="007cc5ff"/>
    </style:style>
    <style:style style:name="P9" style:family="paragraph" style:parent-style-name="Standard">
      <style:text-properties style:use-window-font-color="true" officeooo:paragraph-rsid="00d38e86"/>
    </style:style>
    <style:style style:name="P10" style:family="paragraph" style:parent-style-name="Standard">
      <style:text-properties style:use-window-font-color="true" officeooo:paragraph-rsid="0097b2ce"/>
    </style:style>
    <style:style style:name="P11" style:family="paragraph" style:parent-style-name="Standard">
      <style:paragraph-properties fo:text-align="center" style:justify-single-word="false"/>
      <style:text-properties style:use-window-font-color="true" fo:font-style="italic" officeooo:rsid="008c81a1" style:font-style-asian="italic" style:font-style-complex="italic"/>
    </style:style>
    <style:style style:name="P12" style:family="paragraph" style:parent-style-name="Standard">
      <style:paragraph-properties fo:text-align="center" style:justify-single-word="false">
        <style:tab-stops>
          <style:tab-stop style:position="6.001cm"/>
          <style:tab-stop style:position="12cm"/>
        </style:tab-stops>
      </style:paragraph-properties>
      <style:text-properties officeooo:rsid="0056e546"/>
    </style:style>
    <style:style style:name="P13" style:family="paragraph" style:parent-style-name="Standard">
      <style:text-properties officeooo:paragraph-rsid="005c55d8"/>
    </style:style>
    <style:style style:name="P14" style:family="paragraph" style:parent-style-name="Standard">
      <style:text-properties officeooo:rsid="005c55d8" officeooo:paragraph-rsid="005c55d8"/>
    </style:style>
    <style:style style:name="P15" style:family="paragraph" style:parent-style-name="Standard">
      <style:text-properties officeooo:rsid="005d5285" officeooo:paragraph-rsid="005d5285"/>
    </style:style>
    <style:style style:name="P16" style:family="paragraph" style:parent-style-name="Standard">
      <style:text-properties style:font-name="Times New Roman" fo:font-style="normal" officeooo:paragraph-rsid="005bc4ec"/>
    </style:style>
    <style:style style:name="P17" style:family="paragraph" style:parent-style-name="Standard">
      <style:text-properties style:font-name="Times New Roman" fo:font-style="normal" officeooo:rsid="005bc4ec" officeooo:paragraph-rsid="005bc4ec"/>
    </style:style>
    <style:style style:name="P18" style:family="paragraph" style:parent-style-name="Standard">
      <style:text-properties style:font-name="Times New Roman" fo:font-style="normal" officeooo:rsid="005bc4ec" officeooo:paragraph-rsid="005c55d8"/>
    </style:style>
    <style:style style:name="P19" style:family="paragraph" style:parent-style-name="Standard">
      <style:paragraph-properties>
        <style:tab-stops>
          <style:tab-stop style:position="6.001cm"/>
          <style:tab-stop style:position="12cm"/>
        </style:tab-stops>
      </style:paragraph-properties>
      <style:text-properties style:font-name="Times New Roman" fo:font-style="normal"/>
    </style:style>
    <style:style style:name="P20" style:family="paragraph" style:parent-style-name="Standard">
      <style:paragraph-properties>
        <style:tab-stops>
          <style:tab-stop style:position="6.001cm"/>
          <style:tab-stop style:position="12cm"/>
        </style:tab-stops>
      </style:paragraph-properties>
      <style:text-properties style:font-name="Times New Roman" fo:font-style="normal" officeooo:rsid="00790083" officeooo:paragraph-rsid="00790083"/>
    </style:style>
    <style:style style:name="P21" style:family="paragraph" style:parent-style-name="Standard">
      <style:paragraph-properties fo:text-align="center" style:justify-single-word="false">
        <style:tab-stops>
          <style:tab-stop style:position="6.001cm"/>
          <style:tab-stop style:position="12cm"/>
        </style:tab-stops>
      </style:paragraph-properties>
      <style:text-properties style:font-name="Times New Roman" fo:font-style="normal" officeooo:rsid="00790083" officeooo:paragraph-rsid="00790083"/>
    </style:style>
    <style:style style:name="P22" style:family="paragraph" style:parent-style-name="Standard">
      <style:text-properties style:font-name="Times New Roman" fo:font-style="normal" officeooo:rsid="006452a7" officeooo:paragraph-rsid="005bc4ec"/>
    </style:style>
    <style:style style:name="P23" style:family="paragraph" style:parent-style-name="Standard">
      <style:text-properties style:font-name="Times New Roman" fo:font-style="normal" officeooo:rsid="005d5285" officeooo:paragraph-rsid="005d5285"/>
    </style:style>
    <style:style style:name="P24" style:family="paragraph" style:parent-style-name="Standard">
      <style:text-properties style:font-name="Times New Roman" fo:font-style="normal" officeooo:paragraph-rsid="00668365"/>
    </style:style>
    <style:style style:name="P25" style:family="paragraph" style:parent-style-name="Standard">
      <style:paragraph-properties fo:text-align="center" style:justify-single-word="false"/>
      <style:text-properties style:font-name="Times New Roman" officeooo:paragraph-rsid="0099156c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weight="normal" officeooo:rsid="009aeb53" officeooo:paragraph-rsid="0099156c" style:font-weight-asian="normal" style:font-weight-complex="normal"/>
    </style:style>
    <style:style style:name="P27" style:family="paragraph" style:parent-style-name="Standard">
      <style:text-properties fo:color="#111111" officeooo:paragraph-rsid="005c55d8"/>
    </style:style>
    <style:style style:name="P28" style:family="paragraph" style:parent-style-name="Standard">
      <style:text-properties fo:color="#111111" officeooo:paragraph-rsid="005bc4ec"/>
    </style:style>
    <style:style style:name="P29" style:family="paragraph" style:parent-style-name="Standard">
      <style:text-properties fo:color="#111111" officeooo:rsid="005c55d8" officeooo:paragraph-rsid="005c55d8"/>
    </style:style>
    <style:style style:name="P30" style:family="paragraph" style:parent-style-name="Standard">
      <style:text-properties fo:color="#111111" officeooo:paragraph-rsid="005d5285"/>
    </style:style>
    <style:style style:name="P31" style:family="paragraph" style:parent-style-name="Standard">
      <style:text-properties fo:color="#111111" style:font-name="Times New Roman" fo:font-style="normal" officeooo:rsid="005c55d8" officeooo:paragraph-rsid="005c55d8"/>
    </style:style>
    <style:style style:name="P32" style:family="paragraph" style:parent-style-name="Standard">
      <style:text-properties fo:color="#111111" officeooo:rsid="007fb7c9" officeooo:paragraph-rsid="0095a05e"/>
    </style:style>
    <style:style style:name="P33" style:family="paragraph" style:parent-style-name="Standard">
      <style:paragraph-properties fo:text-align="center" style:justify-single-word="false"/>
      <style:text-properties fo:color="#111111"/>
    </style:style>
    <style:style style:name="P34" style:family="paragraph" style:parent-style-name="Standard">
      <style:text-properties style:text-underline-style="none" officeooo:rsid="006452a7" officeooo:paragraph-rsid="006452a7"/>
    </style:style>
    <style:style style:name="P35" style:family="paragraph" style:parent-style-name="Standard">
      <style:text-properties style:text-underline-style="none" officeooo:rsid="006452a7" officeooo:paragraph-rsid="007cc5ff"/>
    </style:style>
    <style:style style:name="P36" style:family="paragraph" style:parent-style-name="Standard">
      <style:text-properties officeooo:paragraph-rsid="0065e2eb"/>
    </style:style>
    <style:style style:name="P37" style:family="paragraph" style:parent-style-name="Standard">
      <style:text-properties officeooo:paragraph-rsid="00668365"/>
    </style:style>
    <style:style style:name="P38" style:family="paragraph" style:parent-style-name="Standard">
      <style:text-properties officeooo:paragraph-rsid="006452a7"/>
    </style:style>
    <style:style style:name="P39" style:family="paragraph" style:parent-style-name="Standard">
      <style:text-properties officeooo:paragraph-rsid="007cc5ff"/>
    </style:style>
    <style:style style:name="P40" style:family="paragraph" style:parent-style-name="Standard">
      <style:text-properties officeooo:paragraph-rsid="007f3ee3"/>
    </style:style>
    <style:style style:name="P41" style:family="paragraph" style:parent-style-name="Standard">
      <style:paragraph-properties fo:text-align="center" style:justify-single-word="false"/>
      <style:text-properties fo:font-style="normal" officeooo:rsid="008c81a1" officeooo:paragraph-rsid="0095a05e" style:font-style-asian="normal" style:font-style-complex="normal"/>
    </style:style>
    <style:style style:name="P42" style:family="paragraph" style:parent-style-name="Standard">
      <style:text-properties officeooo:rsid="007fed2d" officeooo:paragraph-rsid="0095a05e"/>
    </style:style>
    <style:style style:name="P43" style:family="paragraph" style:parent-style-name="Standard">
      <style:paragraph-properties fo:text-align="center" style:justify-single-word="false"/>
      <style:text-properties officeooo:rsid="007fb7c9" officeooo:paragraph-rsid="0095a05e"/>
    </style:style>
    <style:style style:name="P44" style:family="paragraph" style:parent-style-name="Standard">
      <style:text-properties officeooo:rsid="007fb7c9" officeooo:paragraph-rsid="0095a05e"/>
    </style:style>
    <style:style style:name="P45" style:family="paragraph" style:parent-style-name="Standard">
      <style:text-properties fo:font-weight="bold" officeooo:paragraph-rsid="0099156c" style:font-weight-asian="bold" style:font-weight-complex="bold"/>
    </style:style>
    <style:style style:name="P46" style:family="paragraph" style:parent-style-name="Standard">
      <style:text-properties fo:font-weight="bold" officeooo:rsid="00a46e6c" officeooo:paragraph-rsid="00a6ecca" style:font-weight-asian="bold" style:font-weight-complex="bold"/>
    </style:style>
    <style:style style:name="P47" style:family="paragraph" style:parent-style-name="Standard">
      <style:text-properties fo:font-weight="bold" officeooo:rsid="00a6ecca" officeooo:paragraph-rsid="00b4c11d" style:font-weight-asian="bold" style:font-weight-complex="bold"/>
    </style:style>
    <style:style style:name="P48" style:family="paragraph" style:parent-style-name="Standard">
      <style:text-properties fo:font-weight="bold" officeooo:rsid="00c5a791" officeooo:paragraph-rsid="00c5a791" style:font-weight-asian="bold" style:font-weight-complex="bold"/>
    </style:style>
    <style:style style:name="P49" style:family="paragraph" style:parent-style-name="Standard">
      <style:text-properties fo:font-weight="bold" officeooo:rsid="007fed2d" officeooo:paragraph-rsid="0095a05e" style:font-weight-asian="bold" style:font-weight-complex="bold"/>
    </style:style>
    <style:style style:name="P50" style:family="paragraph" style:parent-style-name="Standard">
      <style:text-properties officeooo:rsid="0086c2ef" officeooo:paragraph-rsid="0095a05e"/>
    </style:style>
    <style:style style:name="P51" style:family="paragraph" style:parent-style-name="Standard">
      <style:text-properties officeooo:paragraph-rsid="0095a05e"/>
    </style:style>
    <style:style style:name="P52" style:family="paragraph" style:parent-style-name="Standard">
      <style:paragraph-properties fo:text-align="start" style:justify-single-word="false"/>
      <style:text-properties officeooo:paragraph-rsid="009b784d"/>
    </style:style>
    <style:style style:name="P53" style:family="paragraph" style:parent-style-name="Standard">
      <style:text-properties officeooo:rsid="00a6ecca" officeooo:paragraph-rsid="00a6ecca"/>
    </style:style>
    <style:style style:name="P54" style:family="paragraph" style:parent-style-name="Standard">
      <style:text-properties officeooo:rsid="00a6ecca" officeooo:paragraph-rsid="00c209de"/>
    </style:style>
    <style:style style:name="P55" style:family="paragraph" style:parent-style-name="Standard">
      <style:text-properties officeooo:rsid="00aa087c" officeooo:paragraph-rsid="00aa087c"/>
    </style:style>
    <style:style style:name="P56" style:family="paragraph" style:parent-style-name="Standard">
      <style:text-properties fo:font-weight="normal" officeooo:rsid="00a6ecca" officeooo:paragraph-rsid="00aa087c" style:font-weight-asian="normal" style:font-weight-complex="normal"/>
    </style:style>
    <style:style style:name="P57" style:family="paragraph" style:parent-style-name="Standard">
      <style:text-properties fo:font-weight="normal" officeooo:rsid="00a6ecca" officeooo:paragraph-rsid="00b07b04" style:font-weight-asian="normal" style:font-weight-complex="normal"/>
    </style:style>
    <style:style style:name="P58" style:family="paragraph" style:parent-style-name="Standard">
      <style:text-properties fo:font-weight="normal" officeooo:rsid="00ac2ab4" officeooo:paragraph-rsid="00b4c11d" style:font-weight-asian="normal" style:font-weight-complex="normal"/>
    </style:style>
    <style:style style:name="P59" style:family="paragraph" style:parent-style-name="Standard">
      <style:text-properties fo:font-weight="normal" officeooo:rsid="00ac2ab4" officeooo:paragraph-rsid="00b509ac" style:font-weight-asian="normal" style:font-weight-complex="normal"/>
    </style:style>
    <style:style style:name="P60" style:family="paragraph" style:parent-style-name="Standard">
      <style:text-properties fo:font-weight="normal" officeooo:rsid="00ac2ab4" officeooo:paragraph-rsid="00b9f4fb" style:font-weight-asian="normal" style:font-weight-complex="normal"/>
    </style:style>
    <style:style style:name="P61" style:family="paragraph" style:parent-style-name="Standard">
      <style:text-properties fo:font-weight="normal" officeooo:rsid="00b509ac" officeooo:paragraph-rsid="00b509ac" style:font-weight-asian="normal" style:font-weight-complex="normal"/>
    </style:style>
    <style:style style:name="P62" style:family="paragraph" style:parent-style-name="Standard">
      <style:text-properties officeooo:paragraph-rsid="00a6ecca"/>
    </style:style>
    <style:style style:name="P63" style:family="paragraph" style:parent-style-name="Standard">
      <style:paragraph-properties fo:text-align="start" style:justify-single-word="false"/>
      <style:text-properties officeooo:rsid="00b6a559" officeooo:paragraph-rsid="009aeb53"/>
    </style:style>
    <style:style style:name="P64" style:family="paragraph" style:parent-style-name="Standard">
      <style:text-properties officeooo:paragraph-rsid="00aa087c"/>
    </style:style>
    <style:style style:name="P65" style:family="paragraph" style:parent-style-name="Standard">
      <style:text-properties officeooo:paragraph-rsid="00c209de"/>
    </style:style>
    <style:style style:name="P66" style:family="paragraph" style:parent-style-name="Standard">
      <style:text-properties fo:font-size="8pt" officeooo:rsid="00c5a791" officeooo:paragraph-rsid="00c5a791" style:font-size-asian="7pt" style:font-size-complex="8pt"/>
    </style:style>
    <style:style style:name="P67" style:family="paragraph" style:parent-style-name="Standard">
      <style:text-properties officeooo:rsid="0099156c" officeooo:paragraph-rsid="00d4123f"/>
    </style:style>
    <style:style style:name="P68" style:family="paragraph" style:parent-style-name="Standard">
      <style:paragraph-properties fo:margin-left="0.7cm" fo:margin-right="0cm" fo:text-indent="-0.7cm" style:auto-text-indent="false">
        <style:tab-stops/>
      </style:paragraph-properties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70" style:family="paragraph" style:parent-style-name="Table_20_Contents">
      <style:paragraph-properties fo:text-align="center" style:justify-single-word="false"/>
      <style:text-properties fo:color="#111111"/>
    </style:style>
    <style:style style:name="P71" style:family="paragraph" style:parent-style-name="Table_20_Contents">
      <style:paragraph-properties fo:text-align="center" style:justify-single-word="false"/>
      <style:text-properties fo:color="#111111" officeooo:rsid="00ca9de7" officeooo:paragraph-rsid="00ca9de7"/>
    </style:style>
    <style:style style:name="P72" style:family="paragraph" style:parent-style-name="Table_20_Contents">
      <style:paragraph-properties fo:text-align="center" style:justify-single-word="false"/>
      <style:text-properties officeooo:rsid="00c5a791" officeooo:paragraph-rsid="00c5a791"/>
    </style:style>
    <style:style style:name="P73" style:family="paragraph" style:parent-style-name="Table_20_Contents">
      <style:paragraph-properties fo:text-align="center" style:justify-single-word="false"/>
      <style:text-properties officeooo:rsid="00c60869" officeooo:paragraph-rsid="00c60869"/>
    </style:style>
    <style:style style:name="P74" style:family="paragraph" style:parent-style-name="Table_20_Contents">
      <style:paragraph-properties fo:text-align="center" style:justify-single-word="false"/>
    </style:style>
    <style:style style:name="P75" style:family="paragraph" style:parent-style-name="Table_20_Contents">
      <style:paragraph-properties fo:text-align="center" style:justify-single-word="false"/>
      <style:text-properties officeooo:paragraph-rsid="00c60869"/>
    </style:style>
    <style:style style:name="P76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77" style:family="paragraph" style:parent-style-name="Standard">
      <style:paragraph-properties fo:margin-top="0cm" fo:margin-bottom="0.4cm" loext:contextual-spacing="false"/>
      <style:text-properties style:use-window-font-color="true"/>
    </style:style>
    <style:style style:name="P78" style:family="paragraph" style:parent-style-name="Standard" style:list-style-name="tfPuce"/>
    <style:style style:name="P79" style:family="paragraph" style:parent-style-name="Standard" style:list-style-name="tfPuce">
      <style:text-properties officeooo:paragraph-rsid="00379047"/>
    </style:style>
    <style:style style:name="P80" style:family="paragraph" style:parent-style-name="Standard" style:list-style-name="tfPuce">
      <style:text-properties officeooo:paragraph-rsid="003d59e6"/>
    </style:style>
    <style:style style:name="P81" style:family="paragraph" style:parent-style-name="Standard" style:list-style-name="tfPuce">
      <style:text-properties officeooo:paragraph-rsid="00397828"/>
    </style:style>
    <style:style style:name="P82" style:family="paragraph" style:parent-style-name="Standard" style:list-style-name="tfPuce">
      <style:text-properties style:use-window-font-color="true" officeooo:paragraph-rsid="00379047"/>
    </style:style>
    <style:style style:name="P83" style:family="paragraph" style:parent-style-name="tfTitre_20_Chapitre" style:master-page-name="Right_20_Page">
      <style:paragraph-properties style:page-number="auto"/>
    </style:style>
    <style:style style:name="P84" style:family="paragraph" style:parent-style-name="tfTitre_20_I_29_">
      <style:text-properties officeooo:rsid="007de91e"/>
    </style:style>
    <style:style style:name="P85" style:family="paragraph" style:parent-style-name="tfTitre_20_I_29_" style:master-page-name="Right_20_Page">
      <style:paragraph-properties style:page-number="auto" fo:break-before="page" style:writing-mode="page"/>
    </style:style>
    <style:style style:name="P86" style:family="paragraph" style:parent-style-name="tfTitre_20_I_29_">
      <style:paragraph-properties fo:break-before="page"/>
    </style:style>
    <style:style style:name="P87" style:family="paragraph" style:parent-style-name="tfTitre_20_I_29_">
      <style:paragraph-properties fo:break-before="page"/>
      <style:text-properties officeooo:paragraph-rsid="00668365"/>
    </style:style>
    <style:style style:name="P88" style:family="paragraph" style:parent-style-name="tfTitre_20_1_29_">
      <style:text-properties officeooo:rsid="0070462a"/>
    </style:style>
    <style:style style:name="P89" style:family="paragraph" style:parent-style-name="tfTitre_20_1_29_">
      <style:text-properties officeooo:paragraph-rsid="00668365"/>
    </style:style>
    <style:style style:name="P90" style:family="paragraph" style:parent-style-name="tfTitre_20_1_29_">
      <style:paragraph-properties fo:break-before="page"/>
    </style:style>
    <style:style style:name="P91" style:family="paragraph" style:parent-style-name="tfTitre_20_1_29_">
      <style:paragraph-properties fo:break-before="page"/>
      <style:text-properties officeooo:rsid="005a84b7" officeooo:paragraph-rsid="005a84b7"/>
    </style:style>
    <style:style style:name="P92" style:family="paragraph" style:parent-style-name="tfTitre_20_1_29_" style:master-page-name="Right_20_Page">
      <style:paragraph-properties style:page-number="auto"/>
    </style:style>
    <style:style style:name="P93" style:family="paragraph" style:parent-style-name="Text_20_body" style:list-style-name="tfPuce">
      <style:text-properties officeooo:paragraph-rsid="00379047"/>
    </style:style>
    <style:style style:name="P94" style:family="paragraph">
      <loext:graphic-properties draw:fill="solid" draw:fill-color="#cccccc"/>
      <style:text-properties fo:font-size="18pt" style:font-size-asian="18pt" style:font-size-complex="18pt"/>
    </style:style>
    <style:style style:name="P9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6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7" style:family="paragraph">
      <style:paragraph-properties fo:margin-left="0cm" fo:margin-right="0cm" fo:margin-top="0cm" fo:margin-bottom="0cm" fo:line-height="100%" fo:text-indent="0cm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loext:graphic-properties draw:fill="solid" draw:fill-color="#ff0000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0" style:family="paragraph">
      <loext:graphic-properties draw:fill="solid" draw:fill-color="#008000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1" style:family="paragraph">
      <loext:graphic-properties draw:fill="hatch" draw:fill-color="#99ccff" draw:fill-hatch-name="Hatching_20_5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hatch" draw:fill-color="#99ccff" draw:fill-hatch-name="Hatching_20_7" draw:fill-hatch-solid="false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3" style:font-size-complex="18pt" style:font-style-complex="italic" style:font-weight-complex="normal" style:text-emphasize="none" style:font-relief="none" style:text-overline-style="none" style:text-overline-color="font-color"/>
    </style:style>
    <style:style style:name="P10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8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9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3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9aeb53"/>
    </style:style>
    <style:style style:name="T3" style:family="text">
      <style:text-properties style:text-position="super 58%" style:font-name="Times New Roman" fo:font-weight="normal" officeooo:rsid="009aeb53" style:font-weight-asian="normal" style:font-weight-complex="normal"/>
    </style:style>
    <style:style style:name="T4" style:family="text">
      <style:text-properties style:text-position="super 58%" fo:font-style="italic" officeooo:rsid="00b4c11d" style:font-style-asian="italic" style:font-style-complex="itali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5bc4ec" style:font-weight-asian="bold" style:font-weight-complex="bold"/>
    </style:style>
    <style:style style:name="T9" style:family="text">
      <style:text-properties fo:font-weight="bold" officeooo:rsid="00a46e6c" style:font-weight-asian="bold" style:font-weight-complex="bold"/>
    </style:style>
    <style:style style:name="T10" style:family="text">
      <style:text-properties fo:font-weight="bold" officeooo:rsid="00c2e21d" style:font-weight-asian="bold"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style:font-name="Times New Roman" officeooo:rsid="0033fdab"/>
    </style:style>
    <style:style style:name="T15" style:family="text">
      <style:text-properties style:font-name="Times New Roman" officeooo:rsid="003d4222"/>
    </style:style>
    <style:style style:name="T16" style:family="text">
      <style:text-properties style:font-name="Times New Roman" fo:font-style="normal"/>
    </style:style>
    <style:style style:name="T17" style:family="text">
      <style:text-properties style:font-name="Times New Roman" fo:font-style="normal" officeooo:rsid="005bc4ec"/>
    </style:style>
    <style:style style:name="T18" style:family="text">
      <style:text-properties style:font-name="Times New Roman" fo:font-style="normal" fo:font-weight="bold" style:font-weight-asian="bold" style:font-weight-complex="bold"/>
    </style:style>
    <style:style style:name="T19" style:family="text">
      <style:text-properties style:font-name="Times New Roman" fo:font-style="normal" fo:font-weight="bold" officeooo:rsid="005bc4ec" style:font-weight-asian="bold" style:font-weight-complex="bold"/>
    </style:style>
    <style:style style:name="T20" style:family="text">
      <style:text-properties style:font-name="Times New Roman" fo:font-style="normal" fo:font-weight="bold" officeooo:rsid="00668365" style:font-weight-asian="bold" style:font-weight-complex="bold"/>
    </style:style>
    <style:style style:name="T21" style:family="text">
      <style:text-properties style:font-name="Times New Roman" fo:font-style="normal" officeooo:rsid="005c55d8"/>
    </style:style>
    <style:style style:name="T22" style:family="text">
      <style:text-properties style:font-name="Times New Roman" fo:font-style="normal" officeooo:rsid="005d5285"/>
    </style:style>
    <style:style style:name="T23" style:family="text">
      <style:text-properties style:font-name="Times New Roman" fo:font-style="normal" officeooo:rsid="007caf37"/>
    </style:style>
    <style:style style:name="T24" style:family="text">
      <style:text-properties style:font-name="Times New Roman" fo:font-style="normal" officeooo:rsid="007cc5ff"/>
    </style:style>
    <style:style style:name="T25" style:family="text">
      <style:text-properties style:font-name="Times New Roman" fo:font-style="normal" style:text-underline-style="solid" style:text-underline-width="auto" style:text-underline-color="font-color"/>
    </style:style>
    <style:style style:name="T26" style:family="text">
      <style:text-properties style:font-name="Times New Roman" fo:font-style="italic" officeooo:rsid="005bc4ec"/>
    </style:style>
    <style:style style:name="T27" style:family="text">
      <style:text-properties style:font-name="Times New Roman" officeooo:rsid="009aeb53"/>
    </style:style>
    <style:style style:name="T28" style:family="text">
      <style:text-properties style:font-name="Times New Roman" fo:font-weight="normal" style:font-weight-asian="normal" style:font-weight-complex="normal"/>
    </style:style>
    <style:style style:name="T29" style:family="text">
      <style:text-properties style:font-name="Times New Roman" fo:font-weight="normal" officeooo:rsid="009aeb53" style:font-weight-asian="normal" style:font-weight-complex="normal"/>
    </style:style>
    <style:style style:name="T30" style:family="text">
      <style:text-properties style:font-name="OpenSymbol2"/>
    </style:style>
    <style:style style:name="T31" style:family="text">
      <style:text-properties style:font-name="OpenSymbol2" fo:font-style="normal" style:font-style-asian="normal" style:font-style-complex="normal"/>
    </style:style>
    <style:style style:name="T32" style:family="text">
      <style:text-properties style:font-name="OpenSymbol2" officeooo:rsid="003d59e6"/>
    </style:style>
    <style:style style:name="T33" style:family="text">
      <style:text-properties style:font-name="OpenSymbol2" officeooo:rsid="003d59e6" style:font-name-asian="tfMaths1" style:font-name-complex="tfMaths1"/>
    </style:style>
    <style:style style:name="T34" style:family="text">
      <style:text-properties style:font-name="OpenSymbol2" officeooo:rsid="007fb7c9"/>
    </style:style>
    <style:style style:name="T35" style:family="text">
      <style:text-properties style:font-name="OpenSymbol2" officeooo:rsid="009aeb53"/>
    </style:style>
    <style:style style:name="T36" style:family="text">
      <style:text-properties style:font-name="OpenSymbol2" fo:font-weight="normal" officeooo:rsid="0099156c" style:font-weight-asian="normal" style:font-weight-complex="normal"/>
    </style:style>
    <style:style style:name="T37" style:family="text">
      <style:text-properties style:font-name="OpenSymbol1"/>
    </style:style>
    <style:style style:name="T38" style:family="text">
      <style:text-properties style:font-name="OpenSymbol1" officeooo:rsid="0033fdab"/>
    </style:style>
    <style:style style:name="T39" style:family="text">
      <style:text-properties style:font-name="OpenSymbol1" fo:font-size="18pt" fo:font-weight="normal" style:font-size-asian="18pt" style:font-weight-asian="normal" style:font-size-complex="18pt" style:font-weight-complex="normal"/>
    </style:style>
    <style:style style:name="T40" style:family="text">
      <style:text-properties style:font-name="OpenSymbol1" officeooo:rsid="00572ca1"/>
    </style:style>
    <style:style style:name="T41" style:family="text">
      <style:text-properties style:font-name="OpenSymbol1" fo:font-style="normal" officeooo:rsid="005bc4ec"/>
    </style:style>
    <style:style style:name="T42" style:family="text">
      <style:text-properties style:font-name="OpenSymbol1" fo:font-style="normal" officeooo:rsid="0086c2ef" style:font-style-asian="normal" style:font-style-complex="normal"/>
    </style:style>
    <style:style style:name="T43" style:family="text">
      <style:text-properties style:font-name="OpenSymbol1" officeooo:rsid="00d20c64"/>
    </style:style>
    <style:style style:name="T44" style:family="text">
      <style:text-properties style:font-name="OpenSymbol1" officeooo:rsid="00379047"/>
    </style:style>
    <style:style style:name="T45" style:family="text">
      <style:text-properties style:font-name="tfMaths"/>
    </style:style>
    <style:style style:name="T46" style:family="text">
      <style:text-properties fo:font-style="italic"/>
    </style:style>
    <style:style style:name="T47" style:family="text">
      <style:text-properties fo:font-style="italic" style:font-style-asian="italic" style:font-style-complex="italic"/>
    </style:style>
    <style:style style:name="T48" style:family="text">
      <style:text-properties fo:font-style="italic" officeooo:rsid="00835579" style:font-style-asian="italic" style:font-style-complex="italic"/>
    </style:style>
    <style:style style:name="T49" style:family="text">
      <style:text-properties fo:font-style="italic" officeooo:rsid="0086c2ef" style:font-style-asian="italic" style:font-style-complex="italic"/>
    </style:style>
    <style:style style:name="T50" style:family="text">
      <style:text-properties fo:font-style="italic" officeooo:rsid="008c81a1" style:font-style-asian="italic" style:font-style-complex="italic"/>
    </style:style>
    <style:style style:name="T51" style:family="text">
      <style:text-properties fo:font-style="italic" officeooo:rsid="00d4123f" style:font-style-asian="italic" style:font-style-complex="italic"/>
    </style:style>
    <style:style style:name="T52" style:family="text">
      <style:text-properties fo:font-style="italic" officeooo:rsid="0092be27" style:font-style-asian="italic" style:font-style-complex="italic"/>
    </style:style>
    <style:style style:name="T53" style:family="text">
      <style:text-properties fo:font-style="italic" officeooo:rsid="00c60869"/>
    </style:style>
    <style:style style:name="T54" style:family="text">
      <style:text-properties fo:font-style="normal" style:font-style-asian="normal" style:font-style-complex="normal"/>
    </style:style>
    <style:style style:name="T55" style:family="text">
      <style:text-properties fo:font-style="normal" officeooo:rsid="007fed2d" style:font-style-asian="normal" style:font-style-complex="normal"/>
    </style:style>
    <style:style style:name="T56" style:family="text">
      <style:text-properties fo:font-style="normal" officeooo:rsid="0086c2ef" style:font-style-asian="normal" style:font-style-complex="normal"/>
    </style:style>
    <style:style style:name="T57" style:family="text">
      <style:text-properties fo:font-style="normal" officeooo:rsid="008c81a1" style:font-style-asian="normal" style:font-style-complex="normal"/>
    </style:style>
    <style:style style:name="T58" style:family="text">
      <style:text-properties fo:font-style="normal" officeooo:rsid="0097b2ce" style:font-style-asian="normal" style:font-style-complex="normal"/>
    </style:style>
    <style:style style:name="T59" style:family="text">
      <style:text-properties fo:font-style="normal" officeooo:rsid="0099156c" style:font-style-asian="normal" style:font-style-complex="normal"/>
    </style:style>
    <style:style style:name="T60" style:family="text">
      <style:text-properties fo:font-style="normal" officeooo:rsid="009aeb53" style:font-style-asian="normal" style:font-style-complex="normal"/>
    </style:style>
    <style:style style:name="T61" style:family="text">
      <style:text-properties fo:font-style="normal" officeooo:rsid="00d38e86" style:font-style-asian="normal" style:font-style-complex="normal"/>
    </style:style>
    <style:style style:name="T62" style:family="text">
      <style:text-properties fo:font-style="normal" officeooo:rsid="0092be27" style:font-style-asian="normal" style:font-style-complex="normal"/>
    </style:style>
    <style:style style:name="T63" style:family="text">
      <style:text-properties style:use-window-font-color="true"/>
    </style:style>
    <style:style style:name="T64" style:family="text">
      <style:text-properties style:use-window-font-color="true" style:font-name="OpenSymbol1"/>
    </style:style>
    <style:style style:name="T65" style:family="text">
      <style:text-properties style:use-window-font-color="true" style:font-name="OpenSymbol1" officeooo:rsid="00572ca1"/>
    </style:style>
    <style:style style:name="T66" style:family="text">
      <style:text-properties style:use-window-font-color="true" style:font-name="tfMaths"/>
    </style:style>
    <style:style style:name="T67" style:family="text">
      <style:text-properties style:use-window-font-color="true" style:font-name="tfMaths" fo:font-style="normal" fo:font-weight="normal" style:font-style-asian="normal" style:font-weight-asian="normal" style:font-style-complex="normal" style:font-weight-complex="normal"/>
    </style:style>
    <style:style style:name="T68" style:family="text">
      <style:text-properties style:use-window-font-color="true" style:font-name="tfMaths" officeooo:rsid="00a46e6c"/>
    </style:style>
    <style:style style:name="T69" style:family="text">
      <style:text-properties style:use-window-font-color="true" fo:font-style="italic" officeooo:rsid="00a52dc3" style:font-style-asian="italic" style:font-style-complex="italic"/>
    </style:style>
    <style:style style:name="T70" style:family="text">
      <style:text-properties style:use-window-font-color="true" fo:font-style="italic" officeooo:rsid="00c209de" style:font-style-asian="italic" style:font-style-complex="italic"/>
    </style:style>
    <style:style style:name="T71" style:family="text">
      <style:text-properties style:use-window-font-color="true" style:font-name="OpenSymbol2" officeooo:rsid="00c209de"/>
    </style:style>
    <style:style style:name="T72" style:family="text">
      <style:text-properties style:use-window-font-color="true" officeooo:rsid="002ca122"/>
    </style:style>
    <style:style style:name="T73" style:family="text">
      <style:text-properties style:use-window-font-color="true" officeooo:rsid="00379047"/>
    </style:style>
    <style:style style:name="T74" style:family="text">
      <style:text-properties style:use-window-font-color="true" style:text-position="0% 100%" style:font-name="OpenSymbol1" officeooo:rsid="00572ca1"/>
    </style:style>
    <style:style style:name="T75" style:family="text">
      <style:text-properties style:use-window-font-color="true" officeooo:rsid="0069dee0"/>
    </style:style>
    <style:style style:name="T76" style:family="text">
      <style:text-properties style:use-window-font-color="true" style:font-name="Times New Roman" fo:font-style="normal"/>
    </style:style>
    <style:style style:name="T77" style:family="text">
      <style:text-properties style:use-window-font-color="true" style:font-name="Times New Roman" fo:font-style="normal" officeooo:rsid="005c55d8"/>
    </style:style>
    <style:style style:name="T78" style:family="text">
      <style:text-properties style:use-window-font-color="true" style:font-name="Times New Roman" fo:font-style="normal" officeooo:rsid="005bc4ec"/>
    </style:style>
    <style:style style:name="T79" style:family="text">
      <style:text-properties style:use-window-font-color="true" style:font-name="Times New Roman" fo:font-style="normal" officeooo:rsid="005d5285"/>
    </style:style>
    <style:style style:name="T80" style:family="text">
      <style:text-properties style:use-window-font-color="true" style:font-name="Times New Roman" fo:font-style="normal" officeooo:rsid="005bc4ec" style:font-style-asian="normal" style:font-style-complex="normal"/>
    </style:style>
    <style:style style:name="T81" style:family="text">
      <style:text-properties style:use-window-font-color="true" style:font-name="Times New Roman" fo:font-style="italic" officeooo:rsid="005bc4ec"/>
    </style:style>
    <style:style style:name="T82" style:family="text">
      <style:text-properties style:use-window-font-color="true" officeooo:rsid="0070462a"/>
    </style:style>
    <style:style style:name="T83" style:family="text">
      <style:text-properties style:use-window-font-color="true" officeooo:rsid="00a46e6c"/>
    </style:style>
    <style:style style:name="T84" style:family="text">
      <style:text-properties style:use-window-font-color="true" style:text-underline-style="solid" style:text-underline-width="auto" style:text-underline-color="font-color"/>
    </style:style>
    <style:style style:name="T85" style:family="text">
      <style:text-properties style:use-window-font-color="true" officeooo:rsid="00a52dc3"/>
    </style:style>
    <style:style style:name="T86" style:family="text">
      <style:text-properties style:use-window-font-color="true" officeooo:rsid="00a6ecca"/>
    </style:style>
    <style:style style:name="T87" style:family="text">
      <style:text-properties style:use-window-font-color="true" officeooo:rsid="00c1221a"/>
    </style:style>
    <style:style style:name="T88" style:family="text">
      <style:text-properties style:use-window-font-color="true" officeooo:rsid="00c209de"/>
    </style:style>
    <style:style style:name="T89" style:family="text">
      <style:text-properties fo:color="#333333" officeooo:rsid="001fed57"/>
    </style:style>
    <style:style style:name="T90" style:family="text">
      <style:text-properties fo:color="#333333" officeooo:rsid="002ca122"/>
    </style:style>
    <style:style style:name="T91" style:family="text">
      <style:text-properties officeooo:rsid="001fed57"/>
    </style:style>
    <style:style style:name="T92" style:family="text">
      <style:text-properties officeooo:rsid="003155ca"/>
    </style:style>
    <style:style style:name="T93" style:family="text">
      <style:text-properties officeooo:rsid="0033fdab"/>
    </style:style>
    <style:style style:name="T94" style:family="text">
      <style:text-properties officeooo:rsid="003d4222"/>
    </style:style>
    <style:style style:name="T95" style:family="text">
      <style:text-properties officeooo:rsid="003ec981"/>
    </style:style>
    <style:style style:name="T96" style:family="text">
      <style:text-properties fo:color="#111111"/>
    </style:style>
    <style:style style:name="T97" style:family="text">
      <style:text-properties fo:color="#111111" style:font-name="Times New Roman" fo:font-style="normal" officeooo:rsid="005c55d8"/>
    </style:style>
    <style:style style:name="T98" style:family="text">
      <style:text-properties fo:color="#111111" officeooo:rsid="0080e956"/>
    </style:style>
    <style:style style:name="T99" style:family="text">
      <style:text-properties fo:color="#111111" officeooo:rsid="007fb7c9"/>
    </style:style>
    <style:style style:name="T100" style:family="text">
      <style:text-properties fo:color="#111111" fo:font-style="normal" style:font-style-asian="normal" style:font-style-complex="normal"/>
    </style:style>
    <style:style style:name="T101" style:family="text">
      <style:text-properties fo:color="#111111" fo:font-style="normal" officeooo:rsid="007fed2d" style:font-style-asian="normal" style:font-style-complex="normal"/>
    </style:style>
    <style:style style:name="T102" style:family="text">
      <style:text-properties fo:color="#111111" fo:font-style="normal" officeooo:rsid="0080e956" style:font-style-asian="normal" style:font-style-complex="normal"/>
    </style:style>
    <style:style style:name="T103" style:family="text">
      <style:text-properties fo:color="#111111" fo:font-style="normal" officeooo:rsid="0093f895" style:font-style-asian="normal" style:font-style-complex="normal"/>
    </style:style>
    <style:style style:name="T104" style:family="text">
      <style:text-properties fo:color="#111111" fo:font-style="normal" officeooo:rsid="0097070c" style:font-style-asian="normal" style:font-style-complex="normal"/>
    </style:style>
    <style:style style:name="T105" style:family="text">
      <style:text-properties fo:color="#111111" style:font-name="OpenSymbol2"/>
    </style:style>
    <style:style style:name="T106" style:family="text">
      <style:text-properties fo:color="#111111" style:font-name="OpenSymbol2" officeooo:rsid="007fb7c9"/>
    </style:style>
    <style:style style:name="T107" style:family="text">
      <style:text-properties fo:color="#111111" style:font-name="OpenSymbol2" officeooo:rsid="00a46e6c"/>
    </style:style>
    <style:style style:name="T108" style:family="text">
      <style:text-properties fo:color="#111111" officeooo:rsid="007fed2d"/>
    </style:style>
    <style:style style:name="T109" style:family="text">
      <style:text-properties fo:color="#111111" fo:font-style="italic" style:font-style-asian="italic" style:font-style-complex="italic"/>
    </style:style>
    <style:style style:name="T110" style:family="text">
      <style:text-properties fo:color="#111111" fo:font-style="italic" officeooo:rsid="008b62d2" style:font-style-asian="italic" style:font-style-complex="italic"/>
    </style:style>
    <style:style style:name="T111" style:family="text">
      <style:text-properties fo:color="#111111" officeooo:rsid="001fed57"/>
    </style:style>
    <style:style style:name="T112" style:family="text">
      <style:text-properties fo:color="#111111" officeooo:rsid="002ca122"/>
    </style:style>
    <style:style style:name="T113" style:family="text">
      <style:text-properties fo:color="#111111" officeooo:rsid="00a46e6c"/>
    </style:style>
    <style:style style:name="T114" style:family="text">
      <style:text-properties fo:color="#111111" style:font-name="tfMaths" officeooo:rsid="00a46e6c"/>
    </style:style>
    <style:style style:name="T115" style:family="text">
      <style:text-properties fo:color="#111111" officeooo:rsid="00a6ecca"/>
    </style:style>
    <style:style style:name="T116" style:family="text">
      <style:text-properties fo:color="#111111" style:font-name-asian="OpenSymbol2" style:font-name-complex="OpenSymbol2"/>
    </style:style>
    <style:style style:name="T117" style:family="text">
      <style:text-properties officeooo:rsid="005bc4ec"/>
    </style:style>
    <style:style style:name="T118" style:family="text">
      <style:text-properties officeooo:rsid="006452a7"/>
    </style:style>
    <style:style style:name="T119" style:family="text">
      <style:text-properties officeooo:rsid="0065e2eb"/>
    </style:style>
    <style:style style:name="T120" style:family="text">
      <style:text-properties officeooo:rsid="00668365"/>
    </style:style>
    <style:style style:name="T121" style:family="text">
      <style:text-properties officeooo:rsid="0069dee0"/>
    </style:style>
    <style:style style:name="T122" style:family="text">
      <style:text-properties officeooo:rsid="0069f355"/>
    </style:style>
    <style:style style:name="T123" style:family="text">
      <style:text-properties officeooo:rsid="007cc5ff"/>
    </style:style>
    <style:style style:name="T124" style:family="text">
      <style:text-properties officeooo:rsid="007de91e"/>
    </style:style>
    <style:style style:name="T125" style:family="text">
      <style:text-properties officeooo:rsid="007fb7c9"/>
    </style:style>
    <style:style style:name="T126" style:family="text">
      <style:text-properties officeooo:rsid="007fed2d"/>
    </style:style>
    <style:style style:name="T127" style:family="text">
      <style:text-properties officeooo:rsid="007ffc6c"/>
    </style:style>
    <style:style style:name="T128" style:family="text">
      <style:text-properties officeooo:rsid="0080e956"/>
    </style:style>
    <style:style style:name="T129" style:family="text">
      <style:text-properties officeooo:rsid="008120d6"/>
    </style:style>
    <style:style style:name="T130" style:family="text">
      <style:text-properties officeooo:rsid="00826174"/>
    </style:style>
    <style:style style:name="T131" style:family="text">
      <style:text-properties officeooo:rsid="00835579"/>
    </style:style>
    <style:style style:name="T132" style:family="text">
      <style:text-properties officeooo:rsid="0089a252"/>
    </style:style>
    <style:style style:name="T133" style:family="text">
      <style:text-properties officeooo:rsid="0099156c"/>
    </style:style>
    <style:style style:name="T134" style:family="text">
      <style:text-properties officeooo:rsid="009aeb53"/>
    </style:style>
    <style:style style:name="T135" style:family="text">
      <style:text-properties fo:font-weight="normal" officeooo:rsid="0099156c" style:font-weight-asian="normal" style:font-weight-complex="normal"/>
    </style:style>
    <style:style style:name="T136" style:family="text">
      <style:text-properties fo:font-weight="normal" officeooo:rsid="00b4c11d" style:font-weight-asian="normal" style:font-weight-complex="normal"/>
    </style:style>
    <style:style style:name="T137" style:family="text">
      <style:text-properties fo:font-weight="normal" officeooo:rsid="00c2e21d" style:font-weight-asian="normal" style:font-weight-complex="normal"/>
    </style:style>
    <style:style style:name="T138" style:family="text">
      <style:text-properties officeooo:rsid="009b784d"/>
    </style:style>
    <style:style style:name="T139" style:family="text">
      <style:text-properties officeooo:rsid="009cbde0"/>
    </style:style>
    <style:style style:name="T140" style:family="text">
      <style:text-properties officeooo:rsid="00a46e6c"/>
    </style:style>
    <style:style style:name="T141" style:family="text">
      <style:text-properties officeooo:rsid="00a52dc3"/>
    </style:style>
    <style:style style:name="T142" style:family="text">
      <style:text-properties officeooo:rsid="00ac2ab4"/>
    </style:style>
    <style:style style:name="T143" style:family="text">
      <style:text-properties officeooo:rsid="00b07b04"/>
    </style:style>
    <style:style style:name="T144" style:family="text">
      <style:text-properties officeooo:rsid="00b4c11d"/>
    </style:style>
    <style:style style:name="T145" style:family="text">
      <style:text-properties officeooo:rsid="00a6ecca"/>
    </style:style>
    <style:style style:name="T146" style:family="text">
      <style:text-properties officeooo:rsid="00c1221a"/>
    </style:style>
    <style:style style:name="T147" style:family="text">
      <style:text-properties officeooo:rsid="00c2e21d"/>
    </style:style>
    <style:style style:name="T148" style:family="text">
      <style:text-properties officeooo:rsid="00c60869"/>
    </style:style>
    <style:style style:name="T149" style:family="text">
      <style:text-properties officeooo:rsid="00cf1660"/>
    </style:style>
    <style:style style:name="T150" style:family="text">
      <style:text-properties officeooo:rsid="00d20c64"/>
    </style:style>
    <style:style style:name="T151" style:family="text">
      <style:text-properties officeooo:rsid="00d4123f"/>
    </style:style>
    <style:style style:name="T152" style:family="text">
      <style:text-properties fo:font-size="18pt" style:font-size-asian="18pt" style:font-size-complex="18pt"/>
    </style:style>
    <style:style style:name="T153" style:family="text"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style:use-window-font-color="true" style:text-outline="false" style:text-line-through-style="none" style:text-line-through-type="none" style:font-name="Arial2" fo:font-size="14pt" fo:font-style="normal" fo:text-shadow="none" style:text-underline-style="none" fo:font-weight="normal" style:letter-kerning="true" style:font-name-asian="SimSun" style:font-size-asian="14pt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style:use-window-font-color="true" style:text-outline="false" style:text-line-through-style="none" style:text-line-through-type="none" style:font-name="OpenSymbol1" fo:font-size="14pt" fo:language="en" fo:country="US" fo:font-style="normal" fo:text-shadow="none" style:text-underline-style="none" fo:font-weight="normal" style:letter-kerning="true" style:font-name-asian="SimSun" style:font-size-asian="14pt" style:language-asian="en" style:country-asian="US" style:font-style-asian="normal" style:font-weight-asian="normal" style:font-name-complex="Mang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Arial3" style:font-size-complex="18pt" style:font-style-complex="italic" style:font-weight-complex="normal" style:text-emphasize="none" style:font-relief="none" style:text-overline-style="none" style:text-overline-color="font-color"/>
    </style:style>
    <style:style style:name="T157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8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2pt" fo:font-style="italic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letter-kerning="true" style:font-name-asian="OpenSymbol4" style:font-size-asian="18pt" style:font-style-asian="normal" style:font-weight-asian="normal" style:font-name-complex="OpenSymbo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use-window-font-color="true" style:text-outline="false" style:text-line-through-style="none" style:text-line-through-type="none" style:font-name="Times New Roman2" fo:font-size="18pt" fo:font-style="normal" fo:text-shadow="none" style:text-underline-style="none" fo:font-weight="normal" style:letter-kerning="true" style:font-name-asian="Times New Roman2" style:font-size-asian="18pt" style:font-style-asian="normal" style:font-weight-asian="normal" style:font-name-complex="Times New Roman2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-left="0cm" fo:padding-right="0cm" fo:padding-top="0.055cm" fo:padding-bottom="0.055cm" fo:border="none" style:shadow="none" draw:shadow-opacity="100%" draw:ole-draw-aspect="1"/>
    </style:style>
    <style:style style:name="fr3" style:family="graphic" style:parent-style-name="Formula">
      <style:graphic-properties fo:margin-left="0cm" fo:margin-right="0cm" style:vertical-pos="from-top" style:horizontal-pos="from-left" style:horizontal-rel="paragraph-content" fo:padding-left="0cm" fo:padding-right="0cm" fo:padding-top="0.011cm" fo:padding-bottom="0.011cm" fo:border="none" style:shadow="none" draw:shadow-opacity="100%" draw:ole-draw-aspect="1"/>
    </style:style>
    <style:style style:name="gr1" style:family="graphic">
      <style:graphic-properties draw:stroke="none" svg:stroke-color="#000000" draw:fill="solid" draw:fill-color="#cccccc" fo:min-height="3.04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35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43cm" fo:padding-bottom="0.143cm" fo:padding-left="0.266cm" fo:padding-right="0.266cm" draw:shadow="hidden" draw:shadow-offset-x="0.3cm" draw:shadow-offset-y="0.3cm" draw:shadow-color="#808080" style:run-through="foreground"/>
    </style:style>
    <style:style style:name="gr5" style:family="graphic">
      <style:graphic-properties draw:stroke="solid" svg:stroke-width="0.035cm" svg:stroke-color="#000000" draw:marker-start-width="0.3cm" draw:marker-start-center="false" draw:marker-end-width="0.3cm" draw:marker-end-center="false" draw:fill="solid" draw:fill-color="#000000" draw:textarea-horizontal-align="center" draw:textarea-vertical-align="middle" fo:padding-top="0.143cm" fo:padding-bottom="0.143cm" fo:padding-left="0.266cm" fo:padding-right="0.266cm" draw:shadow="hidden" draw:shadow-offset-x="0.3cm" draw:shadow-offset-y="0.3cm" draw:shadow-color="#808080" style:run-through="foreground"/>
    </style:style>
    <style:style style:name="gr6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draw:fit-to-size="false" style:shrink-to-fit="false" fo:min-height="0.572cm" fo:min-width="0.41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7" style:family="graphic">
      <style:graphic-properties draw:stroke="solid" svg:stroke-width="0.026cm" svg:stroke-color="#000000" draw:marker-start-width="0.3cm" draw:marker-start-center="false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draw:fit-to-size="false" style:shrink-to-fit="false" fo:min-height="0.572cm" fo:min-width="0.25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height="true" draw:auto-grow-width="true" draw:fit-to-size="false" style:shrink-to-fit="false" fo:min-height="0.572cm" fo:min-width="0.127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0" style:family="graphic">
      <style:graphic-properties draw:stroke="solid" svg:stroke-width="0.026cm" svg:stroke-color="#ff0000" draw:marker-start-width="0.3cm" draw:marker-start-center="false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1" style:family="graphic">
      <style:graphic-properties draw:stroke="solid" svg:stroke-width="0.026cm" svg:stroke-color="#ff0000" draw:marker-start-width="0.3cm" draw:marker-start-center="false" draw:marker-end-width="0.3cm" draw:marker-end-center="false" draw:fill="solid" draw:fill-color="#ff0000" draw:fill-hatch-solid="false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2" style:family="graphic">
      <style:graphic-properties draw:stroke="solid" svg:stroke-width="0.026cm" svg:stroke-color="#008000" draw:marker-start-width="0.3cm" draw:marker-start-center="false" draw:marker-end-width="0.3cm" draw:marker-end-center="false" draw:fill="solid" draw:fill-color="#99ccff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3" style:family="graphic">
      <style:graphic-properties draw:stroke="solid" svg:stroke-width="0.026cm" svg:stroke-color="#008000" draw:marker-start-width="0.3cm" draw:marker-start-center="false" draw:marker-end-width="0.3cm" draw:marker-end-center="false" draw:fill="solid" draw:fill-color="#008000" draw:fill-hatch-solid="false" draw:textarea-horizontal-align="center" draw:textarea-vertical-align="middle" fo:padding-top="0.138cm" fo:padding-bottom="0.138cm" fo:padding-left="0.263cm" fo:padding-right="0.263cm" draw:shadow="hidden" draw:shadow-offset-x="0.3cm" draw:shadow-offset-y="0.3cm" draw:shadow-color="#808080" style:run-through="foreground"/>
    </style:style>
    <style:style style:name="gr14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15" style:family="graphic">
      <style:graphic-properties draw:stroke="solid" svg:stroke-width="0cm" svg:stroke-color="#000000" draw:marker-start-width="0.3cm" draw:marker-start-center="false" draw:marker-end-width="0.3cm" draw:marker-end-center="false" draw:fill="hatch" draw:fill-color="#99ccff" draw:fill-hatch-name="Hatching_20_5" draw:fill-hatch-solid="fals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6" style:family="graphic">
      <style:graphic-properties draw:stroke="solid" svg:stroke-width="0cm" svg:stroke-color="#000000" draw:marker-start-width="0.3cm" draw:marker-start-center="false" draw:marker-end-width="0.3cm" draw:marker-end-center="false" draw:fill="hatch" draw:fill-color="#99ccff" draw:fill-hatch-name="Hatching_20_7" draw:fill-hatch-solid="false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7" style:family="graphic">
      <style:graphic-properties draw:stroke="solid" svg:stroke-width="0.049cm" svg:stroke-color="#000000" draw:marker-start-width="0.379cm" draw:marker-start-center="false" draw:marker-end-width="0.379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18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width="true" fo:min-height="0.614cm" fo:min-width="0.497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19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width="true" fo:min-height="0.598cm" fo:min-width="0.512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0" style:family="graphic">
      <style:graphic-properties draw:stroke="none" svg:stroke-width="0cm" svg:stroke-color="#000000" draw:marker-start-width="0.3cm" draw:marker-start-center="false" draw:marker-end-width="0.3cm" draw:marker-end-center="false" draw:fill="none" draw:fill-color="#ffffff" draw:textarea-horizontal-align="justify" draw:auto-grow-width="true" fo:min-height="0.621cm" fo:min-width="1.304cm" fo:padding-top="0cm" fo:padding-bottom="0cm" fo:padding-left="0cm" fo:padding-right="0cm" draw:shadow="hidden" draw:shadow-offset-x="0.3cm" draw:shadow-offset-y="0.3cm" draw:shadow-color="#808080" style:run-through="foreground"/>
    </style:style>
    <style:style style:name="gr21" style:family="graphic">
      <style:graphic-properties draw:stroke="solid" svg:stroke-width="0.03cm" svg:stroke-color="#000000" draw:marker-start-width="0.349cm" draw:marker-start-center="false" draw:marker-end="Arrow" draw:marker-end-width="0.199cm" draw:marker-end-center="false" draw:fill="solid" draw:fill-color="#99ccff" draw:textarea-horizontal-align="center" draw:textarea-vertical-align="middle" fo:padding-top="0.139cm" fo:padding-bottom="0.139cm" fo:padding-left="0.265cm" fo:padding-right="0.265cm" draw:shadow="hidden" draw:shadow-offset-x="0.3cm" draw:shadow-offset-y="0.3cm" draw:shadow-color="#808080" style:run-through="foreground"/>
    </style:style>
    <style:style style:name="gr22" style:family="graphic">
      <style:graphic-properties draw:stroke="none" svg:stroke-color="#000000" draw:fill="solid" draw:fill-color="#cccccc" fo:min-height="0.732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draw:stroke="none" svg:stroke-color="#000000" draw:fill="solid" draw:fill-color="#cccccc" fo:min-height="9.495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solid" svg:stroke-width="0.03cm" svg:stroke-color="#000000" draw:marker-start="" draw:marker-start-width="0.25cm" draw:marker-start-center="false" draw:marker-end="" draw:marker-end-width="0.25cm" draw:marker-end-center="false" draw:fill="none" draw:fill-color="#729fcf" draw:textarea-horizontal-align="justify" draw:textarea-vertical-align="middle" draw:auto-grow-height="false" fo:min-height="2.566cm" fo:min-width="2.316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2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32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63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style:run-through="back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8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.025cm" svg:stroke-color="#000000" draw:marker-start="" draw:marker-start-width="0.199cm" draw:marker-start-center="false" draw:marker-end="" draw:marker-end-width="0.199cm" draw:marker-end-center="false" draw:fill="solid" draw:fill-color="#000000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.03cm" svg:stroke-color="#000000" draw:marker-start="Arrow" draw:marker-start-width="0.196cm" draw:marker-start-center="false" draw:marker-end="" draw:marker-end-width="0.295cm" draw:marker-end-center="false" draw:fill="none" draw:fill-color="#729fcf" draw:textarea-horizontal-align="justify" draw:textarea-vertical-align="middle" draw:auto-grow-height="false" fo:min-height="3.173cm" fo:min-width="0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31" style:family="graphic">
      <style:graphic-properties draw:stroke="solid" svg:stroke-width="0.03cm" svg:stroke-color="#000000" draw:marker-start="Arrow" draw:marker-start-width="0.196cm" draw:marker-start-center="false" draw:marker-end="" draw:marker-end-width="0.295cm" draw:marker-end-center="false" draw:fill="none" draw:fill-color="#729fcf" draw:textarea-horizontal-align="justify" draw:textarea-vertical-align="middle" draw:auto-grow-height="false" fo:min-height="3.175cm" fo:min-width="0cm" fo:padding-top="0.139cm" fo:padding-bottom="0.139cm" fo:padding-left="0.265cm" fo:padding-right="0.265cm" draw:shadow="hidden" draw:shadow-offset-x="0.199cm" draw:shadow-offset-y="0.199cm" draw:shadow-color="#808080" style:run-through="background"/>
    </style:style>
    <style:style style:name="gr32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cm" fo:min-width="0.66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3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cm" fo:min-width="0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4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cm" fo:min-width="0.217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5" style:family="graphic">
      <style:graphic-properties draw:stroke="solid" svg:stroke-width="0.03cm" svg:stroke-color="#ed1c24" draw:marker-start="" draw:marker-start-width="0.295cm" draw:marker-start-center="false" draw:marker-end="" draw:marker-end-width="0.295cm" draw:marker-end-center="false" draw:fill="solid" draw:fill-color="#729fcf" draw:textarea-horizontal-align="center" draw:textarea-vertical-align="middle" fo:padding-top="0.141cm" fo:padding-bottom="0.141cm" fo:padding-left="0.266cm" fo:padding-right="0.266cm" draw:shadow="hidden" draw:shadow-offset-x="0.199cm" draw:shadow-offset-y="0.199cm" draw:shadow-color="#808080" style:run-through="foreground"/>
    </style:style>
    <style:style style:name="gr36" style:family="graphic">
      <style:graphic-properties draw:stroke="solid" svg:stroke-width="0.03cm" svg:stroke-color="#ed1c24" draw:marker-start="" draw:marker-start-width="0.295cm" draw:marker-start-center="false" draw:marker-end="" draw:marker-end-width="0.295cm" draw:marker-end-center="false" draw:fill="none" draw:fill-color="#729fcf" draw:textarea-horizontal-align="justify" draw:textarea-vertical-align="middle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7" style:family="graphic">
      <style:graphic-properties draw:stroke="solid" svg:stroke-width="0.101cm" svg:stroke-color="#ed1c24" draw:marker-start="" draw:marker-start-width="0.499cm" draw:marker-start-center="false" draw:marker-end="" draw:marker-end-width="0.4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38" style:family="graphic">
      <style:graphic-properties draw:stroke="solid" svg:stroke-width="0.03cm" svg:stroke-color="#000000" draw:marker-start="Arrow" draw:marker-start-width="0.196cm" draw:marker-start-center="false" draw:marker-end="" draw:marker-end-width="0.295cm" draw:marker-end-center="false" draw:fill="none" draw:fill-color="#729fcf" draw:textarea-horizontal-align="justify" draw:textarea-vertical-align="middle" draw:auto-grow-height="false" fo:min-height="5.9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39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cm" fo:min-width="0.74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0" style:family="graphic">
      <style:graphic-properties draw:stroke="solid" svg:stroke-width="0.025cm" svg:stroke-color="#000000" draw:marker-start="" draw:marker-start-width="0.199cm" draw:marker-start-center="false" draw:marker-end="Arrow" draw:marker-end-width="0.199cm" draw:marker-end-center="false" draw:fill="solid" draw:fill-color="#729fcf" draw:textarea-horizontal-align="center" draw:textarea-vertical-align="middle" fo:padding-top="0.138cm" fo:padding-bottom="0.138cm" fo:padding-left="0.263cm" fo:padding-right="0.263cm" draw:shadow="hidden" draw:shadow-offset-x="0.199cm" draw:shadow-offset-y="0.199cm" draw:shadow-color="#808080" style:run-through="foreground"/>
    </style:style>
    <style:style style:name="gr41" style:family="graphic">
      <style:graphic-properties draw:stroke="solid" svg:stroke-width="0.049cm" svg:stroke-color="#000000" draw:marker-start="" draw:marker-start-width="0.277cm" draw:marker-start-center="false" draw:marker-end="" draw:marker-end-width="0.277cm" draw:marker-end-center="false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2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95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3" style:family="graphic">
      <style:graphic-properties draw:stroke="solid" svg:stroke-width="0.049cm" svg:stroke-color="#ed1c24" draw:marker-start="" draw:marker-start-width="0.277cm" draw:marker-start-center="false" draw:marker-end="" draw:marker-end-width="0.277cm" draw:marker-end-center="false" draw:fill="solid" draw:fill-color="#729fcf" draw:textarea-horizontal-align="center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44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89cm" fo:min-width="0.2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5" style:family="graphic">
      <style:graphic-properties draw:stroke="solid" svg:stroke-width="0.03cm" svg:stroke-color="#000000" draw:marker-start="" draw:marker-start-width="0.196cm" draw:marker-start-center="false" draw:marker-end="Arrow" draw:marker-end-width="0.199cm" draw:marker-end-center="false" draw:fill="none" draw:fill-color="#729fcf" draw:textarea-horizontal-align="justify" draw:textarea-vertical-align="middle" draw:auto-grow-height="false" fo:min-height="5.948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46" style:family="graphic">
      <style:graphic-properties draw:stroke="solid" svg:stroke-width="0.049cm" svg:stroke-color="#000000" draw:marker-start="" draw:marker-start-width="0.379cm" draw:marker-start-center="false" draw:marker-end="Arrow" draw:marker-end-width="0.19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47" style:family="graphic">
      <style:graphic-properties draw:stroke="solid" svg:stroke-width="0.101cm" svg:stroke-color="#ed1c24" draw:marker-start="" draw:marker-start-width="0.45cm" draw:marker-start-center="false" draw:marker-end="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4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2cm" fo:min-width="0.321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49" style:family="graphic">
      <style:graphic-properties draw:stroke="solid" svg:stroke-width="0.049cm" svg:stroke-color="#ed1c24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50" style:family="graphic">
      <style:graphic-properties draw:stroke="solid" svg:stroke-width="0.06cm" svg:stroke-color="#000000" draw:marker-start="" draw:marker-start-width="0.25cm" draw:marker-start-center="false" draw:marker-end="" draw:marker-end-width="0.25cm" draw:marker-end-center="false" draw:fill="solid" draw:fill-color="#729fcf" draw:textarea-horizontal-align="center" draw:textarea-vertical-align="middle" fo:padding-top="0.155cm" fo:padding-bottom="0.155cm" fo:padding-left="0.28cm" fo:padding-right="0.28cm" draw:shadow="hidden" draw:shadow-offset-x="0.199cm" draw:shadow-offset-y="0.199cm" draw:shadow-color="#808080" style:run-through="foreground"/>
    </style:style>
    <style:style style:name="gr51" style:family="graphic">
      <style:graphic-properties draw:stroke="solid" svg:stroke-width="0.03cm" svg:stroke-color="#000000" draw:marker-start="Arrow" draw:marker-start-width="0.196cm" draw:marker-start-center="false" draw:marker-end="" draw:marker-end-width="0.295cm" draw:marker-end-center="false" draw:fill="none" draw:fill-color="#729fcf" draw:textarea-horizontal-align="justify" draw:textarea-vertical-align="middle" draw:auto-grow-height="false" fo:min-height="3.175cm" fo:min-width="0cm" fo:padding-top="0.139cm" fo:padding-bottom="0.139cm" fo:padding-left="0.265cm" fo:padding-right="0.265cm" draw:shadow="hidden" draw:shadow-offset-x="0.199cm" draw:shadow-offset-y="0.199cm" draw:shadow-color="#808080" style:run-through="foreground"/>
    </style:style>
    <style:style style:name="gr52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2cm" fo:min-width="0.215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3" style:family="graphic">
      <style:graphic-properties draw:stroke="none" svg:stroke-width="0.025cm" svg:stroke-color="#3465a4" draw:marker-start="" draw:marker-start-width="0.199cm" draw:marker-start-center="false" draw:marker-end="" draw:marker-end-width="0.199cm" draw:marker-end-center="false" draw:fill="none" draw:fill-color="#ffffff" draw:textarea-horizontal-align="justify" draw:auto-grow-height="true" draw:auto-grow-width="true" fo:min-height="0.492cm" fo:min-width="0.2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4" style:family="graphic">
      <style:graphic-properties draw:stroke="solid" svg:stroke-width="0.06cm" svg:stroke-color="#ed1c24" draw:marker-start="" draw:marker-start-width="0.349cm" draw:marker-start-center="false" draw:marker-end="" draw:marker-end-width="0.349cm" draw:marker-end-center="false" draw:fill="solid" draw:fill-color="#729fcf" draw:textarea-horizontal-align="center" draw:textarea-vertical-align="middle" fo:padding-top="0.155cm" fo:padding-bottom="0.155cm" fo:padding-left="0.28cm" fo:padding-right="0.28cm" draw:shadow="hidden" draw:shadow-offset-x="0.199cm" draw:shadow-offset-y="0.199cm" draw:shadow-color="#808080" style:run-through="foreground"/>
    </style:style>
    <style:style style:name="gr55" style:family="graphic">
      <style:graphic-properties draw:stroke="none" svg:stroke-color="#000000" draw:fill="solid" draw:fill-color="#cccccc" fo:min-height="2.923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none" svg:stroke-color="#000000" draw:fill="solid" draw:fill-color="#cccccc" fo:min-height="5.844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7" style:family="graphic">
      <style:graphic-properties draw:stroke="none" svg:stroke-color="#000000" draw:fill="solid" draw:fill-color="#cccccc" fo:min-height="1.462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8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/>
    </style:style>
    <style:style style:name="gr59" style:family="graphic">
      <style:graphic-properties draw:stroke="solid" svg:stroke-width="0.049cm" svg:stroke-color="#000000" draw:marker-start="" draw:marker-start-width="0.379cm" draw:marker-start-center="false" draw:marker-end="Arrow" draw:marker-end-width="0.199cm" draw:marker-end-center="false" draw:fill="solid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 style:run-through="foreground"/>
    </style:style>
    <style:style style:name="gr60" style:family="graphic">
      <style:graphic-properties draw:stroke="solid" svg:stroke-width="0.101cm" svg:stroke-color="#ed1c24" draw:marker-start="" draw:marker-start-width="0.45cm" draw:marker-start-center="false" draw:marker-end="" draw:marker-end-width="0.45cm" draw:marker-end-center="false" draw:fill="solid" draw:fill-color="#99ccff" draw:textarea-horizontal-align="center" draw:textarea-vertical-align="middle" fo:padding-top="0.175cm" fo:padding-bottom="0.175cm" fo:padding-left="0.3cm" fo:padding-right="0.3cm" draw:shadow="hidden" draw:shadow-offset-x="0.3cm" draw:shadow-offset-y="0.3cm" draw:shadow-color="#808080" style:run-through="foreground"/>
    </style:style>
    <style:style style:name="gr6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draw:auto-grow-width="true" fo:min-height="0.734cm" fo:min-width="0.958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62" style:family="graphic">
      <style:graphic-properties draw:stroke="solid" svg:stroke-width="0.049cm" svg:stroke-color="#ed1c24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3" style:family="graphic">
      <style:graphic-properties draw:stroke="solid" svg:stroke-width="0.049cm" svg:stroke-color="#ed1c24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  <style:style style:name="gr64" style:family="graphic">
      <style:graphic-properties draw:stroke="solid" svg:stroke-width="0.049cm" svg:stroke-color="#ed1c24" draw:marker-start="" draw:marker-start-width="0.36cm" draw:marker-start-center="false" draw:marker-end="" draw:marker-end-width="0.36cm" draw:marker-end-center="false" draw:fill="none" draw:fill-color="#729fcf" draw:textarea-horizontal-align="justify" draw:textarea-vertical-align="middle" fo:padding-top="0.15cm" fo:padding-bottom="0.15cm" fo:padding-left="0.275cm" fo:padding-right="0.275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<text:span text:style-name="T140">Nombres et</text:span> calculs</text:p>
      <text:p text:style-name="Standard"/>
      <text:p text:style-name="Standard"/>
      <text:list xml:id="list4079982033" text:style-name="tfNum_20_I_29_">
        <text:list-item>
          <text:p text:style-name="P84">Notations utilisées en lycée</text:p>
        </text:list-item>
      </text:list>
      <text:p text:style-name="Standard"/>
      <text:list xml:id="list2048771292" text:style-name="tfNum_20_1_29_">
        <text:list-item>
          <text:p text:style-name="P88">En<text:span text:style-name="T124">sembles de nombres</text:span></text:p>
        </text:list-item>
      </text:list>
      <text:list xml:id="list3172253380" text:style-name="tfPuce">
        <text:list-item>
          <text:p text:style-name="P78"><text:span text:style-name="T65">ℕ</text:span><text:span text:style-name="T73"> </text:span><text:span text:style-name="T63">désigne l'ensemble des entiers</text:span><text:span text:style-name="T96"> naturels<text:tab/>(positifs)</text:span></text:p>
        </text:list-item>
        <text:list-item>
          <text:p text:style-name="P82"><text:span text:style-name="T40">ℤ</text:span> désigne l'ensemble des entiers<text:span text:style-name="T96"> relatifs<text:tab/>(positifs ou négatifs)</text:span></text:p>
        </text:list-item>
        <text:list-item>
          <text:p text:style-name="P79"><text:span text:style-name="T67">D</text:span><text:span text:style-name="T63"> désigne l'ensemble des </text:span><text:span text:style-name="T75">nombres</text:span><text:span text:style-name="T96"> décimaux</text:span><text:span text:style-name="T63"><text:line-break/>(qui peuvent s'écrire </text:span><text:span text:style-name="T82">avec</text:span><text:span text:style-name="T63"> un nombre </text:span><text:span text:style-name="T84">fini</text:span><text:span text:style-name="T63"> de décimales, </text:span><text:span text:style-name="T83">donc</text:span> <draw:frame draw:style-name="fr1" draw:name="Objet50" text:anchor-type="as-char" svg:y="-0.931cm" svg:width="0.653cm" svg:height="1.499cm" draw:z-index="17"><draw:object xlink:href="./Object 48" xlink:type="simple" xlink:show="embed" xlink:actuate="onLoad"/><draw:image xlink:href="./ObjectReplacements/Object 48" xlink:type="simple" xlink:show="embed" xlink:actuate="onLoad"/></draw:frame><text:span text:style-name="T63"><text:s/></text:span><text:span text:style-name="T64">∉</text:span><text:span text:style-name="T63"> </text:span><text:span text:style-name="T66">D</text:span><text:span text:style-name="T63"> !</text:span><text:span text:style-name="T75">)</text:span></text:p>
        </text:list-item>
        <text:list-item>
          <text:p text:style-name="P82"><text:span text:style-name="T40">ℚ</text:span> désigne l'ensemble des <text:span text:style-name="T121">nombres</text:span> <text:span text:style-name="T111">rationnels</text:span><text:span text:style-name="T89"><text:line-break/></text:span><text:span text:style-name="T91">(</text:span>quotients <text:span text:style-name="T5">d'entiers</text:span> <text:span text:style-name="T122">donc</text:span> <draw:frame draw:style-name="fr1" draw:name="Objet51" text:anchor-type="as-char" svg:y="-0.596cm" svg:width="0.709cm" svg:height="1.164cm" draw:z-index="18"><draw:object xlink:href="./Object 49" xlink:type="simple" xlink:show="embed" xlink:actuate="onLoad"/><draw:image xlink:href="./ObjectReplacements/Object 49" xlink:type="simple" xlink:show="embed" xlink:actuate="onLoad"/></draw:frame><text:s/><text:span text:style-name="T44">∉</text:span> <text:span text:style-name="T40">ℚ</text:span> !<text:span text:style-name="T91">)</text:span></text:p>
        </text:list-item>
        <text:list-item>
          <text:p text:style-name="P93"><text:span text:style-name="T65">ℝ</text:span><text:span text:style-name="T63"> désigne l'ensemble de</text:span><text:span text:style-name="T72">s </text:span><text:span text:style-name="T75">nombres</text:span><text:span text:style-name="T72"> </text:span><text:span text:style-name="T112">réels</text:span><text:span text:style-name="T90"><text:line-break/></text:span><text:span text:style-name="T72">(</text:span><text:span text:style-name="T63">tous les nombres connus</text:span> en 2<text:span text:style-name="T1">de</text:span>)</text:p>
        </text:list-item>
      </text:list>
      <text:p text:style-name="P68"/>
      <text:p text:style-name="P68"/>
      <text:list xml:id="list83146142616285" text:continue-list="list2048771292" text:style-name="tfNum_20_1_29_">
        <text:list-item>
          <text:p text:style-name="tfTitre_20_1_29_">Notations complémentaires</text:p>
        </text:list-item>
      </text:list>
      <text:list xml:id="list83146659334079" text:continue-list="list3172253380" text:style-name="tfPuce">
        <text:list-item>
          <text:p text:style-name="P80"><text:span text:style-name="T65">ℕ</text:span><text:span text:style-name="T11"> </text:span><text:span text:style-name="T32">⊂</text:span><text:span text:style-name="T11"> </text:span><text:span text:style-name="T65">ℤ</text:span> <text:span text:style-name="T33">⊂</text:span> <text:span text:style-name="T45">D</text:span> <text:span text:style-name="T33">⊂</text:span> <text:span text:style-name="T65">ℚ</text:span> <text:span text:style-name="T33">⊂</text:span> <text:span text:style-name="T65">ℝ</text:span></text:p>
        </text:list-item>
        <text:list-item>
          <text:p text:style-name="P81"><text:span text:style-name="T74">ℝ</text:span><text:span text:style-name="T1">+</text:span> désigne l'ensemble des réels positifs ou nuls</text:p>
        </text:list-item>
        <text:list-item>
          <text:p text:style-name="P81"><text:span text:style-name="T74">ℚ</text:span><text:span text:style-name="T1">*</text:span> désigne l'ensemble des rationnels sauf zéro</text:p>
        </text:list-item>
        <text:list-item>
          <text:p text:style-name="P81"><text:span text:style-name="T65">ℝ</text:span> \ {1 ; 3} désigne l'ensemble des réels sauf 1 et 3</text:p>
        </text:list-item>
      </text:list>
      <text:p text:style-name="Standard"/>
      <text:list xml:id="list83145655913194" text:continue-list="list83146142616285" text:style-name="tfNum_20_1_29_">
        <text:list-item>
          <text:p text:style-name="P90">Montrer qu’un nombre est décimal</text:p>
        </text:list-item>
      </text:list>
      <text:p text:style-name="P64"><text:span text:style-name="T146">P</text:span>our montrer <text:span text:style-name="T141">qu’un nombre appartient à </text:span><text:span text:style-name="T68">D</text:span><text:span text:style-name="T141">, il peut être commode de le convertir en fraction décimale. </text:span><text:span text:style-name="T87">En effet, un nombre</text:span><text:span text:style-name="T85"> </text:span><text:span text:style-name="T86">poss</text:span><text:span text:style-name="T88">é</text:span><text:span text:style-name="T86">d</text:span><text:span text:style-name="T88">ant</text:span><text:span text:style-name="T83"> </text:span><text:span text:style-name="T69">n</text:span><text:span text:style-name="T85"> décimales </text:span><text:span text:style-name="T88">peut toujours s’écrire sous la forme </text:span><text:span text:style-name="T88"><draw:frame draw:style-name="fr1" draw:name="Objet17" text:anchor-type="as-char" svg:y="-0.93cm" svg:width="1.175cm" svg:height="1.586cm" draw:z-index="20"><draw:object xlink:href="./Object 23" xlink:type="simple" xlink:show="embed" xlink:actuate="onLoad"/><draw:image xlink:href="./ObjectReplacements/Object 23" xlink:type="simple" xlink:show="embed" xlink:actuate="onLoad"/><svg:desc>formule</svg:desc></draw:frame></text:span><text:span text:style-name="T85"><text:s/></text:span><text:span text:style-name="T88">avec </text:span><text:span text:style-name="T70">a</text:span><text:span text:style-name="T88"> </text:span><text:span text:style-name="T71">∈</text:span> <text:span text:style-name="T37">ℤ</text:span></text:p>
      <text:p text:style-name="P65"><text:span text:style-name="T9">Ex</text:span><text:span text:style-name="T10"> : </text:span><text:span text:style-name="T145"><draw:frame draw:style-name="fr1" draw:name="Objet18" text:anchor-type="as-char" svg:y="-0.93cm" svg:width="7.068cm" svg:height="1.586cm" draw:z-index="21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p>
      <text:p text:style-name="P54"/>
      <text:p text:style-name="P54"/>
      <text:p text:style-name="P46"><text:span text:style-name="T147">Exercice</text:span> <text:span text:style-name="T147">1 : </text:span><text:span text:style-name="T147"><draw:frame draw:style-name="fr1" draw:name="Objet19" text:anchor-type="as-char" svg:y="-0.93cm" svg:width="0.975cm" svg:height="1.496cm" draw:z-index="23"><draw:object xlink:href="./Object 24" xlink:type="simple" xlink:show="embed" xlink:actuate="onLoad"/><draw:image xlink:href="./ObjectReplacements/Object 24" xlink:type="simple" xlink:show="embed" xlink:actuate="onLoad"/></draw:frame></text:span><text:span text:style-name="T137"><text:s/>est-il décimal ?</text:span></text:p>
      <text:p text:style-name="P62"><text:span text:style-name="T145"><draw:frame draw:style-name="fr1" draw:name="Objet4" text:anchor-type="as-char" svg:y="-0.93cm" svg:width="4.242cm" svg:height="1.496cm" draw:z-index="24"><draw:object xlink:href="./Object 17" xlink:type="simple" xlink:show="embed" xlink:actuate="onLoad"/><draw:image xlink:href="./ObjectReplacements/Object 17" xlink:type="simple" xlink:show="embed" xlink:actuate="onLoad"/></draw:frame></text:span><text:span text:style-name="T83"><text:s/></text:span><text:span text:style-name="T113"><text:s text:c="3"/>donc </text:span><text:span text:style-name="T113"><draw:frame draw:style-name="fr1" draw:name="Objet5" text:anchor-type="as-char" svg:y="-0.93cm" svg:width="0.975cm" svg:height="1.496cm" draw:z-index="25"><draw:object xlink:href="./Object 18" xlink:type="simple" xlink:show="embed" xlink:actuate="onLoad"/><draw:image xlink:href="./ObjectReplacements/Object 18" xlink:type="simple" xlink:show="embed" xlink:actuate="onLoad"/></draw:frame></text:span><text:span text:style-name="T113"><text:s/></text:span><text:span text:style-name="T107">∈</text:span><text:span text:style-name="T113"> </text:span><text:span text:style-name="T114">D</text:span><text:span text:style-name="T115"> </text:span></text:p>
      <text:p text:style-name="P53"/>
      <text:p text:style-name="P47">E<text:span text:style-name="T144">xercice 2 :</text:span><text:span text:style-name="T136"> Démonstration « par l’absurde » à connaître :</text:span></text:p>
      <text:p text:style-name="P55"><text:span text:style-name="T142">A l’inverse, m</text:span>ontrons que <draw:frame draw:style-name="fr1" draw:name="Objet14" text:anchor-type="as-char" svg:y="-0.93cm" svg:width="0.647cm" svg:height="1.496cm" draw:z-index="26"><draw:object xlink:href="./Object 20" xlink:type="simple" xlink:show="embed" xlink:actuate="onLoad"/><draw:image xlink:href="./ObjectReplacements/Object 20" xlink:type="simple" xlink:show="embed" xlink:actuate="onLoad"/></draw:frame><text:s/>n’est pas décimal :</text:p>
      <text:p text:style-name="P58">Supposons que <draw:frame draw:style-name="fr2" draw:name="Objet6" text:anchor-type="as-char" svg:y="-0.986cm" svg:width="0.647cm" svg:height="1.605cm" draw:z-index="27"><draw:object xlink:href="./Object 19" xlink:type="simple" xlink:show="embed" xlink:actuate="onLoad"/><draw:image xlink:href="./ObjectReplacements/Object 19" xlink:type="simple" xlink:show="embed" xlink:actuate="onLoad"/><svg:desc>formule</svg:desc></draw:frame><text:s/>soit décimal.</text:p>
      <text:p text:style-name="P58"><text:span text:style-name="T143">a</text:span>lors il existe deux entiers <text:span text:style-name="T47">a</text:span> et <text:span text:style-name="T47">n</text:span>, tels que <draw:frame draw:style-name="fr3" draw:name="Objet15" text:anchor-type="as-char" svg:y="-0.93cm" svg:width="2.152cm" svg:height="1.607cm" draw:z-index="35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58"><text:span text:style-name="T143">d</text:span>onc <draw:frame draw:style-name="fr3" draw:name="Objet16" text:anchor-type="as-char" svg:y="-1.02cm" svg:width="2.05cm" svg:height="1.607cm" draw:z-index="39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60"><text:span text:style-name="T143">o</text:span>r <text:span text:style-name="T144">la </text:span>somme des chiffres <text:span text:style-name="T144">de 10</text:span><text:span text:style-name="T4">n</text:span><text:span text:style-name="T144"> est </text:span>toujours égale à <text:s/><text:span text:style-name="T96">1</text:span> <text:s/><text:span text:style-name="T144">donc 10</text:span><text:span text:style-name="T4">n</text:span> ne peut être divisible par 3</text:p>
      <text:p text:style-name="P59"><text:span text:style-name="T143">d</text:span>onc <text:span text:style-name="T47">a</text:span> ne peut être entier</text:p>
      <text:p text:style-name="P61">donc l’hypothèse de départ ne peut être vraie</text:p>
      <text:p text:style-name="P57"/>
      <text:p text:style-name="P56"><draw:frame text:anchor-type="paragraph" draw:z-index="14" draw:style-name="gr55" draw:text-style-name="P94" svg:width="4.084cm" svg:height="2.924cm" svg:x="14.915cm" svg:y="1.409cm"><draw:text-box><text:p><text:span text:style-name="T152">p21: 15, 21</text:span></text:p><text:p><text:span text:style-name="T152">p22: 36, 37</text:span></text:p><text:p><text:span text:style-name="T152">p24: 81, 82</text:span></text:p><text:p><text:span text:style-name="T152">+ feuille 1.1</text:span></text:p></draw:text-box></draw:frame></text:p>
      <text:list xml:id="list83145921245448" text:continue-numbering="true" text:style-name="tfNum_20_1_29_">
        <text:list-item>
          <text:p text:style-name="P92">Intervalles de <text:span text:style-name="T39">ℝ</text:span></text:p>
        </text:list-item>
      </text:list>
      <text:p text:style-name="P77"><text:span text:style-name="T94">U</text:span>n intervalle <text:span text:style-name="T93">de </text:span><text:span text:style-name="T38">ℝ</text:span><text:span text:style-name="T14"> </text:span><text:span text:style-name="T15">est un </text:span>ensemble de réels <text:span text:style-name="T92">définis par un encadrement ou une inégalité</text:span>.</text:p>
      <table:table table:name="Tableau6" table:style-name="Tableau6">
        <table:table-column table:style-name="Tableau6.A" table:number-columns-repeated="3"/>
        <table:table-row>
          <table:table-cell table:style-name="Tableau6.A1" office:value-type="string">
            <text:p text:style-name="P69">L'ensemble des réels <text:span text:style-name="T46">x</text:span> tels que :</text:p>
          </table:table-cell>
          <table:table-cell table:style-name="Tableau6.A1" office:value-type="string">
            <text:p text:style-name="P69">se représente graphiquement :</text:p>
          </table:table-cell>
          <table:table-cell table:style-name="Tableau6.C1" office:value-type="string">
            <text:p text:style-name="P69">et se note :</text:p>
          </table:table-cell>
        </table:table-row>
        <table:table-row>
          <table:table-cell table:style-name="Tableau6.A2" office:value-type="string">
            <text:p text:style-name="P69">3 <text:span text:style-name="T37"></text:span> <text:span text:style-name="T47">x</text:span><text:span text:style-name="T54"> &lt; 5</text:span></text:p>
          </table:table-cell>
          <table:table-cell table:style-name="Tableau6.A2" office:value-type="string">
            <text:p text:style-name="P69"><draw:g text:anchor-type="as-char" draw:z-index="11" draw:name="Forme4" draw:style-name="gr14"><draw:line draw:style-name="gr46" draw:text-style-name="P113" svg:x1="0cm" svg:y1="0.959cm" svg:x2="4.127cm" svg:y2="0.959cm"><text:p/></draw:line><draw:line draw:style-name="gr47" draw:text-style-name="P113" svg:x1="0.892cm" svg:y1="0.951cm" svg:x2="2.656cm" svg:y2="0.951cm"><text:p/></draw:line><draw:frame draw:style-name="gr48" draw:text-style-name="P114" svg:width="0.322cm" svg:height="0.733cm" svg:x="0.797cm" svg:y="0cm"><draw:text-box><text:p text:style-name="P97"><text:span text:style-name="T162">3</text:span></text:p></draw:text-box></draw:frame><draw:frame draw:style-name="gr48" draw:text-style-name="P114" svg:width="0.322cm" svg:height="0.733cm" svg:x="2.54cm" svg:y="0cm"><draw:text-box><text:p text:style-name="P97"><text:span text:style-name="T162">5</text:span></text:p></draw:text-box></draw:frame><draw:g draw:style-name="gr3"><draw:line draw:style-name="gr49" draw:text-style-name="P110" svg:x1="0.894cm" svg:y1="0.688cm" svg:x2="0.894cm" svg:y2="1.23cm"><text:p/></draw:line><draw:line draw:style-name="gr49" draw:text-style-name="P110" svg:x1="0.874cm" svg:y1="0.712cm" svg:x2="1.009cm" svg:y2="0.712cm"><text:p/></draw:line><draw:line draw:style-name="gr49" draw:text-style-name="P110" svg:x1="0.875cm" svg:y1="1.206cm" svg:x2="1.01cm" svg:y2="1.206cm"><text:p/></draw:line></draw:g><draw:g draw:style-name="gr3"><draw:line draw:style-name="gr49" draw:text-style-name="P110" svg:x1="2.65cm" svg:y1="0.688cm" svg:x2="2.65cm" svg:y2="1.23cm"><text:p/></draw:line><draw:line draw:style-name="gr49" draw:text-style-name="P110" svg:x1="2.63cm" svg:y1="0.712cm" svg:x2="2.765cm" svg:y2="0.712cm"><text:p/></draw:line><draw:line draw:style-name="gr49" draw:text-style-name="P110" svg:x1="2.631cm" svg:y1="1.206cm" svg:x2="2.766cm" svg:y2="1.206cm"><text:p/></draw:line></draw:g></draw:g></text:p>
          </table:table-cell>
          <table:table-cell table:style-name="Tableau6.C2" office:value-type="string">
            <text:p text:style-name="P70">[3 ; 5[</text:p>
          </table:table-cell>
        </table:table-row>
        <table:table-row>
          <table:table-cell table:style-name="Tableau6.A2" office:value-type="string">
            <text:p text:style-name="P69">3 &gt; <text:span text:style-name="T47">x</text:span> &gt; 1</text:p>
          </table:table-cell>
          <table:table-cell table:style-name="Tableau6.A2" office:value-type="string">
            <text:p text:style-name="P69"><draw:g text:anchor-type="as-char" draw:z-index="12" draw:name="Forme5" draw:style-name="gr14"><draw:line draw:style-name="gr46" draw:text-style-name="P113" svg:x1="0cm" svg:y1="0.959cm" svg:x2="4.127cm" svg:y2="0.959cm"><text:p/></draw:line><draw:line draw:style-name="gr47" draw:text-style-name="P113" svg:x1="0.892cm" svg:y1="0.951cm" svg:x2="2.656cm" svg:y2="0.951cm"><text:p/></draw:line><draw:frame draw:style-name="gr48" draw:text-style-name="P114" svg:width="0.322cm" svg:height="0.733cm" svg:x="0.762cm" svg:y="0cm"><draw:text-box><text:p text:style-name="P97"><text:span text:style-name="T162">1</text:span></text:p></draw:text-box></draw:frame><draw:frame draw:style-name="gr48" draw:text-style-name="P114" svg:width="0.322cm" svg:height="0.733cm" svg:x="2.54cm" svg:y="0cm"><draw:text-box><text:p text:style-name="P97"><text:span text:style-name="T162">3</text:span></text:p></draw:text-box></draw:frame><draw:g draw:style-name="gr3"><draw:line draw:style-name="gr49" draw:text-style-name="P110" svg:x1="0.92cm" svg:y1="0.688cm" svg:x2="0.92cm" svg:y2="1.23cm"><text:p/></draw:line><draw:line draw:style-name="gr49" draw:text-style-name="P110" svg:x1="0.94cm" svg:y1="0.712cm" svg:x2="0.805cm" svg:y2="0.712cm"><text:p/></draw:line><draw:line draw:style-name="gr49" draw:text-style-name="P110" svg:x1="0.939cm" svg:y1="1.206cm" svg:x2="0.804cm" svg:y2="1.206cm"><text:p/></draw:line></draw:g><draw:g draw:style-name="gr3"><draw:line draw:style-name="gr49" draw:text-style-name="P110" svg:x1="2.65cm" svg:y1="0.688cm" svg:x2="2.65cm" svg:y2="1.23cm"><text:p/></draw:line><draw:line draw:style-name="gr49" draw:text-style-name="P110" svg:x1="2.63cm" svg:y1="0.712cm" svg:x2="2.765cm" svg:y2="0.712cm"><text:p/></draw:line><draw:line draw:style-name="gr49" draw:text-style-name="P110" svg:x1="2.631cm" svg:y1="1.206cm" svg:x2="2.766cm" svg:y2="1.206cm"><text:p/></draw:line></draw:g></draw:g></text:p>
          </table:table-cell>
          <table:table-cell table:style-name="Tableau6.C2" office:value-type="string">
            <text:p text:style-name="P70">]1 ; 3[</text:p>
          </table:table-cell>
        </table:table-row>
        <table:table-row>
          <table:table-cell table:style-name="Tableau6.A2" office:value-type="string">
            <text:p text:style-name="P6">– 10 <text:span text:style-name="T37"></text:span> <text:span text:style-name="T47">x</text:span></text:p>
          </table:table-cell>
          <table:table-cell table:style-name="Tableau6.A2" office:value-type="string">
            <text:p text:style-name="P69"><draw:g text:anchor-type="as-char" draw:z-index="66" draw:name="Forme6" draw:style-name="gr58"><draw:line draw:style-name="gr59" draw:text-style-name="P113" svg:x1="0cm" svg:y1="0.959cm" svg:x2="4.127cm" svg:y2="0.959cm"><text:p/></draw:line><draw:line draw:style-name="gr60" draw:text-style-name="P113" svg:x1="0.892cm" svg:y1="0.951cm" svg:x2="3.834cm" svg:y2="0.951cm"><text:p/></draw:line><draw:frame draw:style-name="gr61" draw:text-style-name="P114" svg:width="0.959cm" svg:height="0.735cm" svg:x="0.445cm" svg:y="0cm"><draw:text-box><text:p text:style-name="P97"><text:span text:style-name="T164">‒</text:span><text:span text:style-name="T162">10</text:span></text:p></draw:text-box></draw:frame><draw:g draw:style-name="gr3"><draw:line draw:style-name="gr62" draw:text-style-name="P110" svg:x1="0.884cm" svg:y1="0.688cm" svg:x2="0.884cm" svg:y2="1.23cm"><text:p/></draw:line><draw:line draw:style-name="gr63" draw:text-style-name="P110" svg:x1="0.864cm" svg:y1="0.712cm" svg:x2="0.999cm" svg:y2="0.712cm"><text:p/></draw:line><draw:line draw:style-name="gr64" draw:text-style-name="P110" svg:x1="0.865cm" svg:y1="1.206cm" svg:x2="1cm" svg:y2="1.206cm"><text:p/></draw:line></draw:g></draw:g></text:p>
          </table:table-cell>
          <table:table-cell table:style-name="Tableau6.C2" office:value-type="string">
            <text:p text:style-name="P70">[–10 ; +<text:span text:style-name="T30">∞</text:span>[</text:p>
          </table:table-cell>
        </table:table-row>
      </table:table>
      <text:p text:style-name="P5"/>
      <text:p text:style-name="P5"/>
      <text:list xml:id="list83145272819381" text:continue-numbering="true" text:style-name="tfNum_20_1_29_">
        <text:list-item>
          <text:p text:style-name="tfTitre_20_1_29_">Intersections et réunions d'ensembles</text:p>
        </text:list-item>
      </text:list>
      <text:p text:style-name="Standard">Soient deux ensembles A et B.</text:p>
      <text:list xml:id="list83144759430907" text:continue-list="list83146659334079" text:style-name="tfPuce">
        <text:list-item>
          <text:p text:style-name="P78">La réunion de A et de B est l'ensemble des éléments <text:line-break/>qui appartiennent à A <text:span text:style-name="T6">ou</text:span> à B. On la note A <text:span text:style-name="T37">∪</text:span> B.</text:p>
        </text:list-item>
        <text:list-item>
          <text:p text:style-name="P78">L'intersection de A et de B est l'ensemble des éléments <text:line-break/>qui appartiennent à A <text:span text:style-name="T6">et</text:span> à B. On la note A <text:span text:style-name="T30">∩</text:span> B.</text:p>
        </text:list-item>
      </text:list>
      <text:p text:style-name="Standard"/>
      <text:p text:style-name="P2"><draw:g text:anchor-type="as-char" draw:z-index="5" draw:style-name="gr14"><draw:path draw:style-name="gr15" draw:text-style-name="P101" svg:width="7.923cm" svg:height="4.253cm" svg:x="0.003cm" svg:y="0.774cm" svg:viewBox="0 0 7924 4254" svg:d="M0 2043c12-781 380-1088 717-1407s804-602 1555-614 1175 180 1701 513c402-282 872-652 1857-499s917 255 1377 600 705 1074 716 1444-102 882-437 1266-1030 807-1443 858-1264 127-2058-499c0 0-548 562-1500 549s-1443-273-1847-690-650-741-638-1521z"><text:p/></draw:path><draw:path draw:style-name="gr16" draw:text-style-name="P102" svg:width="1.648cm" svg:height="3.179cm" svg:x="3.148cm" svg:y="1.306cm" svg:viewBox="0 0 1649 3180" svg:d="M843 3180c-159-10-502-499-601-658s-235-419-241-861 30-587 175-899 443-611 643-762c242 158 462 436 576 643s254 590 254 978-90 616-260 935-540 617-540 617z"><text:p/></draw:path><draw:ellipse draw:style-name="gr17" draw:text-style-name="P103" svg:width="4.784cm" svg:height="4.232cm" svg:x="0cm" svg:y="0.78cm"><text:p/></draw:ellipse><draw:ellipse draw:style-name="gr17" draw:text-style-name="P103" svg:width="4.788cm" svg:height="4.232cm" svg:x="3.156cm" svg:y="0.78cm"><text:p/></draw:ellipse><draw:frame draw:style-name="gr18" draw:text-style-name="P104" svg:width="0.498cm" svg:height="0.615cm" svg:x="0.353cm" svg:y="0.785cm"><draw:text-box><text:p text:style-name="P97"><text:span text:style-name="T154">A</text:span></text:p></draw:text-box></draw:frame><draw:frame draw:style-name="gr19" draw:text-style-name="P104" svg:width="0.512cm" svg:height="0.599cm" svg:x="7.237cm" svg:y="0.792cm"><draw:text-box><text:p text:style-name="P97"><text:span text:style-name="T154">B</text:span></text:p></draw:text-box></draw:frame><draw:frame draw:style-name="gr20" draw:text-style-name="P104" svg:width="1.304cm" svg:height="0.622cm" svg:x="3.466cm" svg:y="0cm"><draw:text-box><text:p text:style-name="P97"><text:span text:style-name="T154">A </text:span><text:span text:style-name="T155">∩</text:span><text:span text:style-name="T154"> B</text:span></text:p></draw:text-box></draw:frame><draw:frame draw:style-name="gr20" draw:text-style-name="P104" svg:width="1.304cm" svg:height="0.622cm" svg:x="7.004cm" svg:y="5.366cm"><draw:text-box><text:p text:style-name="P97"><text:span text:style-name="T154">A </text:span><text:span text:style-name="T155">∪</text:span><text:span text:style-name="T154"> B</text:span></text:p></draw:text-box></draw:frame><draw:line draw:style-name="gr21" draw:text-style-name="P95" svg:x1="4.08cm" svg:y1="0.587cm" svg:x2="3.939cm" svg:y2="2.175cm"><text:p/></draw:line><draw:line draw:style-name="gr21" draw:text-style-name="P95" svg:x1="6.957cm" svg:y1="5.402cm" svg:x2="5.792cm" svg:y2="4.344cm"><text:p/></draw:line></draw:g></text:p>
      <text:p text:style-name="Standard"/>
      <text:p text:style-name="Standard"/>
      <text:p text:style-name="Standard"/>
      <text:p text:style-name="P76"><draw:g text:anchor-type="paragraph" draw:z-index="2" draw:style-name="gr2"><draw:g draw:style-name="gr3"><draw:line draw:style-name="gr4" draw:text-style-name="P95" svg:x1="8.894cm" svg:y1="1.149cm" svg:x2="18.926cm" svg:y2="1.149cm"><text:p/></draw:line><draw:polygon draw:style-name="gr5" draw:text-style-name="P96" svg:width="0.216cm" svg:height="0.199cm" svg:x="18.708cm" svg:y="1.048cm" svg:viewBox="0 0 217 200" draw:points="217,100 0,200 0,0"><text:p/></draw:polygon></draw:g><draw:frame draw:style-name="gr6" draw:text-style-name="P98" svg:width="0.916cm" svg:height="0.823cm" svg:x="9.395cm" svg:y="1.55cm"><draw:text-box><text:p text:style-name="P97"><text:span text:style-name="T153">-3</text:span></text:p></draw:text-box></draw:frame><draw:line draw:style-name="gr7" draw:text-style-name="P95" svg:x1="9.85cm" svg:y1="1.025cm" svg:x2="9.85cm" svg:y2="1.228cm"><text:p/></draw:line><draw:frame draw:style-name="gr6" draw:text-style-name="P98" svg:width="0.916cm" svg:height="0.823cm" svg:x="10.395cm" svg:y="1.55cm"><draw:text-box><text:p text:style-name="P97"><text:span text:style-name="T153">-2</text:span></text:p></draw:text-box></draw:frame><draw:line draw:style-name="gr7" draw:text-style-name="P95" svg:x1="10.85cm" svg:y1="1.025cm" svg:x2="10.85cm" svg:y2="1.228cm"><text:p/></draw:line><draw:frame draw:style-name="gr6" draw:text-style-name="P98" svg:width="0.916cm" svg:height="0.823cm" svg:x="11.395cm" svg:y="1.55cm"><draw:text-box><text:p text:style-name="P97"><text:span text:style-name="T153">-1</text:span></text:p></draw:text-box></draw:frame><draw:line draw:style-name="gr7" draw:text-style-name="P95" svg:x1="11.85cm" svg:y1="1.025cm" svg:x2="11.85cm" svg:y2="1.228cm"><text:p/></draw:line><draw:frame draw:style-name="gr8" draw:text-style-name="P98" svg:width="0.752cm" svg:height="0.823cm" svg:x="12.487cm" svg:y="1.55cm"><draw:text-box><text:p text:style-name="P97"><text:span text:style-name="T153">0</text:span></text:p></draw:text-box></draw:frame><draw:line draw:style-name="gr7" draw:text-style-name="P95" svg:x1="12.85cm" svg:y1="1.025cm" svg:x2="12.85cm" svg:y2="1.228cm"><text:p/></draw:line><draw:frame draw:style-name="gr8" draw:text-style-name="P98" svg:width="0.752cm" svg:height="0.823cm" svg:x="13.484cm" svg:y="1.55cm"><draw:text-box><text:p text:style-name="P97"><text:span text:style-name="T153">1</text:span></text:p></draw:text-box></draw:frame><draw:line draw:style-name="gr7" draw:text-style-name="P95" svg:x1="13.852cm" svg:y1="1.025cm" svg:x2="13.852cm" svg:y2="1.228cm"><text:p/></draw:line><draw:frame draw:style-name="gr8" draw:text-style-name="P98" svg:width="0.752cm" svg:height="0.823cm" svg:x="14.487cm" svg:y="1.55cm"><draw:text-box><text:p text:style-name="P97"><text:span text:style-name="T153">2</text:span></text:p></draw:text-box></draw:frame><draw:line draw:style-name="gr7" draw:text-style-name="P95" svg:x1="14.852cm" svg:y1="1.025cm" svg:x2="14.852cm" svg:y2="1.228cm"><text:p/></draw:line><draw:frame draw:style-name="gr8" draw:text-style-name="P98" svg:width="0.752cm" svg:height="0.823cm" svg:x="15.486cm" svg:y="1.55cm"><draw:text-box><text:p text:style-name="P97"><text:span text:style-name="T153">3</text:span></text:p></draw:text-box></draw:frame><draw:line draw:style-name="gr7" draw:text-style-name="P95" svg:x1="15.853cm" svg:y1="1.025cm" svg:x2="15.853cm" svg:y2="1.228cm"><text:p/></draw:line><draw:frame draw:style-name="gr8" draw:text-style-name="P98" svg:width="0.752cm" svg:height="0.823cm" svg:x="16.486cm" svg:y="1.55cm"><draw:text-box><text:p text:style-name="P97"><text:span text:style-name="T153">4</text:span></text:p></draw:text-box></draw:frame><draw:line draw:style-name="gr7" draw:text-style-name="P95" svg:x1="16.854cm" svg:y1="1.025cm" svg:x2="16.854cm" svg:y2="1.228cm"><text:p/></draw:line><draw:frame draw:style-name="gr8" draw:text-style-name="P98" svg:width="0.752cm" svg:height="0.823cm" svg:x="17.486cm" svg:y="1.55cm"><draw:text-box><text:p text:style-name="P97"><text:span text:style-name="T153">5</text:span></text:p></draw:text-box></draw:frame><draw:frame draw:style-name="gr9" draw:text-style-name="P98" svg:width="0.629cm" svg:height="0.823cm" svg:x="17.537cm" svg:y="0.529cm"><draw:text-box><text:p text:style-name="P97"><text:span text:style-name="T153">.</text:span></text:p></draw:text-box></draw:frame><draw:line draw:style-name="gr7" draw:text-style-name="P95" svg:x1="17.849cm" svg:y1="1.025cm" svg:x2="17.849cm" svg:y2="1.228cm"><text:p/></draw:line><draw:polyline draw:style-name="gr10" draw:text-style-name="P95" svg:width="0.199cm" svg:height="0.812cm" svg:x="9.652cm" svg:y="0.721cm" svg:viewBox="0 0 200 813" draw:points="0,813 200,813 200,0 0,0"><text:p/></draw:polyline><draw:polyline draw:style-name="gr10" draw:text-style-name="P95" svg:width="0.199cm" svg:height="0.812cm" svg:x="16.653cm" svg:y="0.721cm" svg:viewBox="0 0 200 813" draw:points="0,813 200,813 200,0 0,0"><text:p/></draw:polyline><draw:polygon draw:style-name="gr11" draw:text-style-name="P99" svg:width="6.999cm" svg:height="0.115cm" svg:x="9.85cm" svg:y="1.145cm" svg:viewBox="0 0 7000 116" draw:points="0,0 7000,0 7000,116 0,116"><text:p/></draw:polygon><draw:polyline draw:style-name="gr12" draw:text-style-name="P95" svg:width="0.199cm" svg:height="0.812cm" svg:x="13.852cm" svg:y="0.721cm" svg:viewBox="0 0 200 813" draw:points="200,813 0,813 0,0 200,0"><text:p/></draw:polyline><draw:polyline draw:style-name="gr12" draw:text-style-name="P95" svg:width="0.199cm" svg:height="0.812cm" svg:x="17.849cm" svg:y="0.721cm" svg:viewBox="0 0 200 813" draw:points="200,813 0,813 0,0 200,0"><text:p/></draw:polyline><draw:polygon draw:style-name="gr13" draw:text-style-name="P100" svg:width="3.999cm" svg:height="0.126cm" svg:x="13.852cm" svg:y="1.018cm" svg:viewBox="0 0 4000 127" draw:points="0,0 4000,0 4000,127 0,127"><text:p/></draw:polygon></draw:g>Ex avec des intervalles :</text:p>
      <text:list xml:id="list83145840228430" text:continue-numbering="true" text:style-name="tfPuce">
        <text:list-item>
          <text:p text:style-name="P78"><draw:g text:anchor-type="paragraph" draw:z-index="3" draw:style-name="gr2"><draw:g draw:style-name="gr3"><draw:line draw:style-name="gr4" draw:text-style-name="P95" svg:x1="8.885cm" svg:y1="2.748cm" svg:x2="18.917cm" svg:y2="2.748cm"><text:p/></draw:line><draw:polygon draw:style-name="gr5" draw:text-style-name="P96" svg:width="0.216cm" svg:height="0.199cm" svg:x="18.7cm" svg:y="2.651cm" svg:viewBox="0 0 217 200" draw:points="217,100 0,200 0,0"><text:p/></draw:polygon></draw:g><draw:frame draw:style-name="gr6" draw:text-style-name="P98" svg:width="0.916cm" svg:height="0.823cm" svg:x="9.386cm" svg:y="3.152cm"><draw:text-box><text:p text:style-name="P97"><text:span text:style-name="T153">-3</text:span></text:p></draw:text-box></draw:frame><draw:line draw:style-name="gr7" draw:text-style-name="P95" svg:x1="9.841cm" svg:y1="2.628cm" svg:x2="9.841cm" svg:y2="2.831cm"><text:p/></draw:line><draw:frame draw:style-name="gr6" draw:text-style-name="P98" svg:width="0.916cm" svg:height="0.823cm" svg:x="10.386cm" svg:y="3.152cm"><draw:text-box><text:p text:style-name="P97"><text:span text:style-name="T153">-2</text:span></text:p></draw:text-box></draw:frame><draw:line draw:style-name="gr7" draw:text-style-name="P95" svg:x1="10.841cm" svg:y1="2.628cm" svg:x2="10.841cm" svg:y2="2.831cm"><text:p/></draw:line><draw:frame draw:style-name="gr6" draw:text-style-name="P98" svg:width="0.916cm" svg:height="0.823cm" svg:x="11.386cm" svg:y="3.152cm"><draw:text-box><text:p text:style-name="P97"><text:span text:style-name="T153">-1</text:span></text:p></draw:text-box></draw:frame><draw:line draw:style-name="gr7" draw:text-style-name="P95" svg:x1="11.841cm" svg:y1="2.628cm" svg:x2="11.841cm" svg:y2="2.831cm"><text:p/></draw:line><draw:frame draw:style-name="gr8" draw:text-style-name="P98" svg:width="0.752cm" svg:height="0.823cm" svg:x="12.478cm" svg:y="3.152cm"><draw:text-box><text:p text:style-name="P97"><text:span text:style-name="T153">0</text:span></text:p></draw:text-box></draw:frame><draw:line draw:style-name="gr7" draw:text-style-name="P95" svg:x1="12.841cm" svg:y1="2.628cm" svg:x2="12.841cm" svg:y2="2.831cm"><text:p/></draw:line><draw:frame draw:style-name="gr8" draw:text-style-name="P98" svg:width="0.752cm" svg:height="0.823cm" svg:x="13.475cm" svg:y="3.152cm"><draw:text-box><text:p text:style-name="P97"><text:span text:style-name="T153">1</text:span></text:p></draw:text-box></draw:frame><draw:line draw:style-name="gr7" draw:text-style-name="P95" svg:x1="13.843cm" svg:y1="2.628cm" svg:x2="13.843cm" svg:y2="2.831cm"><text:p/></draw:line><draw:frame draw:style-name="gr8" draw:text-style-name="P98" svg:width="0.752cm" svg:height="0.823cm" svg:x="14.477cm" svg:y="3.152cm"><draw:text-box><text:p text:style-name="P97"><text:span text:style-name="T153">2</text:span></text:p></draw:text-box></draw:frame><draw:line draw:style-name="gr7" draw:text-style-name="P95" svg:x1="14.843cm" svg:y1="2.628cm" svg:x2="14.843cm" svg:y2="2.831cm"><text:p/></draw:line><draw:frame draw:style-name="gr8" draw:text-style-name="P98" svg:width="0.752cm" svg:height="0.823cm" svg:x="15.477cm" svg:y="3.152cm"><draw:text-box><text:p text:style-name="P97"><text:span text:style-name="T153">3</text:span></text:p></draw:text-box></draw:frame><draw:line draw:style-name="gr7" draw:text-style-name="P95" svg:x1="15.845cm" svg:y1="2.628cm" svg:x2="15.845cm" svg:y2="2.831cm"><text:p/></draw:line><draw:frame draw:style-name="gr8" draw:text-style-name="P98" svg:width="0.752cm" svg:height="0.823cm" svg:x="16.477cm" svg:y="3.152cm"><draw:text-box><text:p text:style-name="P97"><text:span text:style-name="T153">4</text:span></text:p></draw:text-box></draw:frame><draw:line draw:style-name="gr7" draw:text-style-name="P95" svg:x1="16.841cm" svg:y1="2.628cm" svg:x2="16.841cm" svg:y2="2.831cm"><text:p/></draw:line><draw:frame draw:style-name="gr8" draw:text-style-name="P98" svg:width="0.752cm" svg:height="0.823cm" svg:x="17.477cm" svg:y="3.152cm"><draw:text-box><text:p text:style-name="P97"><text:span text:style-name="T153">5</text:span></text:p></draw:text-box></draw:frame><draw:frame draw:style-name="gr9" draw:text-style-name="P98" svg:width="0.629cm" svg:height="0.823cm" svg:x="17.528cm" svg:y="2.131cm"><draw:text-box><text:p text:style-name="P97"><text:span text:style-name="T153">.</text:span></text:p></draw:text-box></draw:frame><draw:line draw:style-name="gr7" draw:text-style-name="P95" svg:x1="17.841cm" svg:y1="2.628cm" svg:x2="17.841cm" svg:y2="2.831cm"><text:p/></draw:line><draw:polygon draw:style-name="gr11" draw:text-style-name="P99" svg:width="3.954cm" svg:height="0.115cm" svg:x="8.89cm" svg:y="2.748cm" svg:viewBox="0 0 3955 116" draw:points="0,0 3955,0 3955,116 0,116"><text:p/></draw:polygon><draw:polyline draw:style-name="gr10" draw:text-style-name="P95" svg:width="0.199cm" svg:height="0.812cm" svg:x="12.64cm" svg:y="2.323cm" svg:viewBox="0 0 200 813" draw:points="0,813 200,813 200,0 0,0"><text:p/></draw:polyline><draw:polyline draw:style-name="gr12" draw:text-style-name="P95" svg:width="0.199cm" svg:height="0.812cm" svg:x="14.84cm" svg:y="2.323cm" svg:viewBox="0 0 200 813" draw:points="200,813 0,813 0,0 200,0"><text:p/></draw:polyline><draw:polygon draw:style-name="gr13" draw:text-style-name="P100" svg:width="3.849cm" svg:height="0.129cm" svg:x="14.84cm" svg:y="2.621cm" svg:viewBox="0 0 3850 130" draw:points="0,0 3850,0 3850,130 0,130"><text:p/></draw:polygon></draw:g>A = [1 ; 5[ et B = ]–3 ; 4]<text:line-break/>A <text:span text:style-name="T30">∩</text:span> B = <text:span text:style-name="T96">[1 ; 4]</text:span><text:line-break/>A <text:span text:style-name="T37">∪</text:span> B = <text:span text:style-name="T96">]–3 ; 5[</text:span></text:p>
        </text:list-item>
        <text:list-item>
          <text:p text:style-name="P78"><draw:g text:anchor-type="paragraph" draw:z-index="4" draw:style-name="gr2"><draw:g draw:style-name="gr3"><draw:line draw:style-name="gr4" draw:text-style-name="P95" svg:x1="8.908cm" svg:y1="2.833cm" svg:x2="18.94cm" svg:y2="2.833cm"><text:p/></draw:line><draw:polygon draw:style-name="gr5" draw:text-style-name="P96" svg:width="0.216cm" svg:height="0.199cm" svg:x="18.723cm" svg:y="2.736cm" svg:viewBox="0 0 217 200" draw:points="217,100 0,200 0,0"><text:p/></draw:polygon></draw:g><draw:frame draw:style-name="gr6" draw:text-style-name="P98" svg:width="0.916cm" svg:height="0.823cm" svg:x="9.412cm" svg:y="3.238cm"><draw:text-box><text:p text:style-name="P97"><text:span text:style-name="T153">-3</text:span></text:p></draw:text-box></draw:frame><draw:line draw:style-name="gr7" draw:text-style-name="P95" svg:x1="9.864cm" svg:y1="2.713cm" svg:x2="9.864cm" svg:y2="2.916cm"><text:p/></draw:line><draw:frame draw:style-name="gr6" draw:text-style-name="P98" svg:width="0.916cm" svg:height="0.823cm" svg:x="10.413cm" svg:y="3.238cm"><draw:text-box><text:p text:style-name="P97"><text:span text:style-name="T153">-2</text:span></text:p></draw:text-box></draw:frame><draw:line draw:style-name="gr7" draw:text-style-name="P95" svg:x1="10.864cm" svg:y1="2.713cm" svg:x2="10.864cm" svg:y2="2.916cm"><text:p/></draw:line><draw:frame draw:style-name="gr6" draw:text-style-name="P98" svg:width="0.916cm" svg:height="0.823cm" svg:x="11.413cm" svg:y="3.238cm"><draw:text-box><text:p text:style-name="P97"><text:span text:style-name="T153">-1</text:span></text:p></draw:text-box></draw:frame><draw:line draw:style-name="gr7" draw:text-style-name="P95" svg:x1="11.864cm" svg:y1="2.713cm" svg:x2="11.864cm" svg:y2="2.916cm"><text:p/></draw:line><draw:frame draw:style-name="gr8" draw:text-style-name="P98" svg:width="0.752cm" svg:height="0.823cm" svg:x="12.501cm" svg:y="3.238cm"><draw:text-box><text:p text:style-name="P97"><text:span text:style-name="T153">0</text:span></text:p></draw:text-box></draw:frame><draw:line draw:style-name="gr7" draw:text-style-name="P95" svg:x1="12.864cm" svg:y1="2.713cm" svg:x2="12.864cm" svg:y2="2.916cm"><text:p/></draw:line><draw:frame draw:style-name="gr8" draw:text-style-name="P98" svg:width="0.752cm" svg:height="0.823cm" svg:x="13.498cm" svg:y="3.238cm"><draw:text-box><text:p text:style-name="P97"><text:span text:style-name="T153">1</text:span></text:p></draw:text-box></draw:frame><draw:line draw:style-name="gr7" draw:text-style-name="P95" svg:x1="13.866cm" svg:y1="2.713cm" svg:x2="13.866cm" svg:y2="2.916cm"><text:p/></draw:line><draw:frame draw:style-name="gr8" draw:text-style-name="P98" svg:width="0.752cm" svg:height="0.823cm" svg:x="14.5cm" svg:y="3.238cm"><draw:text-box><text:p text:style-name="P97"><text:span text:style-name="T153">2</text:span></text:p></draw:text-box></draw:frame><draw:line draw:style-name="gr7" draw:text-style-name="P95" svg:x1="14.866cm" svg:y1="2.713cm" svg:x2="14.866cm" svg:y2="2.916cm"><text:p/></draw:line><draw:frame draw:style-name="gr8" draw:text-style-name="P98" svg:width="0.752cm" svg:height="0.823cm" svg:x="15.5cm" svg:y="3.238cm"><draw:text-box><text:p text:style-name="P97"><text:span text:style-name="T153">3</text:span></text:p></draw:text-box></draw:frame><draw:line draw:style-name="gr7" draw:text-style-name="P95" svg:x1="15.868cm" svg:y1="2.713cm" svg:x2="15.868cm" svg:y2="2.916cm"><text:p/></draw:line><draw:frame draw:style-name="gr8" draw:text-style-name="P98" svg:width="0.752cm" svg:height="0.823cm" svg:x="16.5cm" svg:y="3.238cm"><draw:text-box><text:p text:style-name="P97"><text:span text:style-name="T153">4</text:span></text:p></draw:text-box></draw:frame><draw:line draw:style-name="gr7" draw:text-style-name="P95" svg:x1="16.864cm" svg:y1="2.713cm" svg:x2="16.864cm" svg:y2="2.916cm"><text:p/></draw:line><draw:frame draw:style-name="gr8" draw:text-style-name="P98" svg:width="0.752cm" svg:height="0.823cm" svg:x="17.5cm" svg:y="3.238cm"><draw:text-box><text:p text:style-name="P97"><text:span text:style-name="T153">5</text:span></text:p></draw:text-box></draw:frame><draw:frame draw:style-name="gr9" draw:text-style-name="P98" svg:width="0.629cm" svg:height="0.823cm" svg:x="17.551cm" svg:y="2.217cm"><draw:text-box><text:p text:style-name="P97"><text:span text:style-name="T153">.</text:span></text:p></draw:text-box></draw:frame><draw:line draw:style-name="gr7" draw:text-style-name="P95" svg:x1="17.864cm" svg:y1="2.713cm" svg:x2="17.864cm" svg:y2="2.916cm"><text:p/></draw:line><draw:polygon draw:style-name="gr11" draw:text-style-name="P99" svg:width="6.874cm" svg:height="0.115cm" svg:x="11.858cm" svg:y="2.833cm" svg:viewBox="0 0 6875 116" draw:points="0,0 6875,0 6875,116 0,116"><text:p/></draw:polygon><draw:polyline draw:style-name="gr12" draw:text-style-name="P95" svg:width="0.199cm" svg:height="0.812cm" svg:x="12.867cm" svg:y="2.409cm" svg:viewBox="0 0 200 813" draw:points="200,813 0,813 0,0 200,0"><text:p/></draw:polyline><draw:polyline draw:style-name="gr12" draw:text-style-name="P95" svg:width="0.199cm" svg:height="0.812cm" svg:x="14.863cm" svg:y="2.409cm" svg:viewBox="0 0 200 813" draw:points="200,813 0,813 0,0 200,0"><text:p/></draw:polyline><draw:polygon draw:style-name="gr13" draw:text-style-name="P100" svg:width="1.995cm" svg:height="0.126cm" svg:x="12.867cm" svg:y="2.706cm" svg:viewBox="0 0 1996 127" draw:points="0,0 1996,0 1996,127 0,127"><text:p/></draw:polygon><draw:polyline draw:style-name="gr10" draw:text-style-name="P95" svg:width="0.199cm" svg:height="0.812cm" svg:x="11.664cm" svg:y="2.422cm" svg:viewBox="0 0 200 813" draw:points="0,813 200,813 200,0 0,0"><text:p/></draw:polyline></draw:g>A = [2 ; +<text:span text:style-name="T30">∞</text:span>[ et B = ]–<text:span text:style-name="T30">∞</text:span> ; 0]<text:line-break/>A <text:span text:style-name="T30">∩</text:span> B = <text:span text:style-name="T116">∅</text:span><text:line-break/>A <text:span text:style-name="T37">∪</text:span> B = <text:span text:style-name="T96">]–∞ ; 0] ∪ [2 ; +∞[</text:span></text:p>
        </text:list-item>
        <text:list-item>
          <text:p text:style-name="P78">A = [0 ; 2[ et B = ]–1 ; +<text:span text:style-name="T30">∞</text:span>[<text:line-break/>A <text:span text:style-name="T30">∩</text:span> B = <text:span text:style-name="T116">[0 ; 2[ = A</text:span><text:line-break/>A <text:span text:style-name="T37">∪</text:span> B = <text:span text:style-name="T96">]–1 ; +</text:span><text:span text:style-name="T105">∞</text:span><text:span text:style-name="T96">[ = B</text:span></text:p>
        </text:list-item>
      </text:list>
      <text:p text:style-name="P40"><draw:frame text:anchor-type="paragraph" draw:z-index="0" draw:style-name="gr1" draw:text-style-name="P94" svg:width="5.359cm" svg:height="3.043cm" svg:x="13.64cm" svg:y="3.41cm"><draw:text-box><text:p><text:span text:style-name="T152">p22: 46, 53, 54</text:span></text:p><text:p><text:span text:style-name="T152">p23: 56, 57, 58, 67</text:span></text:p><text:p><text:span text:style-name="T152">p26: 110, 111</text:span></text:p><text:p><text:span text:style-name="T152">p27: 119</text:span></text:p></draw:text-box></draw:frame></text:p>
      <text:list xml:id="list83145624031712" text:continue-list="list83145272819381" text:style-name="tfNum_20_1_29_">
        <text:list-item>
          <text:p text:style-name="P91"><text:span text:style-name="T118">D</text:span>ans les exercices</text:p>
        </text:list-item>
      </text:list>
      <text:p text:style-name="P35"><text:span text:style-name="T5">Avant</text:span> <text:span text:style-name="T119">de modifier une expression</text:span> contenant une variable, il faut <text:span text:style-name="T5">définir</text:span> cette variable <text:span text:style-name="T123">et notamment </text:span><text:span text:style-name="T16">vérifier qu’</text:span><text:span text:style-name="T24">elle</text:span><text:span text:style-name="T23"> ne prend</text:span><text:span text:style-name="T16"> pas de </text:span><text:span text:style-name="T25">valeurs interdites</text:span><text:span text:style-name="T16">.</text:span></text:p>
      <text:p text:style-name="P34">Voici <text:span text:style-name="T123">donc </text:span>quelques réflexes de rédaction à prendre dès <text:span text:style-name="T119">l</text:span>e début d<text:span text:style-name="T119">e l</text:span>’année :</text:p>
      <text:p text:style-name="P38"/>
      <text:p text:style-name="P36"><text:span text:style-name="T8">Ex1 :</text:span><text:span text:style-name="T117"> Développer : </text:span><text:span text:style-name="T117"><draw:frame draw:style-name="fr1" draw:name="Objet55" text:anchor-type="as-char" svg:y="-0.654cm" svg:width="5.144cm" svg:height="0.836cm" draw:z-index="38"><draw:object xlink:href="./Object 54" xlink:type="simple" xlink:show="embed" xlink:actuate="onLoad"/><draw:image xlink:href="./ObjectReplacements/Object 54" xlink:type="simple" xlink:show="embed" xlink:actuate="onLoad"/></draw:frame></text:span></text:p>
      <text:p text:style-name="P36"/>
      <text:p text:style-name="P36"><text:span text:style-name="T117">Pour</text:span><text:span text:style-name="T17"> tout </text:span><text:span text:style-name="T26">x</text:span><text:span text:style-name="T16"> </text:span><text:span text:style-name="T17">de </text:span><text:span text:style-name="T41">ℝ</text:span><text:span text:style-name="T17"> </text:span><text:span text:style-name="T16">: </text:span><text:span text:style-name="T16"><draw:frame draw:style-name="fr1" draw:name="Objet56" text:anchor-type="as-char" svg:y="-0.654cm" svg:width="9.777cm" svg:height="0.836cm" draw:z-index="40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16"/>
      <text:p text:style-name="P22"/>
      <text:p text:style-name="P14"><text:span text:style-name="T19">E</text:span><text:span text:style-name="T18">x2 :</text:span><text:span text:style-name="T16"> Simplifier : </text:span><text:span text:style-name="T16"><draw:frame draw:style-name="fr1" draw:name="Objet68" text:anchor-type="as-char" svg:y="-1.064cm" svg:width="4.759cm" svg:height="1.739cm" draw:z-index="41"><draw:object xlink:href="./Object 68" xlink:type="simple" xlink:show="embed" xlink:actuate="onLoad"/><draw:image xlink:href="./ObjectReplacements/Object 68" xlink:type="simple" xlink:show="embed" xlink:actuate="onLoad"/></draw:frame></text:span></text:p>
      <text:p text:style-name="P13"><text:span text:style-name="T21">Conditions : </text:span><text:span text:style-name="T97"><draw:frame draw:style-name="fr1" draw:name="Objet69" text:anchor-type="as-char" svg:y="-0.654cm" svg:width="2.475cm" svg:height="0.792cm" draw:z-index="42"><draw:object xlink:href="./Object 69" xlink:type="simple" xlink:show="embed" xlink:actuate="onLoad"/><draw:image xlink:href="./ObjectReplacements/Object 69" xlink:type="simple" xlink:show="embed" xlink:actuate="onLoad"/></draw:frame></text:span><text:span text:style-name="T77"><text:s/>⇔ </text:span><text:span text:style-name="T97"><draw:frame draw:style-name="fr1" draw:name="Objet70" text:anchor-type="as-char" svg:y="-0.579cm" svg:width="4.343cm" svg:height="0.758cm" draw:z-index="43"><draw:object xlink:href="./Object 70" xlink:type="simple" xlink:show="embed" xlink:actuate="onLoad"/><draw:image xlink:href="./ObjectReplacements/Object 70" xlink:type="simple" xlink:show="embed" xlink:actuate="onLoad"/></draw:frame></text:span><text:span text:style-name="T97"><text:s/>⇔ </text:span><text:span text:style-name="T97"><draw:frame draw:style-name="fr1" draw:name="Objet71" text:anchor-type="as-char" svg:y="-0.564cm" svg:width="3.718cm" svg:height="0.702cm" draw:z-index="44"><draw:object xlink:href="./Object 71" xlink:type="simple" xlink:show="embed" xlink:actuate="onLoad"/><draw:image xlink:href="./ObjectReplacements/Object 71" xlink:type="simple" xlink:show="embed" xlink:actuate="onLoad"/></draw:frame></text:span></text:p>
      <text:p text:style-name="P31"/>
      <text:p text:style-name="P29"><text:span text:style-name="T78">Pour tout </text:span><text:span text:style-name="T81">x</text:span><text:span text:style-name="T78"> de </text:span><text:span text:style-name="T41">ℝ</text:span><text:span text:style-name="T16">\{–1 ; 1}</text:span><text:span text:style-name="T17"> : </text:span><text:span text:style-name="T17"><draw:frame draw:style-name="fr1" draw:name="Objet72" text:anchor-type="as-char" svg:y="-1.064cm" svg:width="10.52cm" svg:height="1.739cm" draw:z-index="45"><draw:object xlink:href="./Object 72" xlink:type="simple" xlink:show="embed" xlink:actuate="onLoad"/><draw:image xlink:href="./ObjectReplacements/Object 72" xlink:type="simple" xlink:show="embed" xlink:actuate="onLoad"/></draw:frame></text:span></text:p>
      <text:p text:style-name="P18"/>
      <text:p text:style-name="P16"/>
      <text:p text:style-name="P39"><text:span text:style-name="T19">Ex</text:span><text:span text:style-name="T20">3</text:span><text:span text:style-name="T19"> :</text:span><text:span text:style-name="T17"> Résoudre (E) : </text:span><text:span text:style-name="T17"><draw:frame draw:style-name="fr1" draw:name="Objet57" text:anchor-type="as-char" svg:y="-0.654cm" svg:width="2.757cm" svg:height="0.792cm" draw:z-index="46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8"/>
      <text:p text:style-name="P39"><text:span text:style-name="T78">(E) ⇔ </text:span><text:span text:style-name="T17"><draw:frame draw:style-name="fr1" draw:name="Objet67" text:anchor-type="as-char" svg:y="-0.654cm" svg:width="3.62cm" svg:height="0.792cm" draw:z-index="47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27"><text:span text:style-name="T78">(E) ⇔ </text:span><text:span text:style-name="T17"><draw:frame draw:style-name="fr1" draw:name="Objet64" text:anchor-type="as-char" svg:y="-0.654cm" svg:width="2.863cm" svg:height="0.836cm" draw:z-index="48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7"><text:span text:style-name="T21">O</text:span><text:span text:style-name="T16">r un carré est toujours positif ou nul</text:span></text:p>
      <text:p text:style-name="P28"><text:span text:style-name="T80">S</text:span><text:span text:style-name="T78"> = </text:span><text:span text:style-name="T41">ℝ</text:span><text:span text:style-name="T17">\{–2}</text:span></text:p>
      <text:p text:style-name="P17"/>
      <text:p text:style-name="P17"/>
      <text:p text:style-name="P15"><text:span text:style-name="T19">E</text:span><text:span text:style-name="T18">x4 :</text:span><text:span text:style-name="T16"> Résoudre (I) : </text:span><text:span text:style-name="T16"><draw:frame draw:style-name="fr1" draw:name="Objet74" text:anchor-type="as-char" svg:y="-0.564cm" svg:width="3.958cm" svg:height="0.721cm" draw:z-index="49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23"/>
      <text:p text:style-name="P30"><text:span text:style-name="T79">(I) ⇔</text:span><text:span text:style-name="T76"> </text:span><text:span text:style-name="T16"><draw:frame draw:style-name="fr1" draw:name="Objet75" text:anchor-type="as-char" svg:y="-0.564cm" svg:width="2.843cm" svg:height="0.721cm" draw:z-index="50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p>
      <text:p text:style-name="P30"><text:span text:style-name="T79">(I) ⇔</text:span><text:span text:style-name="T76"> </text:span><text:span text:style-name="T16"><draw:frame draw:style-name="fr1" draw:name="Objet76" text:anchor-type="as-char" svg:y="-0.564cm" svg:width="1.408cm" svg:height="0.721cm" draw:z-index="51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p>
      <text:p text:style-name="P30"><draw:frame text:anchor-type="paragraph" draw:z-index="6" draw:style-name="gr22" draw:text-style-name="P94" svg:width="3.269cm" svg:height="0.733cm" svg:x="15.73cm" svg:y="1.88cm"><draw:text-box><text:p><text:span text:style-name="T152">feuille 1.2</text:span></text:p></draw:text-box></draw:frame><text:span text:style-name="T79">S = </text:span><text:span text:style-name="T22">]–∞ </text:span><text:span text:style-name="T16">; </text:span><text:span text:style-name="T22">1]</text:span></text:p>
      <text:list xml:id="list83145187941244" text:continue-list="list4079982033" text:style-name="tfNum_20_I_29_">
        <text:list-item>
          <text:p text:style-name="P85"><text:span text:style-name="T95">RÈGLES</text:span> DE CALCUL</text:p>
        </text:list-item>
      </text:list>
      <text:p text:style-name="P1"/>
      <text:list xml:id="list83145277617775" text:continue-list="list83145624031712" text:style-name="tfNum_20_1_29_">
        <text:list-item text:start-value="1">
          <text:p text:style-name="tfTitre_20_1_29_">Quotients :</text:p>
        </text:list-item>
      </text:list>
      <table:table table:name="Tableau2" table:style-name="Tableau2">
        <table:table-column table:style-name="Tableau2.A" table:number-columns-repeated="2"/>
        <table:table-row>
          <table:table-cell table:style-name="Tableau2.A1" office:value-type="string">
            <text:p text:style-name="P3">CONDITION</text:p>
          </table:table-cell>
          <table:table-cell table:style-name="Tableau2.B1" office:value-type="string">
            <text:p text:style-name="P12">RÈGLE</text:p>
          </table:table-cell>
        </table:table-row>
        <table:table-row>
          <table:table-cell table:style-name="Tableau2.A2" office:value-type="string">
            <text:p text:style-name="P33"><text:span text:style-name="T47">a</text:span> <text:span text:style-name="T30">∈</text:span> <text:span text:style-name="T37">ℝ</text:span> et <text:span text:style-name="T47">b</text:span> <text:span text:style-name="T30">∈</text:span> <text:span text:style-name="T37">ℝ</text:span><text:span text:style-name="T1">*</text:span> </text:p>
          </table:table-cell>
          <table:table-cell table:style-name="Tableau2.B2" office:value-type="string">
            <text:p text:style-name="P4"><draw:frame draw:style-name="fr1" draw:name="Objet29" text:anchor-type="as-char" svg:y="-0.931cm" svg:width="4.059cm" svg:height="1.499cm" draw:z-index="52"><draw:object xlink:href="./Object 29" xlink:type="simple" xlink:show="embed" xlink:actuate="onLoad"/><draw:image xlink:href="./ObjectReplacements/Object 29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33"><text:span text:style-name="T47">a</text:span> <text:span text:style-name="T30">∈</text:span> <text:span text:style-name="T37">ℝ</text:span> ; <text:span text:style-name="T47">b</text:span> <text:span text:style-name="T30">∈</text:span> <text:span text:style-name="T37">ℝ</text:span><text:span text:style-name="T1">*</text:span> ;</text:p>
            <text:p text:style-name="P33"><text:span text:style-name="T47">c</text:span><text:span text:style-name="T54"> </text:span><text:span text:style-name="T31">∈</text:span> <text:span text:style-name="T37">ℝ</text:span> et <text:span text:style-name="T47">d</text:span><text:span text:style-name="T54"> </text:span><text:span text:style-name="T31">∈</text:span> <text:span text:style-name="T37">ℝ</text:span><text:span text:style-name="T1">*</text:span> </text:p>
          </table:table-cell>
          <table:table-cell table:style-name="Tableau2.B2" office:value-type="string">
            <text:p text:style-name="P4"><draw:frame draw:style-name="fr1" draw:name="Objet30" text:anchor-type="as-char" svg:y="-0.931cm" svg:width="4.062cm" svg:height="1.499cm" draw:z-index="53"><draw:object xlink:href="./Object 30" xlink:type="simple" xlink:show="embed" xlink:actuate="onLoad"/><draw:image xlink:href="./ObjectReplacements/Object 30" xlink:type="simple" xlink:show="embed" xlink:actuate="onLoad"/></draw:frame></text:p>
          </table:table-cell>
        </table:table-row>
        <table:table-row>
          <table:table-cell table:style-name="Tableau2.A2" office:value-type="string">
            <text:p text:style-name="P33"><text:span text:style-name="T47">a</text:span> <text:span text:style-name="T30">∈</text:span> <text:span text:style-name="T37">ℝ</text:span> ; <text:span text:style-name="T47">b</text:span> <text:span text:style-name="T30">∈</text:span> <text:span text:style-name="T37">ℝ</text:span><text:span text:style-name="T1">*</text:span> ;</text:p>
            <text:p text:style-name="P33"><text:span text:style-name="T47">c</text:span><text:span text:style-name="T54"> </text:span><text:span text:style-name="T31">∈</text:span> <text:span text:style-name="T37">ℝ</text:span> et <text:span text:style-name="T47">d</text:span><text:span text:style-name="T54"> </text:span><text:span text:style-name="T31">∈</text:span> <text:span text:style-name="T37">ℝ</text:span><text:span text:style-name="T1">*</text:span> </text:p>
          </table:table-cell>
          <table:table-cell table:style-name="Tableau2.B2" office:value-type="string">
            <text:p text:style-name="P4"><draw:frame draw:style-name="fr1" draw:name="Objet31" text:anchor-type="as-char" svg:y="-0.931cm" svg:width="3.09cm" svg:height="1.499cm" draw:z-index="54"><draw:object xlink:href="./Object 31" xlink:type="simple" xlink:show="embed" xlink:actuate="onLoad"/><draw:image xlink:href="./ObjectReplacements/Object 31" xlink:type="simple" xlink:show="embed" xlink:actuate="onLoad"/></draw:frame></text:p>
          </table:table-cell>
        </table:table-row>
        <table:table-row>
          <table:table-cell table:style-name="Tableau2.A5" office:value-type="string">
            <text:p text:style-name="P33"><text:span text:style-name="T47">a</text:span> <text:span text:style-name="T30">∈</text:span> <text:span text:style-name="T37">ℝ</text:span> ; <text:span text:style-name="T47">b</text:span> <text:span text:style-name="T30">∈</text:span> <text:span text:style-name="T37">ℝ</text:span><text:span text:style-name="T1">*</text:span> ;</text:p>
            <text:p text:style-name="P33"><text:span text:style-name="T47">c</text:span><text:span text:style-name="T54"> </text:span><text:span text:style-name="T31">∈</text:span> <text:span text:style-name="T37">ℝ</text:span><text:span text:style-name="T1">*</text:span> et <text:span text:style-name="T47">d</text:span><text:span text:style-name="T54"> </text:span><text:span text:style-name="T31">∈</text:span> <text:span text:style-name="T37">ℝ</text:span><text:span text:style-name="T1">*</text:span> </text:p>
          </table:table-cell>
          <table:table-cell table:style-name="Tableau2.B5" office:value-type="string">
            <text:p text:style-name="P4"><draw:frame draw:style-name="fr1" draw:name="Objet32" text:anchor-type="as-char" svg:y="-1.729cm" svg:width="3.485cm" svg:height="3.09cm" draw:z-index="55"><draw:object xlink:href="./Object 32" xlink:type="simple" xlink:show="embed" xlink:actuate="onLoad"/><draw:image xlink:href="./ObjectReplacements/Object 32" xlink:type="simple" xlink:show="embed" xlink:actuate="onLoad"/></draw:frame></text:p>
          </table:table-cell>
        </table:table-row>
      </table:table>
      <text:p text:style-name="P1"/>
      <text:p text:style-name="P1"/>
      <text:list xml:id="list83145217767366" text:continue-numbering="true" text:style-name="tfNum_20_1_29_">
        <text:list-item>
          <text:p text:style-name="tfTitre_20_1_29_">Puissances :<text:span text:style-name="T12"> <text:s text:c="2"/>(</text:span><text:span text:style-name="T13">n</text:span><text:span text:style-name="T12"> et </text:span><text:span text:style-name="T13">m</text:span><text:span text:style-name="T12"> entiers strictement positifs)</text:span></text:p>
        </text:list-item>
      </text:list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4">CONDITION</text:p>
          </table:table-cell>
          <table:table-cell table:style-name="Tableau5.B1" office:value-type="string">
            <text:p text:style-name="P12">RÈGLE</text:p>
          </table:table-cell>
        </table:table-row>
        <table:table-row>
          <table:table-cell table:style-name="Tableau5.A2" office:value-type="string">
            <text:p text:style-name="P33"><text:span text:style-name="T47">a</text:span> <text:span text:style-name="T30">∈</text:span> <text:span text:style-name="T37">ℝ</text:span><text:span text:style-name="T1">*</text:span> </text:p>
          </table:table-cell>
          <table:table-cell table:style-name="Tableau5.B2" office:value-type="string">
            <text:p text:style-name="P4"><draw:frame draw:style-name="fr1" draw:name="Objet40" text:anchor-type="as-char" svg:y="-0.66cm" svg:width="1.6cm" svg:height="0.796cm" draw:z-index="56"><draw:object xlink:href="./Object 28" xlink:type="simple" xlink:show="embed" xlink:actuate="onLoad"/><draw:image xlink:href="./ObjectReplacements/Object 28" xlink:type="simple" xlink:show="embed" xlink:actuate="onLoad"/></draw:frame></text:p>
          </table:table-cell>
        </table:table-row>
        <table:table-row>
          <table:table-cell table:style-name="Tableau5.A2" office:value-type="string">
            <text:p text:style-name="P33"><text:span text:style-name="T47">a</text:span> <text:span text:style-name="T30">∈</text:span> <text:span text:style-name="T37">ℝ</text:span><text:span text:style-name="T1">*</text:span> </text:p>
          </table:table-cell>
          <table:table-cell table:style-name="Tableau5.B2" office:value-type="string">
            <text:p text:style-name="P4"><draw:frame draw:style-name="fr1" draw:name="Objet41" text:anchor-type="as-char" svg:y="-0.931cm" svg:width="2.244cm" svg:height="1.593cm" draw:z-index="57"><draw:object xlink:href="./Object 40" xlink:type="simple" xlink:show="embed" xlink:actuate="onLoad"/><draw:image xlink:href="./ObjectReplacements/Object 40" xlink:type="simple" xlink:show="embed" xlink:actuate="onLoad"/></draw:frame></text:p>
          </table:table-cell>
        </table:table-row>
        <table:table-row>
          <table:table-cell table:style-name="Tableau5.A2" office:value-type="string">
            <text:p text:style-name="P33"><text:span text:style-name="T47">a</text:span> <text:span text:style-name="T30">∈</text:span> <text:span text:style-name="T37">ℝ</text:span> </text:p>
          </table:table-cell>
          <table:table-cell table:style-name="Tableau5.B2" office:value-type="string">
            <text:p text:style-name="P4"><draw:frame draw:style-name="fr1" draw:name="Objet42" text:anchor-type="as-char" svg:y="-0.66cm" svg:width="3.618cm" svg:height="0.796cm" draw:z-index="58"><draw:object xlink:href="./Object 42" xlink:type="simple" xlink:show="embed" xlink:actuate="onLoad"/><draw:image xlink:href="./ObjectReplacements/Object 42" xlink:type="simple" xlink:show="embed" xlink:actuate="onLoad"/></draw:frame></text:p>
          </table:table-cell>
        </table:table-row>
        <table:table-row>
          <table:table-cell table:style-name="Tableau5.A2" office:value-type="string">
            <text:p text:style-name="P33"><text:span text:style-name="T47">a</text:span> <text:span text:style-name="T30">∈</text:span> <text:span text:style-name="T37">ℝ</text:span><text:span text:style-name="T1">*</text:span> </text:p>
          </table:table-cell>
          <table:table-cell table:style-name="Tableau5.B2" office:value-type="string">
            <text:p text:style-name="P4"><draw:frame draw:style-name="fr1" draw:name="Objet43" text:anchor-type="as-char" svg:y="-1.025cm" svg:width="2.662cm" svg:height="1.685cm" draw:z-index="59"><draw:object xlink:href="./Object 43" xlink:type="simple" xlink:show="embed" xlink:actuate="onLoad"/><draw:image xlink:href="./ObjectReplacements/Object 43" xlink:type="simple" xlink:show="embed" xlink:actuate="onLoad"/></draw:frame></text:p>
          </table:table-cell>
        </table:table-row>
        <table:table-row>
          <table:table-cell table:style-name="Tableau5.A2" office:value-type="string">
            <text:p text:style-name="P33"><text:span text:style-name="T47">a</text:span> <text:span text:style-name="T30">∈</text:span> <text:span text:style-name="T37">ℝ</text:span> </text:p>
          </table:table-cell>
          <table:table-cell table:style-name="Tableau5.B2" office:value-type="string">
            <text:p text:style-name="P4"><draw:frame draw:style-name="fr1" draw:name="Objet44" text:anchor-type="as-char" svg:y="-0.66cm" svg:width="3.184cm" svg:height="0.817cm" draw:z-index="60"><draw:object xlink:href="./Object 44" xlink:type="simple" xlink:show="embed" xlink:actuate="onLoad"/><draw:image xlink:href="./ObjectReplacements/Object 44" xlink:type="simple" xlink:show="embed" xlink:actuate="onLoad"/></draw:frame></text:p>
          </table:table-cell>
        </table:table-row>
        <table:table-row>
          <table:table-cell table:style-name="Tableau5.A2" office:value-type="string">
            <text:p text:style-name="P33"><text:span text:style-name="T47">a</text:span> <text:span text:style-name="T30">∈</text:span> <text:span text:style-name="T37">ℝ</text:span> et <text:span text:style-name="T47">b</text:span> <text:span text:style-name="T30">∈</text:span> <text:span text:style-name="T37">ℝ</text:span> </text:p>
          </table:table-cell>
          <table:table-cell table:style-name="Tableau5.B2" office:value-type="string">
            <text:p text:style-name="P4"><draw:frame draw:style-name="fr1" draw:name="Objet45" text:anchor-type="as-char" svg:y="-0.66cm" svg:width="3.21cm" svg:height="0.817cm" draw:z-index="62"><draw:object xlink:href="./Object 45" xlink:type="simple" xlink:show="embed" xlink:actuate="onLoad"/><draw:image xlink:href="./ObjectReplacements/Object 45" xlink:type="simple" xlink:show="embed" xlink:actuate="onLoad"/></draw:frame></text:p>
          </table:table-cell>
        </table:table-row>
        <table:table-row>
          <table:table-cell table:style-name="Tableau5.A8" office:value-type="string">
            <text:p text:style-name="P33"><text:span text:style-name="T47">a</text:span> <text:span text:style-name="T30">∈</text:span> <text:span text:style-name="T37">ℝ</text:span> et <text:span text:style-name="T47">b</text:span> <text:span text:style-name="T30">∈</text:span> <text:span text:style-name="T37">ℝ</text:span><text:span text:style-name="T1">*</text:span> </text:p>
          </table:table-cell>
          <table:table-cell table:style-name="Tableau5.B8" office:value-type="string">
            <text:p text:style-name="P4"><draw:frame draw:style-name="fr1" draw:name="Objet46" text:anchor-type="as-char" svg:y="-1.08cm" svg:width="2.646cm" svg:height="1.762cm" draw:z-index="63"><draw:object xlink:href="./Object 46" xlink:type="simple" xlink:show="embed" xlink:actuate="onLoad"/><draw:image xlink:href="./ObjectReplacements/Object 46" xlink:type="simple" xlink:show="embed" xlink:actuate="onLoad"/></draw:frame></text:p>
          </table:table-cell>
        </table:table-row>
      </table:table>
      <text:p text:style-name="P1"/>
      <text:p text:style-name="P1"><text:span text:style-name="T7">Remarque :</text:span> Il n'y a pas de règle avec <draw:frame draw:style-name="fr1" draw:name="Objet47" text:anchor-type="as-char" svg:y="-0.66cm" svg:width="1.921cm" svg:height="0.796cm" draw:z-index="1"><draw:object xlink:href="./Object 47" xlink:type="simple" xlink:show="embed" xlink:actuate="onLoad"/><draw:image xlink:href="./ObjectReplacements/Object 47" xlink:type="simple" xlink:show="embed" xlink:actuate="onLoad"/></draw:frame></text:p>
      <text:p text:style-name="P1"/>
      <text:list xml:id="list83145630736547" text:continue-numbering="true" text:style-name="tfNum_20_1_29_">
        <text:list-item>
          <text:p text:style-name="tfTitre_20_1_29_"><text:soft-page-break/>Identités remarquables :</text:p>
        </text:list-item>
      </text:list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4">CONDITION</text:p>
          </table:table-cell>
          <table:table-cell table:style-name="Tableau4.B1" office:value-type="string">
            <text:p text:style-name="P12">RÈGLE</text:p>
          </table:table-cell>
        </table:table-row>
        <table:table-row>
          <table:table-cell table:style-name="Tableau4.A2" office:value-type="string">
            <text:p text:style-name="P33"><text:span text:style-name="T47">a</text:span> <text:span text:style-name="T30">∈</text:span> <text:span text:style-name="T37">ℝ</text:span> et <text:span text:style-name="T47">b</text:span> <text:span text:style-name="T30">∈</text:span> <text:span text:style-name="T37">ℝ</text:span></text:p>
          </table:table-cell>
          <table:table-cell table:style-name="Tableau4.B2" office:value-type="string">
            <text:p text:style-name="P4"><draw:frame draw:style-name="fr1" draw:name="Objet66" text:anchor-type="as-char" svg:y="-0.654cm" svg:width="5.653cm" svg:height="0.836cm" draw:z-index="64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  </table:table-cell>
        </table:table-row>
        <table:table-row>
          <table:table-cell table:style-name="Tableau4.A2" office:value-type="string">
            <text:p text:style-name="P33"><text:span text:style-name="T47">a</text:span> <text:span text:style-name="T30">∈</text:span> <text:span text:style-name="T37">ℝ</text:span> et <text:span text:style-name="T47">b</text:span> <text:span text:style-name="T30">∈</text:span> <text:span text:style-name="T37">ℝ</text:span></text:p>
          </table:table-cell>
          <table:table-cell table:style-name="Tableau4.B2" office:value-type="string">
            <text:p text:style-name="P4"><draw:frame draw:style-name="fr1" draw:name="Objet63" text:anchor-type="as-char" svg:y="-0.654cm" svg:width="5.546cm" svg:height="0.836cm" draw:z-index="19"><draw:object xlink:href="./Object 63" xlink:type="simple" xlink:show="embed" xlink:actuate="onLoad"/><draw:image xlink:href="./ObjectReplacements/Object 63" xlink:type="simple" xlink:show="embed" xlink:actuate="onLoad"/></draw:frame></text:p>
          </table:table-cell>
        </table:table-row>
        <table:table-row>
          <table:table-cell table:style-name="Tableau4.A4" office:value-type="string">
            <text:p text:style-name="P33"><text:span text:style-name="T47">a</text:span> <text:span text:style-name="T30">∈</text:span> <text:span text:style-name="T37">ℝ</text:span> et <text:span text:style-name="T47">b</text:span> <text:span text:style-name="T30">∈</text:span> <text:span text:style-name="T37">ℝ</text:span></text:p>
          </table:table-cell>
          <table:table-cell table:style-name="Tableau4.B4" office:value-type="string">
            <text:p text:style-name="P4"><draw:frame draw:style-name="fr1" draw:name="Objet65" text:anchor-type="as-char" svg:y="-0.654cm" svg:width="5.733cm" svg:height="0.836cm" draw:z-index="22"><draw:object xlink:href="./Object 65" xlink:type="simple" xlink:show="embed" xlink:actuate="onLoad"/><draw:image xlink:href="./ObjectReplacements/Object 65" xlink:type="simple" xlink:show="embed" xlink:actuate="onLoad"/><svg:desc>formule</svg:desc></draw:frame></text:p>
          </table:table-cell>
        </table:table-row>
      </table:table>
      <text:p text:style-name="P19"/>
      <text:p text:style-name="P19"/>
      <text:p text:style-name="P20"><text:span text:style-name="T7">Rem :</text:span> illustration géométrique de <draw:frame draw:style-name="fr1" draw:name="Objet1" text:anchor-type="as-char" svg:y="-0.654cm" svg:width="5.546cm" svg:height="0.836cm" draw:z-index="65"><draw:object xlink:href="./Object 12" xlink:type="simple" xlink:show="embed" xlink:actuate="onLoad"/><draw:image xlink:href="./ObjectReplacements/Object 12" xlink:type="simple" xlink:show="embed" xlink:actuate="onLoad"/><svg:desc>formule</svg:desc></draw:frame> <text:span text:style-name="T96">:</text:span></text:p>
      <text:p text:style-name="P21"><draw:frame text:anchor-type="paragraph" draw:z-index="7" draw:style-name="gr23" draw:text-style-name="P94" svg:width="6.365cm" svg:height="9.496cm" svg:x="12.635cm" svg:y="6.68cm"><draw:text-box><text:p><text:span text:style-name="T152">p22: 41</text:span></text:p><text:p><text:span text:style-name="T152">p25: 86</text:span></text:p><text:p><text:span text:style-name="T152">p26: 100, 107</text:span></text:p><text:p><text:span text:style-name="T152">p28: 136, 137</text:span></text:p><text:p><text:span text:style-name="T152"/></text:p><text:p><text:span text:style-name="T152">p69: 3, 4, 5, 7, 8</text:span></text:p><text:p><text:span text:style-name="T152">p79: 27, 31</text:span></text:p><text:p><text:span text:style-name="T152">p80: 43, 44, 50, 53, 55</text:span></text:p><text:p><text:span text:style-name="T152">p81: 59, 60, 61, 62</text:span></text:p><text:p><text:span text:style-name="T152">p90: 154</text:span></text:p><text:p><text:span text:style-name="T152"/></text:p><text:p><text:span text:style-name="T152">comparer 2 nombres :</text:span></text:p><text:p><text:span text:style-name="T152">p86 : 114, 115, 116, 118</text:span></text:p></draw:text-box></draw:frame><draw:g text:anchor-type="as-char" draw:z-index="8" draw:name="Forme1" draw:style-name="gr14"><draw:polygon draw:style-name="gr24" draw:text-style-name="P105" svg:width="3.5cm" svg:height="3.5cm" draw:transform="rotate (-3.14159265358979) translate (4.136cm 4.25859722222209cm)" svg:viewBox="0 0 3501 3501" draw:points="0,0 3501,0 3501,3501 0,3501"><text:p/></draw:polygon><draw:line draw:style-name="gr24" draw:text-style-name="P105" svg:x1="3.051cm" svg:y1="4.258cm" svg:x2="3.051cm" svg:y2="0.757cm"><text:p/></draw:line><draw:line draw:style-name="gr24" draw:text-style-name="P105" svg:x1="4.136cm" svg:y1="3.177cm" svg:x2="0.635cm" svg:y2="3.177cm"><text:p/></draw:line><draw:frame draw:style-name="gr25" draw:text-style-name="P106" svg:width="0.823cm" svg:height="0.983cm" svg:x="1.498cm" svg:y="0cm"><draw:text-box><text:p text:style-name="P97"><text:span text:style-name="T156">a</text:span></text:p></draw:text-box></draw:frame><draw:frame draw:style-name="gr25" draw:text-style-name="P106" svg:width="0.823cm" svg:height="0.983cm" svg:x="3.2cm" svg:y="0cm"><draw:text-box><text:p text:style-name="P97"><text:span text:style-name="T156">b</text:span></text:p></draw:text-box></draw:frame><draw:frame draw:style-name="gr25" draw:text-style-name="P106" svg:width="0.823cm" svg:height="0.983cm" svg:x="0cm" svg:y="1.401cm"><draw:text-box><text:p text:style-name="P97"><text:span text:style-name="T156">a</text:span></text:p></draw:text-box></draw:frame><draw:frame draw:style-name="gr25" draw:text-style-name="P106" svg:width="0.823cm" svg:height="0.983cm" svg:x="0cm" svg:y="3.3cm"><draw:text-box><text:p text:style-name="P97"><text:span text:style-name="T156">b</text:span></text:p></draw:text-box></draw:frame><draw:frame draw:style-name="gr26" draw:text-style-name="P107" svg:width="1.14cm" svg:height="0.983cm" svg:x="1.341cm" svg:y="1.401cm"><draw:text-box><text:p text:style-name="P97"><text:span text:style-name="T157">…</text:span></text:p></draw:text-box></draw:frame><draw:frame draw:style-name="gr26" draw:text-style-name="P107" svg:width="1.14cm" svg:height="0.983cm" svg:x="3.043cm" svg:y="1.401cm"><draw:text-box><text:p text:style-name="P97"><text:span text:style-name="T157">…</text:span></text:p></draw:text-box></draw:frame><draw:frame draw:style-name="gr26" draw:text-style-name="P107" svg:width="1.14cm" svg:height="0.983cm" svg:x="1.342cm" svg:y="3.401cm"><draw:text-box><text:p text:style-name="P97"><text:span text:style-name="T157">…</text:span></text:p></draw:text-box></draw:frame><draw:frame draw:style-name="gr26" draw:text-style-name="P107" svg:width="1.14cm" svg:height="0.983cm" svg:x="3.043cm" svg:y="3.401cm"><draw:text-box><text:p text:style-name="P97"><text:span text:style-name="T157">…</text:span></text:p></draw:text-box></draw:frame></draw:g></text:p>
      <text:list xml:id="list83146707893859" text:continue-list="list83145187941244" text:style-name="tfNum_20_I_29_">
        <text:list-item>
          <text:p text:style-name="P87">FACTORISER UNE EXPRESSION</text:p>
        </text:list-item>
      </text:list>
      <text:p text:style-name="P37">Factoriser une expression, c’est chercher à la transformer en un produit de facteurs du 1<text:span text:style-name="T1">er</text:span> degré. Pour cela, <text:span text:style-name="T120">2</text:span> techniques à essayer <text:span text:style-name="T5">dans l’ordre</text:span> :</text:p>
      <text:p text:style-name="P37"/>
      <text:list xml:id="list83146264746387" text:continue-list="list83145630736547" text:style-name="tfNum_20_1_29_">
        <text:list-item text:start-value="1">
          <text:p text:style-name="P89">D’abord, chercher un facteur commun</text:p>
        </text:list-item>
      </text:list>
      <text:p text:style-name="P37">Pour tout <text:span text:style-name="T47">x</text:span> de <text:span text:style-name="T37">ℝ</text:span> :</text:p>
      <text:p text:style-name="P37"><draw:frame draw:style-name="fr1" draw:name="Objet7" text:anchor-type="as-char" svg:y="-0.566cm" svg:width="10.125cm" svg:height="0.725cm" draw:z-index="28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p text:style-name="P37"><draw:frame draw:style-name="fr1" draw:name="Objet8" text:anchor-type="as-char" svg:y="-0.566cm" svg:width="11.008cm" svg:height="0.725cm" draw:z-index="29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37"><draw:frame draw:style-name="fr1" draw:name="Objet9" text:anchor-type="as-char" svg:y="-0.566cm" svg:width="7.167cm" svg:height="0.725cm" draw:z-index="30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37"><draw:frame draw:style-name="fr1" draw:name="Objet10" text:anchor-type="as-char" svg:y="-0.566cm" svg:width="4.972cm" svg:height="0.725cm" draw:z-index="31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37"/>
      <text:p text:style-name="P37"/>
      <text:list xml:id="list83146687394395" text:continue-numbering="true" text:style-name="tfNum_20_1_29_">
        <text:list-item>
          <text:p text:style-name="P89">Ensuite seulement, chercher une identité remarquable</text:p>
        </text:list-item>
      </text:list>
      <text:p text:style-name="P37">Pour tout <text:span text:style-name="T47">x</text:span> de <text:span text:style-name="T37">ℝ</text:span> :</text:p>
      <text:p text:style-name="P37"><draw:frame draw:style-name="fr1" draw:name="Objet11" text:anchor-type="as-char" svg:y="-0.66cm" svg:width="5.233cm" svg:height="0.796cm" draw:z-index="32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7"><draw:frame draw:style-name="fr1" draw:name="Objet12" text:anchor-type="as-char" svg:y="-0.66cm" svg:width="5.791cm" svg:height="0.817cm" draw:z-index="33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37"><draw:frame draw:style-name="fr1" draw:name="Objet13" text:anchor-type="as-char" svg:y="-0.66cm" svg:width="3.852cm" svg:height="0.817cm" draw:z-index="34"><draw:object xlink:href="./Object 10" xlink:type="simple" xlink:show="embed" xlink:actuate="onLoad"/><draw:image xlink:href="./ObjectReplacements/Object 10" xlink:type="simple" xlink:show="embed" xlink:actuate="onLoad"/><svg:desc>formule</svg:desc></draw:frame></text:p>
      <text:p text:style-name="P24"><draw:frame text:anchor-type="paragraph" draw:z-index="16" draw:style-name="gr57" draw:text-style-name="P94" svg:width="4.407cm" svg:height="1.463cm" svg:x="14.593cm" svg:y="2.679cm"><draw:text-box><text:p><text:span text:style-name="T152">p81: 64, 65, 70</text:span></text:p><text:p><text:span text:style-name="T152">p84 : 101, 102</text:span></text:p></draw:text-box></draw:frame></text:p>
      <text:list xml:id="list83145124601349" text:continue-list="list83146707893859" text:style-name="tfNum_20_I_29_">
        <text:list-item>
          <text:p text:style-name="P86">Valeur absolue d’un réel</text:p>
        </text:list-item>
      </text:list>
      <text:list xml:id="list83145665892712" text:continue-list="list83146687394395" text:style-name="tfNum_20_1_29_">
        <text:list-item text:start-value="1">
          <text:p text:style-name="tfTitre_20_1_29_">Définition</text:p>
        </text:list-item>
      </text:list>
      <text:p text:style-name="P44"><text:span text:style-name="T149">O</text:span>n appelle « valeur absolue d’<text:span text:style-name="T149">un réel</text:span> <text:span text:style-name="T47">x</text:span> », le <text:span text:style-name="T126">réel</text:span> noté | <text:span text:style-name="T47">x</text:span> | tel que :</text:p>
      <text:p text:style-name="P43"><draw:frame draw:style-name="fr1" draw:name="Objet2" text:anchor-type="as-char" svg:y="-0.905cm" svg:width="6.198cm" svg:height="1.602cm" draw:z-index="36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42">La valeur absolue <text:span text:style-name="T129">permet </text:span>donc <text:span text:style-name="T129">de « rendre positif » un nombre quelconque.</text:span></text:p>
      <text:p text:style-name="P42"/>
      <text:p text:style-name="P49">Ex<text:span text:style-name="T127">emples</text:span> :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42"><text:span text:style-name="T125">| </text:span><text:span text:style-name="T54">5</text:span><text:span text:style-name="T125"> | </text:span>= <text:span text:style-name="T98">5</text:span></text:p>
            <text:p text:style-name="P42"><text:span text:style-name="T125">| –</text:span><text:span text:style-name="T54">5</text:span><text:span text:style-name="T125"> | </text:span>= – <text:span text:style-name="T128">(–5) = </text:span><text:span text:style-name="T98">5</text:span></text:p>
            <text:p text:style-name="P51"><text:span text:style-name="T125">| 2 – </text:span><text:span text:style-name="T55">5</text:span><text:span text:style-name="T125"> | = </text:span><text:span text:style-name="T99">– (2 – 5)</text:span><text:span text:style-name="T101"> </text:span><text:span text:style-name="T102">= </text:span><text:span text:style-name="T99">5 –</text:span><text:span text:style-name="T96"> </text:span><text:span text:style-name="T98">2 = 3</text:span></text:p>
          </table:table-cell>
          <table:table-cell table:style-name="Tableau1.A1" office:value-type="string">
            <text:p text:style-name="P51"><text:span text:style-name="T125">| 2 + </text:span><text:span text:style-name="T55">5</text:span><text:span text:style-name="T125"> | = </text:span><text:span text:style-name="T99">7</text:span></text:p>
            <text:p text:style-name="P51"><text:span text:style-name="T125">| 4 – </text:span><text:span text:style-name="T34"></text:span><text:span text:style-name="T125"> | = </text:span><text:span text:style-name="T99">4 –</text:span><text:span text:style-name="T96"> </text:span><text:span text:style-name="T106"></text:span></text:p>
            <text:p text:style-name="P51"><text:span text:style-name="T125">| </text:span><text:span text:style-name="T34"></text:span><text:span text:style-name="T126"> – 4 | = </text:span><text:span text:style-name="T108">– ( – 4) = 4 –</text:span><text:span text:style-name="T96"> </text:span><text:span text:style-name="T106"></text:span></text:p>
          </table:table-cell>
        </table:table-row>
      </table:table>
      <text:p text:style-name="P32"/>
      <text:p text:style-name="P42"/>
      <text:list xml:id="list83146575800330" text:continue-numbering="true" text:style-name="tfNum_20_1_29_">
        <text:list-item>
          <text:p text:style-name="tfTitre_20_1_29_">Écart entre deux nombres</text:p>
        </text:list-item>
      </text:list>
      <text:p text:style-name="P42">Cette année, nous utiliserons cette notation pour désigner « <text:span text:style-name="T130">la</text:span> distance entre deux nombres », <text:span text:style-name="T131">c’est à dire la différence entre le plus grand et le plus petit de ces deux nombres.</text:span></text:p>
      <text:p text:style-name="P51"><text:span text:style-name="T130">En effet, sur une droite graduée, la distance </text:span><text:span text:style-name="T48">d</text:span><text:span text:style-name="T131"> entre 2 points d’abscisses </text:span><text:span text:style-name="T48">x</text:span><text:span text:style-name="T131"> et </text:span><text:span text:style-name="T48">a</text:span><text:span text:style-name="T131"> est telle que : </text:span><text:span text:style-name="T131"><draw:frame draw:style-name="fr1" draw:name="Objet3" text:anchor-type="as-char" svg:y="-0.905cm" svg:width="6.255cm" svg:height="1.602cm" draw:z-index="37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p>
      <text:p text:style-name="P50"><text:span text:style-name="T132">La distance entre 2 réels </text:span><text:span text:style-name="T48">x</text:span><text:span text:style-name="T131"> et </text:span><text:span text:style-name="T48">a</text:span><text:span text:style-name="T131"> est donc </text:span>égale à <text:span text:style-name="T96">| </text:span><text:span text:style-name="T109">x</text:span><text:span text:style-name="T96"> – </text:span><text:span text:style-name="T109">a</text:span><text:span text:style-name="T100"> | </text:span><text:span text:style-name="T103">ou encore </text:span><text:span text:style-name="T104">à</text:span><text:span text:style-name="T103"> </text:span><text:span text:style-name="T100">| </text:span><text:span text:style-name="T110">a</text:span><text:span text:style-name="T100"> – </text:span><text:span text:style-name="T110">x</text:span><text:span text:style-name="T100"> |</text:span></text:p>
      <text:p text:style-name="P44"/>
      <text:p text:style-name="P48">Application 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72"><text:span text:style-name="T148">Équation</text:span> ou inéquation</text:p>
          </table:table-cell>
          <table:table-cell table:style-name="Tableau3.A1" office:value-type="string">
            <text:p text:style-name="P73">Droite graduée</text:p>
          </table:table-cell>
          <table:table-cell table:style-name="Tableau3.C1" office:value-type="string">
            <text:p text:style-name="P73">Solutions</text:p>
          </table:table-cell>
        </table:table-row>
        <table:table-row>
          <table:table-cell table:style-name="Tableau3.A2" office:value-type="string">
            <text:p text:style-name="P75"><text:span text:style-name="T148">| </text:span><text:span text:style-name="T53">x</text:span> – <text:span text:style-name="T148">5 | = 4</text:span></text:p>
          </table:table-cell>
          <table:table-cell table:style-name="Tableau3.A2" office:value-type="string">
            <text:p text:style-name="P74"><draw:g text:anchor-type="as-char" draw:z-index="13" draw:name="Forme7" draw:style-name="gr14"><draw:line draw:style-name="gr40" draw:text-style-name="P108" svg:x1="0.001cm" svg:y1="0.72cm" svg:x2="8.452cm" svg:y2="0.72cm"><text:p/></draw:line><draw:line draw:style-name="gr50" draw:text-style-name="P108" svg:x1="4.139cm" svg:y1="0.405cm" svg:x2="4.139cm" svg:y2="1.005cm"><text:p/></draw:line><draw:custom-shape draw:style-name="gr51" draw:text-style-name="P110" svg:width="0.202cm" svg:height="3.454cm" draw:transform="rotate (1.5707963267949) translate (0.66675cm 0.660638888888889cm)"><text:p/><draw:enhanced-geometry svg:viewBox="0 0 21600 21600" draw:mirror-vertical="true" draw:glue-points="21600 0 0 10800 21600 21600" draw:text-areas="6350 ?f3 21600 ?f4" draw:type="left-bracket" draw:modifiers="10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51" draw:text-style-name="P110" svg:width="0.202cm" svg:height="3.454cm" draw:transform="rotate (1.5707963267949) translate (4.14513888888889cm 0.660638888888889cm)"><text:p/><draw:enhanced-geometry svg:viewBox="0 0 21600 21600" draw:mirror-vertical="true" draw:mirror-horizontal="true" draw:glue-points="21600 0 0 10800 21600 21600" draw:text-areas="6350 ?f3 21600 ?f4" draw:type="left-bracket" draw:modifiers="10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draw:style-name="gr52" draw:text-style-name="P115" svg:width="0.216cm" svg:height="0.493cm" svg:x="0.55cm" svg:y="1.05cm"><draw:text-box><text:p text:style-name="P97"><text:span text:style-name="T163">1</text:span></text:p></draw:text-box></draw:frame><draw:frame draw:style-name="gr52" draw:text-style-name="P112" svg:width="0.216cm" svg:height="0.493cm" svg:x="2.394cm" svg:y="0cm"><draw:text-box><text:p text:style-name="P97"><text:span text:style-name="T160">4</text:span></text:p></draw:text-box></draw:frame><draw:frame draw:style-name="gr52" draw:text-style-name="P112" svg:width="0.216cm" svg:height="0.493cm" svg:x="5.805cm" svg:y="0cm"><draw:text-box><text:p text:style-name="P97"><text:span text:style-name="T160">4</text:span></text:p></draw:text-box></draw:frame><draw:frame draw:style-name="gr53" draw:text-style-name="P112" svg:width="0.221cm" svg:height="0.493cm" svg:x="4.027cm" svg:y="1.05cm"><draw:text-box><text:p text:style-name="P97"><text:span text:style-name="T160">5</text:span></text:p></draw:text-box></draw:frame><draw:frame draw:style-name="gr52" draw:text-style-name="P112" svg:width="0.216cm" svg:height="0.493cm" svg:x="7.539cm" svg:y="1.05cm"><draw:text-box><text:p text:style-name="P97"><text:span text:style-name="T160">9</text:span></text:p></draw:text-box></draw:frame><draw:g draw:style-name="gr3"><draw:line draw:style-name="gr54" draw:text-style-name="P108" svg:x1="0.643cm" svg:y1="0.403cm" svg:x2="0.643cm" svg:y2="1.007cm"><text:p/></draw:line></draw:g><draw:g draw:style-name="gr3"><draw:line draw:style-name="gr54" draw:text-style-name="P108" svg:x1="7.641cm" svg:y1="0.403cm" svg:x2="7.641cm" svg:y2="1.007cm"><text:p/></draw:line></draw:g></draw:g></text:p>
          </table:table-cell>
          <table:table-cell table:style-name="Tableau3.C2" office:value-type="string">
            <text:p text:style-name="P71">S = {1 ; 9}</text:p>
          </table:table-cell>
        </table:table-row>
        <table:table-row>
          <table:table-cell table:style-name="Tableau3.A2" office:value-type="string">
            <text:p text:style-name="P75"><text:span text:style-name="T148">| </text:span><text:span text:style-name="T53">x</text:span> <text:span text:style-name="T148">| = </text:span><text:span text:style-name="T148"><draw:frame draw:style-name="fr1" draw:name="Objet20" text:anchor-type="as-char" svg:y="-0.619cm" svg:width="0.924cm" svg:height="0.778cm" draw:z-index="61"><draw:object xlink:href="./Object 16" xlink:type="simple" xlink:show="embed" xlink:actuate="onLoad"/><draw:image xlink:href="./ObjectReplacements/Object 16" xlink:type="simple" xlink:show="embed" xlink:actuate="onLoad"/></draw:frame></text:span></text:p>
          </table:table-cell>
          <table:table-cell table:style-name="Tableau3.A2" office:value-type="string">
            <text:p text:style-name="P74"/>
            <text:p text:style-name="P74"/>
          </table:table-cell>
          <table:table-cell table:style-name="Tableau3.C2" office:value-type="string">
            <text:p text:style-name="P74"/>
          </table:table-cell>
        </table:table-row>
        <table:table-row>
          <table:table-cell table:style-name="Tableau3.A2" office:value-type="string">
            <text:p text:style-name="P75"><text:span text:style-name="T148">| </text:span><text:span text:style-name="T53">x</text:span> <text:span text:style-name="T148">+</text:span> <text:span text:style-name="T148">1 | = 4</text:span></text:p>
          </table:table-cell>
          <table:table-cell table:style-name="Tableau3.A2" office:value-type="string">
            <text:p text:style-name="P74"/>
            <text:p text:style-name="P74"/>
          </table:table-cell>
          <table:table-cell table:style-name="Tableau3.C2" office:value-type="string">
            <text:p text:style-name="P74"/>
          </table:table-cell>
        </table:table-row>
        <table:table-row>
          <table:table-cell table:style-name="Tableau3.A2" office:value-type="string">
            <text:p text:style-name="P75"><text:span text:style-name="T148">| </text:span><text:span text:style-name="T53">x</text:span> – <text:span text:style-name="T150">2 | </text:span><text:span text:style-name="T43"></text:span><text:span text:style-name="T150"> 4</text:span></text:p>
          </table:table-cell>
          <table:table-cell table:style-name="Tableau3.A2" office:value-type="string">
            <text:p text:style-name="P74"/>
            <text:p text:style-name="P74"/>
          </table:table-cell>
          <table:table-cell table:style-name="Tableau3.C2" office:value-type="string">
            <text:p text:style-name="P74"/>
          </table:table-cell>
        </table:table-row>
      </table:table>
      <text:p text:style-name="P66"/>
      <text:list xml:id="list83145163425257" text:continue-numbering="true" text:style-name="tfNum_20_1_29_">
        <text:list-item>
          <text:p text:style-name="P90">Valeur<text:span text:style-name="T139">s</text:span> approchée<text:span text:style-name="T139">s</text:span> d’un nombre</text:p>
        </text:list-item>
      </text:list>
      <text:p text:style-name="P9"><text:span text:style-name="T61">Soit</text:span><text:span text:style-name="T57"> </text:span><text:span text:style-name="T50">r</text:span><text:span text:style-name="T57">, un réel positif </text:span><text:span text:style-name="T60">(</text:span><text:span text:style-name="T59">en général </text:span><text:span text:style-name="T58">tout petit</text:span><text:span text:style-name="T60">)</text:span><text:span text:style-name="T58">.</text:span></text:p>
      <text:p text:style-name="P10"><text:span text:style-name="T62">On dit que </text:span><text:span text:style-name="T52">a</text:span><text:span text:style-name="T62"> est une « valeur approchée » de </text:span><text:span text:style-name="T52">x</text:span><text:span text:style-name="T62"> à </text:span><text:span text:style-name="T52">r</text:span><text:span text:style-name="T62"> près</text:span><text:span text:style-name="T57"> </text:span><text:span text:style-name="T58">lorsque </text:span><text:span text:style-name="T56">| </text:span><text:span text:style-name="T49">x</text:span><text:span text:style-name="T56"> – </text:span><text:span text:style-name="T49">a</text:span><text:span text:style-name="T56"> | </text:span><text:span text:style-name="T42"></text:span><text:span text:style-name="T57"> </text:span><text:span text:style-name="T50">r</text:span></text:p>
      <text:p text:style-name="P11"/>
      <text:p text:style-name="P41"><draw:g text:anchor-type="as-char" draw:z-index="9" draw:name="Forme2" draw:style-name="gr27"><draw:g draw:style-name="gr3"><draw:line draw:style-name="gr28" draw:text-style-name="P108" svg:x1="0.001cm" svg:y1="1.412cm" svg:x2="10.501cm" svg:y2="1.412cm"><text:p/></draw:line><draw:polygon draw:style-name="gr29" draw:text-style-name="P109" svg:width="0.172cm" svg:height="0.199cm" svg:x="10.328cm" svg:y="1.312cm" svg:viewBox="0 0 173 200" draw:points="173,100 0,200 0,0"><text:p/></draw:polygon></draw:g><draw:line draw:style-name="gr28" draw:text-style-name="P108" svg:x1="5.026cm" svg:y1="1.185cm" svg:x2="5.026cm" svg:y2="1.562cm"><text:p/></draw:line><draw:custom-shape draw:style-name="gr30" draw:text-style-name="P110" svg:width="0.202cm" svg:height="3.453cm" draw:transform="rotate (1.5707963267949) translate (1.55398611111111cm 0.862194444444445cm)"><text:p/><draw:enhanced-geometry svg:viewBox="0 0 21600 21600" draw:mirror-vertical="true" draw:glue-points="21600 0 0 10800 21600 21600" draw:text-areas="6350 ?f3 21600 ?f4" draw:type="left-bracket" draw:modifiers="10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custom-shape draw:style-name="gr31" draw:text-style-name="P110" svg:width="0.202cm" svg:height="3.454cm" draw:transform="rotate (1.5707963267949) translate (5.032375cm 0.862194444444445cm)"><text:p/><draw:enhanced-geometry svg:viewBox="0 0 21600 21600" draw:mirror-vertical="true" draw:mirror-horizontal="true" draw:glue-points="21600 0 0 10800 21600 21600" draw:text-areas="6350 ?f3 21600 ?f4" draw:type="left-bracket" draw:modifiers="10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draw:style-name="gr32" draw:text-style-name="P111" svg:width="1.168cm" svg:height="0.742cm" svg:x="0.954cm" svg:y="1.57cm"><draw:text-box><text:p text:style-name="P97"><text:span text:style-name="T158">x</text:span><text:span text:style-name="T159">−</text:span><text:span text:style-name="T158">r</text:span></text:p></draw:text-box></draw:frame><draw:frame draw:style-name="gr33" draw:text-style-name="P111" svg:width="0.671cm" svg:height="0.742cm" svg:x="3.052cm" svg:y="0cm"><draw:text-box><text:p text:style-name="P97"><text:span text:style-name="T158">r</text:span></text:p></draw:text-box></draw:frame><draw:frame draw:style-name="gr33" draw:text-style-name="P111" svg:width="0.671cm" svg:height="0.742cm" svg:x="6.463cm" svg:y="0cm"><draw:text-box><text:p text:style-name="P97"><text:span text:style-name="T158">r</text:span></text:p></draw:text-box></draw:frame><draw:frame draw:style-name="gr34" draw:text-style-name="P111" svg:width="0.719cm" svg:height="0.742cm" svg:x="4.665cm" svg:y="1.57cm"><draw:text-box><text:p text:style-name="P97"><text:span text:style-name="T158">x</text:span></text:p></draw:text-box></draw:frame><draw:frame draw:style-name="gr32" draw:text-style-name="P111" svg:width="1.168cm" svg:height="0.742cm" svg:x="7.983cm" svg:y="1.57cm"><draw:text-box><text:p text:style-name="P97"><text:span text:style-name="T158">x+r</text:span></text:p></draw:text-box></draw:frame><draw:g draw:style-name="gr3"><draw:line draw:style-name="gr35" draw:text-style-name="P108" svg:x1="1.53cm" svg:y1="1.102cm" svg:x2="1.53cm" svg:y2="1.706cm"><text:p/></draw:line><draw:line draw:style-name="gr36" draw:text-style-name="P110" svg:x1="1.529cm" svg:y1="1.11cm" svg:x2="1.655cm" svg:y2="1.11cm"><text:p/></draw:line><draw:line draw:style-name="gr36" draw:text-style-name="P110" svg:x1="1.529cm" svg:y1="1.71cm" svg:x2="1.655cm" svg:y2="1.71cm"><text:p/></draw:line></draw:g><draw:g draw:style-name="gr3"><draw:g draw:style-name="gr3"><draw:line draw:style-name="gr35" draw:text-style-name="P108" svg:x1="8.528cm" svg:y1="1.102cm" svg:x2="8.528cm" svg:y2="1.706cm"><text:p/></draw:line><draw:line draw:style-name="gr36" draw:text-style-name="P110" svg:x1="8.529cm" svg:y1="1.111cm" svg:x2="8.403cm" svg:y2="1.111cm"><text:p/></draw:line><draw:line draw:style-name="gr36" draw:text-style-name="P110" svg:x1="8.529cm" svg:y1="1.711cm" svg:x2="8.403cm" svg:y2="1.711cm"><text:p/></draw:line></draw:g><draw:line draw:style-name="gr37" draw:text-style-name="P110" svg:x1="1.542cm" svg:y1="1.363cm" svg:x2="8.522cm" svg:y2="1.363cm"><text:p/></draw:line></draw:g></draw:g></text:p>
      <text:p text:style-name="P41"/>
      <text:p text:style-name="P67">Tous les nombres de l’intervalle ci-dessus sont des valeurs approchées possibles de <text:span text:style-name="T47">x</text:span> à <text:span text:style-name="T47">r</text:span> près.</text:p>
      <text:p text:style-name="P67"><text:span text:style-name="T151">En pratique, on cherche une valeur approchée de </text:span><text:span text:style-name="T51">x</text:span><text:span text:style-name="T151"> lorsque ce réel a un très grand nombre de décimales et que l’on veut le remplacer par un nombre très proche ayant peu de décimales !</text:span></text:p>
      <text:p text:style-name="Standard"/>
      <text:p text:style-name="P45"><text:span text:style-name="T133">Exemple :</text:span><text:span text:style-name="T135"> Valeurs approchées de </text:span><text:span text:style-name="T36"></text:span><text:span text:style-name="T28"> </text:span><text:span text:style-name="T29">à 10</text:span><text:span text:style-name="T3">–2</text:span><text:span text:style-name="T29"> près :</text:span></text:p>
      <text:p text:style-name="P26"/>
      <text:p text:style-name="P25"><draw:g text:anchor-type="as-char" draw:z-index="10" draw:name="Forme3" draw:style-name="gr14"><draw:custom-shape draw:style-name="gr38" draw:text-style-name="P110" svg:width="0.2cm" svg:height="6.229cm" draw:transform="rotate (1.5707963267949) translate (8.64129166666667cm 0.894236111111111cm)"><text:p/><draw:enhanced-geometry svg:viewBox="0 0 21600 21600" draw:mirror-vertical="true" draw:mirror-horizontal="true" draw:glue-points="21600 0 0 10800 21600 21600" draw:text-areas="6350 ?f3 21600 ?f4" draw:type="left-bracket" draw:modifiers="10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draw:style-name="gr39" draw:text-style-name="P112" svg:width="1.246cm" svg:height="0.742cm" svg:x="11.185cm" svg:y="0cm"><draw:text-box><text:p text:style-name="P97"><text:span text:style-name="T160">0,01</text:span></text:p></draw:text-box></draw:frame><draw:g draw:style-name="gr3"><draw:line draw:style-name="gr35" draw:text-style-name="P108" svg:x1="1.75cm" svg:y1="1.148cm" svg:x2="1.75cm" svg:y2="1.752cm"><text:p/></draw:line><draw:line draw:style-name="gr36" draw:text-style-name="P110" svg:x1="1.749cm" svg:y1="1.154cm" svg:x2="1.875cm" svg:y2="1.154cm"><text:p/></draw:line><draw:line draw:style-name="gr36" draw:text-style-name="P110" svg:x1="1.749cm" svg:y1="1.754cm" svg:x2="1.875cm" svg:y2="1.754cm"><text:p/></draw:line></draw:g><draw:g draw:style-name="gr3"><draw:line draw:style-name="gr35" draw:text-style-name="P108" svg:x1="15.028cm" svg:y1="1.148cm" svg:x2="15.028cm" svg:y2="1.752cm"><text:p/></draw:line><draw:line draw:style-name="gr36" draw:text-style-name="P110" svg:x1="15.029cm" svg:y1="1.155cm" svg:x2="14.903cm" svg:y2="1.155cm"><text:p/></draw:line><draw:line draw:style-name="gr36" draw:text-style-name="P110" svg:x1="15.029cm" svg:y1="1.755cm" svg:x2="14.903cm" svg:y2="1.755cm"><text:p/></draw:line></draw:g><draw:line draw:style-name="gr37" draw:text-style-name="P110" svg:x1="1.771cm" svg:y1="1.427cm" svg:x2="15.022cm" svg:y2="1.427cm"><text:p/></draw:line><draw:g draw:style-name="gr3"><draw:line draw:style-name="gr40" draw:text-style-name="P108" svg:x1="0.449cm" svg:y1="1.451cm" svg:x2="16.303cm" svg:y2="1.451cm"><text:p/></draw:line></draw:g><draw:line draw:style-name="gr41" draw:text-style-name="P108" svg:x1="0.711cm" svg:y1="1.264cm" svg:x2="0.711cm" svg:y2="1.661cm"><text:p/></draw:line><draw:line draw:style-name="gr28" draw:text-style-name="P108" svg:x1="1.374cm" svg:y1="1.301cm" svg:x2="1.374cm" svg:y2="1.601cm"><text:p/></draw:line><draw:line draw:style-name="gr28" draw:text-style-name="P108" svg:x1="2.038cm" svg:y1="1.301cm" svg:x2="2.038cm" svg:y2="1.601cm"><text:p/></draw:line><draw:line draw:style-name="gr28" draw:text-style-name="P108" svg:x1="2.701cm" svg:y1="1.301cm" svg:x2="2.701cm" svg:y2="1.601cm"><text:p/></draw:line><draw:line draw:style-name="gr28" draw:text-style-name="P108" svg:x1="3.365cm" svg:y1="1.301cm" svg:x2="3.365cm" svg:y2="1.601cm"><text:p/></draw:line><draw:line draw:style-name="gr28" draw:text-style-name="P108" svg:x1="4.028cm" svg:y1="1.301cm" svg:x2="4.028cm" svg:y2="1.601cm"><text:p/></draw:line><draw:line draw:style-name="gr28" draw:text-style-name="P108" svg:x1="4.692cm" svg:y1="1.301cm" svg:x2="4.692cm" svg:y2="1.601cm"><text:p/></draw:line><draw:line draw:style-name="gr28" draw:text-style-name="P108" svg:x1="5.355cm" svg:y1="1.301cm" svg:x2="5.355cm" svg:y2="1.601cm"><text:p/></draw:line><draw:line draw:style-name="gr28" draw:text-style-name="P108" svg:x1="6.019cm" svg:y1="1.301cm" svg:x2="6.019cm" svg:y2="1.601cm"><text:p/></draw:line><draw:line draw:style-name="gr28" draw:text-style-name="P108" svg:x1="6.682cm" svg:y1="1.301cm" svg:x2="6.682cm" svg:y2="1.601cm"><text:p/></draw:line><draw:line draw:style-name="gr41" draw:text-style-name="P108" svg:x1="7.346cm" svg:y1="1.264cm" svg:x2="7.346cm" svg:y2="1.661cm"><text:p/></draw:line><draw:line draw:style-name="gr28" draw:text-style-name="P108" svg:x1="8.009cm" svg:y1="1.301cm" svg:x2="8.009cm" svg:y2="1.601cm"><text:p/></draw:line><draw:line draw:style-name="gr28" draw:text-style-name="P108" svg:x1="8.673cm" svg:y1="1.301cm" svg:x2="8.673cm" svg:y2="1.601cm"><text:p/></draw:line><draw:line draw:style-name="gr28" draw:text-style-name="P108" svg:x1="9.336cm" svg:y1="1.301cm" svg:x2="9.336cm" svg:y2="1.601cm"><text:p/></draw:line><draw:line draw:style-name="gr28" draw:text-style-name="P108" svg:x1="10cm" svg:y1="1.301cm" svg:x2="10cm" svg:y2="1.601cm"><text:p/></draw:line><draw:line draw:style-name="gr28" draw:text-style-name="P108" svg:x1="10.663cm" svg:y1="1.301cm" svg:x2="10.663cm" svg:y2="1.601cm"><text:p/></draw:line><draw:line draw:style-name="gr28" draw:text-style-name="P108" svg:x1="11.327cm" svg:y1="1.301cm" svg:x2="11.327cm" svg:y2="1.601cm"><text:p/></draw:line><draw:line draw:style-name="gr28" draw:text-style-name="P108" svg:x1="11.99cm" svg:y1="1.301cm" svg:x2="11.99cm" svg:y2="1.601cm"><text:p/></draw:line><draw:line draw:style-name="gr28" draw:text-style-name="P108" svg:x1="12.654cm" svg:y1="1.301cm" svg:x2="12.654cm" svg:y2="1.601cm"><text:p/></draw:line><draw:line draw:style-name="gr28" draw:text-style-name="P108" svg:x1="13.317cm" svg:y1="1.301cm" svg:x2="13.317cm" svg:y2="1.601cm"><text:p/></draw:line><draw:line draw:style-name="gr41" draw:text-style-name="P108" svg:x1="13.981cm" svg:y1="1.264cm" svg:x2="13.981cm" svg:y2="1.661cm"><text:p/></draw:line><draw:line draw:style-name="gr28" draw:text-style-name="P108" svg:x1="14.644cm" svg:y1="1.301cm" svg:x2="14.644cm" svg:y2="1.601cm"><text:p/></draw:line><draw:line draw:style-name="gr28" draw:text-style-name="P108" svg:x1="15.308cm" svg:y1="1.301cm" svg:x2="15.308cm" svg:y2="1.601cm"><text:p/></draw:line><draw:frame draw:style-name="gr42" draw:text-style-name="P112" svg:width="1.458cm" svg:height="0.74cm" svg:x="0cm" svg:y="1.558cm"><draw:text-box><text:p text:style-name="P97"><text:span text:style-name="T160">3,130</text:span></text:p></draw:text-box></draw:frame><draw:frame draw:style-name="gr42" draw:text-style-name="P112" svg:width="1.458cm" svg:height="0.74cm" svg:x="6.6cm" svg:y="1.559cm"><draw:text-box><text:p text:style-name="P97"><text:span text:style-name="T160">3,140</text:span></text:p></draw:text-box></draw:frame><draw:frame draw:style-name="gr42" draw:text-style-name="P112" svg:width="1.458cm" svg:height="0.74cm" svg:x="13.201cm" svg:y="1.559cm"><draw:text-box><text:p text:style-name="P97"><text:span text:style-name="T160">3,150</text:span></text:p></draw:text-box></draw:frame><draw:line draw:style-name="gr43" draw:text-style-name="P108" svg:x1="8.386cm" svg:y1="1.122cm" svg:x2="8.386cm" svg:y2="1.814cm"><text:p/></draw:line><draw:frame draw:style-name="gr44" draw:text-style-name="P112" svg:width="0.793cm" svg:height="0.74cm" svg:x="8.013cm" svg:y="0.54cm"><draw:text-box><text:p text:style-name="P97"><text:span text:style-name="T161"></text:span></text:p></draw:text-box></draw:frame><draw:custom-shape draw:style-name="gr45" draw:text-style-name="P110" svg:width="0.2cm" svg:height="6.227cm" draw:transform="rotate (1.5707963267949) translate (1.89265277777778cm 0.901291666666667cm)"><text:p/><draw:enhanced-geometry svg:viewBox="0 0 21600 21600" draw:mirror-vertical="true" draw:mirror-horizontal="true" draw:glue-points="21600 0 0 10800 21600 21600" draw:text-areas="6350 ?f3 21600 ?f4" draw:type="left-bracket" draw:modifiers="10800" draw:enhanced-path="M 21600 0 C 10800 0 0 ?f3 0 ?f1 L 0 ?f2 C 0 ?f4 10800 21600 2160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left $0" draw:handle-range-y-minimum="0" draw:handle-range-y-maximum="10800"/></draw:enhanced-geometry></draw:custom-shape><draw:frame draw:style-name="gr39" draw:text-style-name="P112" svg:width="1.246cm" svg:height="0.742cm" svg:x="4.385cm" svg:y="0.009cm"><draw:text-box><text:p text:style-name="P97"><text:span text:style-name="T160">0,01</text:span></text:p></draw:text-box></draw:frame><draw:frame draw:style-name="gr42" draw:text-style-name="P112" svg:width="1.458cm" svg:height="0.74cm" svg:x="3.302cm" svg:y="1.559cm"><draw:text-box><text:p text:style-name="P97"><text:span text:style-name="T160">3,135</text:span></text:p></draw:text-box></draw:frame><draw:frame draw:style-name="gr42" draw:text-style-name="P112" svg:width="1.458cm" svg:height="0.74cm" svg:x="9.902cm" svg:y="1.559cm"><draw:text-box><text:p text:style-name="P97"><text:span text:style-name="T160">3,145</text:span></text:p></draw:text-box></draw:frame></draw:g></text:p>
      <text:p text:style-name="P25"/>
      <text:p text:style-name="P63"><text:span text:style-name="T27">3,14 ; 3,15 ; 3,135 ; 3,1416 sont des valeurs approchées de </text:span><text:span text:style-name="T35"></text:span> <text:span text:style-name="T134">à 10</text:span><text:span text:style-name="T2">–2</text:span><text:span text:style-name="T134"> près.</text:span></text:p>
      <text:p text:style-name="P52"><draw:frame text:anchor-type="paragraph" draw:z-index="15" draw:style-name="gr56" draw:text-style-name="P94" svg:width="5.359cm" svg:height="5.845cm" svg:x="13.64cm" svg:y="5.68cm"><draw:text-box><text:p><text:span text:style-name="T152">p11: 2</text:span></text:p><text:p><text:span text:style-name="T152">p21: 19</text:span></text:p><text:p><text:span text:style-name="T152">p22: 39</text:span></text:p><text:p><text:span text:style-name="T152">p24: 78, 79, 80</text:span></text:p><text:p><text:span text:style-name="T152">p27: 122</text:span></text:p><text:p><text:span text:style-name="T152">p28: 130, 131, 132</text:span></text:p><text:p><text:span text:style-name="T152">p30: 152, 158</text:span></text:p><text:p><text:span text:style-name="T152">+ feuille 1.3</text:span></text:p></draw:text-box></draw:frame><text:span text:style-name="T134">Parmi ces possibilités, on préférera en général 3,14 et 3,15 qui n’ont que 2 décimales. Et on appellera « arrondi de </text:span><text:span text:style-name="T35"></text:span><text:span text:style-name="T134"> à 10</text:span><text:span text:style-name="T2">–2</text:span><text:span text:style-name="T134"> près » celle de ces deux valeurs qui est la plus proche de </text:span><text:span text:style-name="T35"></text:span>, <text:span text:style-name="T138">c’est à dire 3,14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" style:font-charset="x-symbol"/>
    <style:font-face style:name="OpenSymbol4" svg:font-family="OpenSymbol" style:font-adornments="Regular" style:font-charset="x-symbol"/>
    <style:font-face style:name="tfMaths1" svg:font-family="tfMaths" style:font-charset="x-symbol"/>
    <style:font-face style:name="Mangal3" svg:font-family="Mangal" style:font-pitch="variable" style:font-charset="x-symbol"/>
    <style:font-face style:name="OpenSymbol1" svg:font-family="OpenSymbol" style:font-pitch="variable" style:font-charset="x-symbol"/>
    <style:font-face style:name="SimSun3" svg:font-family="SimSun" style:font-pitch="variable" style:font-charset="x-symbol"/>
    <style:font-face style:name="Times New Roman5" svg:font-family="'Times New Roman'" style:font-pitch="variable" style:font-charset="x-symbol"/>
    <style:font-face style:name="Times New Roman4" svg:font-family="'Times New Roman'" style:font-family-generic="roman" style:font-pitch="variable" style:font-charset="x-symbol"/>
    <style:font-face style:name="tfMaths" svg:font-family="tfMaths" style:font-family-generic="roman" style:font-pitch="variable" style:font-charset="x-symbol"/>
    <style:font-face style:name="Mangal2" svg:font-family="Mangal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Mangal4" svg:font-family="Mangal"/>
    <style:font-face style:name="OpenSymbol" svg:font-family="OpenSymbol"/>
    <style:font-face style:name="Times New Roman3" svg:font-family="'Times New Roman'" style:font-family-generic="roman"/>
    <style:font-face style:name="Times New Roman2" svg:font-family="'Times New Roman'" style:font-adornments="Normal" style:font-family-generic="roman"/>
    <style:font-face style:name="OpenSymbol2" svg:font-family="OpenSymbol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Mangal1" svg:font-family="Mangal" style:font-family-generic="roman" style:font-pitch="variable"/>
    <style:font-face style:name="SimSun1" svg:font-family="SimSun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-45_20_Degrees" draw:display-name="Black -45 Degrees" draw:style="single" draw:color="#000000" draw:distance="0.058cm" draw:rotation="3150"/>
    <draw:hatch draw:name="Black_20_45_20_Degrees" draw:display-name="Black 45 Degrees" draw:style="single" draw:color="#000000" draw:distance="0.058cm" draw:rotation="450"/>
    <draw:hatch draw:name="Hachure_20__20_larges" draw:display-name="Hachure  larges" draw:style="single" draw:color="#000000" draw:distance="0.227cm" draw:rotation="0"/>
    <draw:hatch draw:name="Hatch_20_1" draw:display-name="Hatch 1" draw:style="single" draw:color="#000000" draw:distance="0.001cm" draw:rotation="450"/>
    <draw:hatch draw:name="Hatch_20_2" draw:display-name="Hatch 2" draw:style="single" draw:color="#000000" draw:distance="0.001cm" draw:rotation="450"/>
    <draw:hatch draw:name="Hatch_20_3" draw:display-name="Hatch 3" draw:style="single" draw:color="#000000" draw:distance="0.001cm" draw:rotation="450"/>
    <draw:hatch draw:name="Hatch_20_4" draw:display-name="Hatch 4" draw:style="single" draw:color="#000000" draw:distance="0.001cm" draw:rotation="450"/>
    <draw:hatch draw:name="Hatch_20_5" draw:display-name="Hatch 5" draw:style="single" draw:color="#000000" draw:distance="0.033cm" draw:rotation="3150"/>
    <draw:hatch draw:name="Hatch_20_6" draw:display-name="Hatch 6" draw:style="single" draw:color="#000000" draw:distance="0.033cm" draw:rotation="450"/>
    <draw:hatch draw:name="Hatching_20_1" draw:display-name="Hatching 1" draw:style="single" draw:color="#008000" draw:distance="0.13cm" draw:rotation="0"/>
    <draw:hatch draw:name="Hatching_20_2" draw:display-name="Hatching 2" draw:style="single" draw:color="#ff0000" draw:distance="0.034cm" draw:rotation="450"/>
    <draw:hatch draw:name="Hatching_20_5" draw:display-name="Hatching 5" draw:style="single" draw:color="#008000" draw:distance="0.17cm" draw:rotation="0"/>
    <draw:hatch draw:name="Hatching_20_7" draw:display-name="Hatching 7" draw:style="single" draw:color="#ff0000" draw:distance="0.113cm" draw:rotation="450"/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4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4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4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0.801cm"/>
      </text:list-level-style-number>
      <text:list-level-style-number text:level="2" text:style-name="Numbering_20_Symbols" style:num-suffix=")" style:num-format="1">
        <style:list-level-properties text:min-label-width="0.801cm"/>
      </text:list-level-style-number>
      <text:list-level-style-number text:level="3" text:style-name="Numbering_20_Symbols" style:num-suffix=")" style:num-format="1">
        <style:list-level-properties text:min-label-width="0.801cm"/>
      </text:list-level-style-number>
      <text:list-level-style-number text:level="4" text:style-name="Numbering_20_Symbols" style:num-suffix=")" style:num-format="1">
        <style:list-level-properties text:min-label-width="0.801cm"/>
      </text:list-level-style-number>
      <text:list-level-style-number text:level="5" text:style-name="Numbering_20_Symbols" style:num-suffix=")" style:num-format="1">
        <style:list-level-properties text:min-label-width="0.801cm"/>
      </text:list-level-style-number>
      <text:list-level-style-number text:level="6" text:style-name="Numbering_20_Symbols" style:num-suffix=")" style:num-format="1">
        <style:list-level-properties text:min-label-width="0.801cm"/>
      </text:list-level-style-number>
      <text:list-level-style-number text:level="7" text:style-name="Numbering_20_Symbols" style:num-suffix=")" style:num-format="1">
        <style:list-level-properties text:min-label-width="0.801cm"/>
      </text:list-level-style-number>
      <text:list-level-style-number text:level="8" text:style-name="Numbering_20_Symbols" style:num-suffix=")" style:num-format="1">
        <style:list-level-properties text:min-label-width="0.801cm"/>
      </text:list-level-style-number>
      <text:list-level-style-number text:level="9" text:style-name="Numbering_20_Symbols" style:num-suffix=")" style:num-format="1">
        <style:list-level-properties text:min-label-width="0.801cm"/>
      </text:list-level-style-number>
      <text:list-level-style-number text:level="10" text:style-name="Numbering_20_Symbols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Times New Roman2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13T22:17:55.21</meta:creation-date>
    <meta:editing-duration>P1DT10H22M47S</meta:editing-duration>
    <meta:editing-cycles>230</meta:editing-cycles>
    <meta:generator>LibreOffice/6.1.6.3$Windows_X86_64 LibreOffice_project/5896ab1714085361c45cf540f76f60673dd96a72</meta:generator>
    <meta:initial-creator>Véronique et Thibaud FONTANET</meta:initial-creator>
    <dc:date>2019-11-20T08:31:44.099000000</dc:date>
    <meta:print-date>2019-06-26T19:08:27.270000000</meta:print-date>
    <meta:document-statistic meta:table-count="6" meta:image-count="0" meta:object-count="50" meta:page-count="11" meta:paragraph-count="159" meta:word-count="1118" meta:character-count="4798" meta:non-whitespace-character-count="379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row>
      <mrow>
        <mrow>
          <msup>
            <mi>x</mi>
            <mn>2</mn>
          </msup>
          <mo stretchy="false">+</mo>
          <mn>4</mn>
        </mrow>
        <mo stretchy="false">&gt;</mo>
        <mn>4</mn>
      </mrow>
      <mi>x</mi>
    </mrow>
    <annotation encoding="StarMath 5.0">x^{2}+{4}&gt;4x</annotation>
  </semantics>
</math>
</file>

<file path=Object 10/content.xml><?xml version="1.0" encoding="utf-8"?>
<math xmlns="http://www.w3.org/1998/Math/MathML">
  <semantics>
    <mrow>
      <mstyle color="black">
        <mrow>
          <mrow>
            <mrow>
              <mi>B</mi>
              <mo stretchy="false">=</mo>
              <mrow>
                <mn>2</mn>
              </mrow>
            </mrow>
            <msup>
              <mrow>
                <mo stretchy="false">(</mo>
                <mrow>
                  <mrow>
                    <mn>4</mn>
                  </mrow>
                  <mrow>
                    <mi>x</mi>
                    <mo stretchy="false">−</mo>
                    <mrow>
                      <mn>3</mn>
                    </mrow>
                  </mrow>
                </mrow>
                <mo stretchy="false">)</mo>
              </mrow>
              <mn>2</mn>
            </msup>
          </mrow>
        </mrow>
      </mstyle>
    </mrow>
    <annotation encoding="StarMath 5.0">color black {B = {2} ({4} x - {3})^2}</annotation>
  </semantics>
</math>
</file>

<file path=Object 11/content.xml><?xml version="1.0" encoding="utf-8"?>
<math xmlns="http://www.w3.org/1998/Math/MathML" display="block">
  <semantics>
    <mrow>
      <mrow>
        <mo fence="true" stretchy="false">(</mo>
        <mrow>
          <mrow>
            <mi>a</mi>
            <mo stretchy="false">+</mo>
            <mi>b</mi>
          </mrow>
        </mrow>
        <mo fence="true" stretchy="false">)</mo>
      </mrow>
      <mrow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o stretchy="false">=</mo>
        <mstyle color="black">
          <mrow>
            <msup>
              <mi>a</mi>
              <mn>2</mn>
            </msup>
            <mo stretchy="false">−</mo>
            <msup>
              <mi>b</mi>
              <mn>2</mn>
            </msup>
          </mrow>
        </mstyle>
      </mrow>
    </mrow>
    <annotation encoding="StarMath 5.0">(a+b)(a-b)=color black {a^2-b^2}</annotation>
  </semantics>
</math>
</file>

<file path=Object 12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n>2</mn>
      </msup>
      <mo stretchy="false">=</mo>
      <mstyle color="black">
        <mrow>
          <mrow>
            <msup>
              <mi>a</mi>
              <mn>2</mn>
            </msup>
            <mo stretchy="false">+</mo>
            <mn>2</mn>
          </mrow>
          <mrow>
            <mi mathvariant="italic">ab</mi>
            <mo stretchy="false">+</mo>
            <msup>
              <mi>b</mi>
              <mn>2</mn>
            </msup>
          </mrow>
        </mrow>
      </mstyle>
    </mrow>
    <annotation encoding="StarMath 5.0">(a+b)^2=color black {a^2+{2}ab+b^2}</annotation>
  </semantics>
</math>
</file>

<file path=Object 13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text>si </mtext>
                <mrow>
                  <mi>x</mi>
                  <mo stretchy="false">⩾</mo>
                  <mn>0</mn>
                </mrow>
                <mtext> alors </mtext>
                <mtext>|</mtext>
                <mi>x</mi>
                <mrow>
                  <mtext>|</mtext>
                  <mo stretchy="false">=</mo>
                  <mi>x</mi>
                </mrow>
              </mrow>
            </mtd>
          </mtr>
          <mtr>
            <mtd>
              <mrow>
                <mtext>si </mtext>
                <mrow>
                  <mi>x</mi>
                  <mo stretchy="false">⩽</mo>
                  <mn>0</mn>
                </mrow>
                <mtext> alors </mtext>
                <mtext>|</mtext>
                <mi>x</mi>
                <mrow>
                  <mtext>|</mtext>
                  <mo stretchy="false">=</mo>
                  <mrow>
                    <mo stretchy="false">−</mo>
                    <mi>x</mi>
                  </mrow>
                </mrow>
              </mrow>
            </mtd>
          </mtr>
        </mtable>
      </mrow>
    </mrow>
    <annotation encoding="StarMath 5.0">left lbrace stack{{"si " x geslant 0 " alors "  "|"x"|"=x } # { "si " x leslant 0 " alors "  "|"x"|"=-x }} right none</annotation>
  </semantics>
</math>
</file>

<file path=Object 1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text>si </mtext>
                <mrow>
                  <mi>x</mi>
                  <mo stretchy="false">⩾</mo>
                  <mi>a</mi>
                </mrow>
                <mtext> alors </mtext>
                <mrow>
                  <mi>d</mi>
                  <mo stretchy="false">=</mo>
                  <mstyle color="black">
                    <mrow>
                      <mi>x</mi>
                      <mo stretchy="false">−</mo>
                      <mi>a</mi>
                    </mrow>
                  </mstyle>
                </mrow>
              </mrow>
            </mtd>
          </mtr>
          <mtr>
            <mtd>
              <mrow>
                <mtext>si </mtext>
                <mrow>
                  <mi>x</mi>
                  <mo stretchy="false">⩽</mo>
                  <mi>a</mi>
                </mrow>
                <mtext> alors </mtext>
                <mrow>
                  <mi>d</mi>
                  <mo stretchy="false">=</mo>
                  <mstyle color="black">
                    <mrow>
                      <mi>a</mi>
                      <mo stretchy="false">−</mo>
                      <mi>x</mi>
                    </mrow>
                  </mstyle>
                </mrow>
              </mrow>
            </mtd>
          </mtr>
        </mtable>
      </mrow>
    </mrow>
    <annotation encoding="StarMath 5.0">left lbrace stack{{ "si " x  geslant a " alors " d=color black {x-a} } # { "si " x  leslant a " alors " d=color black {a-x }}} right none</annotation>
  </semantics>
</math>
</file>

<file path=Object 15/content.xml><?xml version="1.0" encoding="utf-8"?>
<math xmlns="http://www.w3.org/1998/Math/MathML" display="block">
  <semantics>
    <mrow>
      <mn>0,12345</mn>
      <mo stretchy="false">=</mo>
      <mfrac>
        <mn>12345</mn>
        <mstyle color="black">
          <mn>100000</mn>
        </mstyle>
      </mfrac>
      <mo stretchy="false">=</mo>
      <mfrac>
        <mn>12345</mn>
        <mstyle color="black">
          <msup>
            <mn>10</mn>
            <mn>5</mn>
          </msup>
        </mstyle>
      </mfrac>
    </mrow>
    <annotation encoding="StarMath 5.0">0,12345=12345 over color black{100000}=12345 over color black{10^5}</annotation>
  </semantics>
</math>
</file>

<file path=Object 16/content.xml><?xml version="1.0" encoding="utf-8"?>
<math xmlns="http://www.w3.org/1998/Math/MathML" display="block">
  <semantics>
    <msqrt>
      <mn>2</mn>
    </msqrt>
    <annotation encoding="StarMath 5.0"> sqrt {2}</annotation>
  </semantics>
</math>
</file>

<file path=Object 17/content.xml><?xml version="1.0" encoding="utf-8"?>
<math xmlns="http://www.w3.org/1998/Math/MathML" display="block">
  <semantics>
    <mrow>
      <mfrac>
        <mn>4</mn>
        <mn>25</mn>
      </mfrac>
      <mo stretchy="false">=</mo>
      <mstyle color="black">
        <mrow>
          <mfrac>
            <mn>16</mn>
            <mn>100</mn>
          </mfrac>
          <mo stretchy="false">=</mo>
          <mn>0,16</mn>
        </mrow>
      </mstyle>
    </mrow>
    <annotation encoding="StarMath 5.0">{4}over{25}=color black {16 over100 = 0,16}</annotation>
  </semantics>
</math>
</file>

<file path=Object 18/content.xml><?xml version="1.0" encoding="utf-8"?>
<math xmlns="http://www.w3.org/1998/Math/MathML" display="block">
  <semantics>
    <mstyle color="black">
      <mfrac>
        <mn>4</mn>
        <mn>25</mn>
      </mfrac>
    </mstyle>
    <annotation encoding="StarMath 5.0">color black {4 over 25}</annotation>
  </semantics>
</math>
</file>

<file path=Object 19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2/content.xml><?xml version="1.0" encoding="utf-8"?>
<math xmlns="http://www.w3.org/1998/Math/MathML" display="block">
  <semantics>
    <mstyle color="black">
      <mrow>
        <mrow>
          <msup>
            <mi>x</mi>
            <mn>2</mn>
          </msup>
          <mo stretchy="false">−</mo>
          <mn>4</mn>
        </mrow>
        <mrow>
          <mrow>
            <mi>x</mi>
            <mo stretchy="false">+</mo>
            <mn>4</mn>
          </mrow>
          <mo stretchy="false">&gt;</mo>
          <mn>0</mn>
        </mrow>
      </mrow>
    </mstyle>
    <annotation encoding="StarMath 5.0">color black {x^2-{4}x+{4}&gt;{0}}</annotation>
  </semantics>
</math>
</file>

<file path=Object 20/content.xml><?xml version="1.0" encoding="utf-8"?>
<math xmlns="http://www.w3.org/1998/Math/MathML" display="block">
  <semantics>
    <mfrac>
      <mn>1</mn>
      <mn>3</mn>
    </mfrac>
    <annotation encoding="StarMath 5.0">{1}over{3}</annotation>
  </semantics>
</math>
</file>

<file path=Object 21/content.xml><?xml version="1.0" encoding="utf-8"?>
<math xmlns="http://www.w3.org/1998/Math/MathML" display="block">
  <semantics>
    <mrow>
      <mfrac>
        <mn>1</mn>
        <mn>3</mn>
      </mfrac>
      <mo stretchy="false">=</mo>
      <mfrac>
        <mi>a</mi>
        <msup>
          <mn>10</mn>
          <mi>n</mi>
        </msup>
      </mfrac>
    </mrow>
    <annotation encoding="StarMath 5.0">{1}over{3}={a}over{{10}^n}</annotation>
  </semantics>
</math>
</file>

<file path=Object 22/content.xml><?xml version="1.0" encoding="utf-8"?>
<math xmlns="http://www.w3.org/1998/Math/MathML" display="block">
  <semantics>
    <mrow>
      <mi>a</mi>
      <mo stretchy="false">=</mo>
      <mfrac>
        <msup>
          <mn>10</mn>
          <mi>n</mi>
        </msup>
        <mn>3</mn>
      </mfrac>
    </mrow>
    <annotation encoding="StarMath 5.0">a={{10}^n}over{3}</annotation>
  </semantics>
</math>
</file>

<file path=Object 23/content.xml><?xml version="1.0" encoding="utf-8"?>
<math xmlns="http://www.w3.org/1998/Math/MathML" display="block">
  <semantics>
    <mstyle color="black">
      <mfrac>
        <mi>a</mi>
        <msup>
          <mn>10</mn>
          <mi>n</mi>
        </msup>
      </mfrac>
    </mstyle>
    <annotation encoding="StarMath 5.0">color black {a over {10}^n}</annotation>
  </semantics>
</math>
</file>

<file path=Object 24/content.xml><?xml version="1.0" encoding="utf-8"?>
<math xmlns="http://www.w3.org/1998/Math/MathML" display="block">
  <semantics>
    <mfrac>
      <mn>4</mn>
      <mn>25</mn>
    </mfrac>
    <annotation encoding="StarMath 5.0">{4}over{25}</annotation>
  </semantics>
</math>
</file>

<file path=Object 28/content.xml><?xml version="1.0" encoding="utf-8"?>
<math xmlns="http://www.w3.org/1998/Math/MathML">
  <semantics>
    <mrow>
      <msup>
        <mi>a</mi>
        <mn>0</mn>
      </msup>
      <mi mathvariant="normal">=</mi>
      <mn>1</mn>
    </mrow>
    <annotation encoding="StarMath 5.0">a^0 = {1}</annotation>
  </semantics>
</math>
</file>

<file path=Object 29/content.xml><?xml version="1.0" encoding="utf-8"?>
<math xmlns="http://www.w3.org/1998/Math/MathML">
  <semantics>
    <mrow>
      <mrow>
        <mrow>
          <mfrac>
            <mrow>
              <mrow>
                <mo stretchy="false">−</mo>
                <mi>a</mi>
              </mrow>
            </mrow>
            <mi>b</mi>
          </mfrac>
          <mo stretchy="false">=</mo>
          <mfrac>
            <mi>a</mi>
            <mrow>
              <mrow>
                <mo stretchy="false">−</mo>
                <mi>b</mi>
              </mrow>
            </mrow>
          </mfrac>
        </mrow>
        <mo stretchy="false">=</mo>
        <mrow>
          <mo stretchy="false">−</mo>
          <mrow>
            <mfrac>
              <mi>a</mi>
              <mi>b</mi>
            </mfrac>
          </mrow>
        </mrow>
      </mrow>
    </mrow>
    <annotation encoding="StarMath 5.0">{- a} over b = a over {-b} = - {a over b}</annotation>
  </semantics>
</math>
</file>

<file path=Object 3/content.xml><?xml version="1.0" encoding="utf-8"?>
<math xmlns="http://www.w3.org/1998/Math/MathML" display="block">
  <semantics>
    <mstyle color="black">
      <mrow>
        <msup>
          <mrow>
            <mo fence="true" stretchy="false">(</mo>
            <mrow>
              <mrow>
                <mi>x</mi>
                <mo stretchy="false">−</mo>
                <mn>2</mn>
              </mrow>
            </mrow>
            <mo fence="true" stretchy="false">)</mo>
          </mrow>
          <mn>2</mn>
        </msup>
        <mo stretchy="false">&gt;</mo>
        <mn>0</mn>
      </mrow>
    </mstyle>
    <annotation encoding="StarMath 5.0">color black {(x-{2})^{2}&gt;{0}}</annotation>
  </semantics>
</math>
</file>

<file path=Object 30/content.xml><?xml version="1.0" encoding="utf-8"?>
<math xmlns="http://www.w3.org/1998/Math/MathML">
  <semantics>
    <mrow>
      <mrow>
        <mrow>
          <mfrac>
            <mi>a</mi>
            <mi>b</mi>
          </mfrac>
          <mo stretchy="false">+</mo>
          <mfrac>
            <mi>c</mi>
            <mi>d</mi>
          </mfrac>
        </mrow>
        <mo stretchy="false">=</mo>
        <mfrac>
          <mrow>
            <mrow>
              <mi mathvariant="italic">ad</mi>
              <mo stretchy="false">+</mo>
              <mi mathvariant="italic">bc</mi>
            </mrow>
          </mrow>
          <mrow>
            <mi mathvariant="italic">bd</mi>
          </mrow>
        </mfrac>
      </mrow>
    </mrow>
    <annotation encoding="StarMath 5.0">a over b + c over d = {ad + bc} over {bd}</annotation>
  </semantics>
</math>
</file>

<file path=Object 31/content.xml><?xml version="1.0" encoding="utf-8"?>
<math xmlns="http://www.w3.org/1998/Math/MathML">
  <semantics>
    <mrow>
      <mrow>
        <mfrac>
          <mi>a</mi>
          <mi>b</mi>
        </mfrac>
        <mi mathvariant="normal">×</mi>
        <mfrac>
          <mi>c</mi>
          <mi>d</mi>
        </mfrac>
      </mrow>
      <mi mathvariant="normal">=</mi>
      <mfrac>
        <mi mathvariant="italic">ac</mi>
        <mi mathvariant="italic">bd</mi>
      </mfrac>
    </mrow>
    <annotation encoding="StarMath 5.0">{a over b}  times  {c over d} = {ac} over {bd}</annotation>
  </semantics>
</math>
</file>

<file path=Object 32/content.xml><?xml version="1.0" encoding="utf-8"?>
<math xmlns="http://www.w3.org/1998/Math/MathML">
  <semantics>
    <mrow>
      <mfrac>
        <mrow>
          <mi/>
          <mfrac>
            <mi>a</mi>
            <mi>b</mi>
          </mfrac>
          <mi/>
        </mrow>
        <mfrac>
          <mi>c</mi>
          <mi>d</mi>
        </mfrac>
      </mfrac>
      <mi mathvariant="normal">=</mi>
      <mrow>
        <mfrac>
          <mi>a</mi>
          <mi>b</mi>
        </mfrac>
        <mi mathvariant="normal">×</mi>
        <mfrac>
          <mi>d</mi>
          <mi>c</mi>
        </mfrac>
      </mrow>
    </mrow>
    <annotation encoding="StarMath 5.0">{~a over b~}   over   {c over d}   = {a over b}  times  {d over c}</annotation>
  </semantics>
</math>
</file>

<file path=Object 4/content.xml><?xml version="1.0" encoding="utf-8"?>
<math xmlns="http://www.w3.org/1998/Math/MathML">
  <semantics>
    <mrow>
      <mrow>
        <mi>A</mi>
        <mo stretchy="false">=</mo>
        <mrow>
          <mo stretchy="false">(</mo>
          <mrow>
            <mrow>
              <mn>4</mn>
            </mrow>
            <mrow>
              <mi>x</mi>
              <mo stretchy="false">−</mo>
              <mrow>
                <mn>3</mn>
              </mrow>
            </mrow>
          </mrow>
          <mo stretchy="false">)</mo>
        </mrow>
      </mrow>
      <mrow>
        <mrow>
          <mo stretchy="false">(</mo>
          <mrow>
            <mrow>
              <mi>x</mi>
              <mo stretchy="false">+</mo>
              <mrow>
                <mn>2</mn>
              </mrow>
            </mrow>
          </mrow>
          <mo stretchy="false">)</mo>
        </mrow>
        <mo stretchy="false">−</mo>
        <mi>x</mi>
      </mrow>
      <mrow>
        <mrow>
          <mo stretchy="false">(</mo>
          <mrow>
            <mrow>
              <mn>8</mn>
            </mrow>
            <mrow>
              <mi>x</mi>
              <mo stretchy="false">−</mo>
              <mrow>
                <mn>6</mn>
              </mrow>
            </mrow>
          </mrow>
          <mo stretchy="false">)</mo>
        </mrow>
        <mo stretchy="false">−</mo>
        <mrow>
          <mn>4</mn>
        </mrow>
      </mrow>
      <mrow>
        <mi>x</mi>
        <mo stretchy="false">+</mo>
        <mrow>
          <mn>3</mn>
        </mrow>
      </mrow>
    </mrow>
    <annotation encoding="StarMath 5.0">A = ({4} x - {3})(x + {2}) - x({8} x - {6}) - {4} x + {3}</annotation>
  </semantics>
</math>
</file>

<file path=Object 40/content.xml><?xml version="1.0" encoding="utf-8"?>
<math xmlns="http://www.w3.org/1998/Math/MathML">
  <semantics>
    <mrow>
      <mrow>
        <msup>
          <mi>a</mi>
          <mrow>
            <mrow>
              <mo stretchy="false">−</mo>
              <mi>n</mi>
            </mrow>
          </mrow>
        </msup>
        <mo stretchy="false">=</mo>
        <mfrac>
          <mrow>
            <mn>1</mn>
          </mrow>
          <msup>
            <mi>a</mi>
            <mi>n</mi>
          </msup>
        </mfrac>
      </mrow>
    </mrow>
    <annotation encoding="StarMath 5.0">a^{-n} = {1} over a^n</annotation>
  </semantics>
</math>
</file>

<file path=Object 42/content.xml><?xml version="1.0" encoding="utf-8"?>
<math xmlns="http://www.w3.org/1998/Math/MathML">
  <semantics>
    <mrow>
      <mrow>
        <msup>
          <mi>a</mi>
          <mi>m</mi>
        </msup>
        <mi mathvariant="normal">×</mi>
        <msup>
          <mi>a</mi>
          <mi>n</mi>
        </msup>
      </mrow>
      <mi mathvariant="normal">=</mi>
      <msup>
        <mi>a</mi>
        <mrow>
          <mi>m</mi>
          <mo stretchy="false">+</mo>
          <mi>n</mi>
        </mrow>
      </msup>
    </mrow>
    <annotation encoding="StarMath 5.0">a^m  times  a^n = a^{m + n}</annotation>
  </semantics>
</math>
</file>

<file path=Object 43/content.xml><?xml version="1.0" encoding="utf-8"?>
<math xmlns="http://www.w3.org/1998/Math/MathML">
  <semantics>
    <mrow>
      <mrow>
        <mfrac>
          <mrow>
            <msup>
              <mi>a</mi>
              <mi>m</mi>
            </msup>
          </mrow>
          <mrow>
            <msup>
              <mi>a</mi>
              <mi>n</mi>
            </msup>
          </mrow>
        </mfrac>
        <mo stretchy="false">=</mo>
        <msup>
          <mi>a</mi>
          <mrow>
            <mrow>
              <mi>m</mi>
              <mo stretchy="false">−</mo>
              <mi>n</mi>
            </mrow>
          </mrow>
        </msup>
      </mrow>
    </mrow>
    <annotation encoding="StarMath 5.0">{a^m} over {a^n} = a^{m - n}</annotation>
  </semantics>
</math>
</file>

<file path=Object 44/content.xml><?xml version="1.0" encoding="utf-8"?>
<math xmlns="http://www.w3.org/1998/Math/MathML">
  <semantics>
    <mrow>
      <msup>
        <mrow>
          <mo stretchy="false">(</mo>
          <msup>
            <mi>a</mi>
            <mi>m</mi>
          </msup>
          <mo stretchy="false">)</mo>
        </mrow>
        <mi>n</mi>
      </msup>
      <mi mathvariant="normal">=</mi>
      <msup>
        <mi>a</mi>
        <mrow>
          <mi>m</mi>
          <mi mathvariant="normal">×</mi>
          <mi>n</mi>
        </mrow>
      </msup>
    </mrow>
    <annotation encoding="StarMath 5.0">(a^m)^n = a^{m  times  n}</annotation>
  </semantics>
</math>
</file>

<file path=Object 45/content.xml><?xml version="1.0" encoding="utf-8"?>
<math xmlns="http://www.w3.org/1998/Math/MathML">
  <semantics>
    <mrow>
      <mrow>
        <msup>
          <mrow>
            <mo stretchy="false">(</mo>
            <mi mathvariant="italic">ab</mi>
            <mo stretchy="false">)</mo>
          </mrow>
          <mi>n</mi>
        </msup>
        <mi mathvariant="normal">=</mi>
        <msup>
          <mi>a</mi>
          <mi>n</mi>
        </msup>
      </mrow>
      <msup>
        <mi>b</mi>
        <mi>n</mi>
      </msup>
    </mrow>
    <annotation encoding="StarMath 5.0">(ab)^n = a^n b^n</annotation>
  </semantics>
</math>
</file>

<file path=Object 46/content.xml><?xml version="1.0" encoding="utf-8"?>
<math xmlns="http://www.w3.org/1998/Math/MathML">
  <semantics>
    <mrow>
      <msup>
        <mfenced open="" close="">
          <mfrac>
            <mi>a</mi>
            <mi>b</mi>
          </mfrac>
        </mfenced>
        <mi>n</mi>
      </msup>
      <mi mathvariant="normal">=</mi>
      <mfrac>
        <msup>
          <mi>a</mi>
          <mi>n</mi>
        </msup>
        <msup>
          <mi>b</mi>
          <mi>n</mi>
        </msup>
      </mfrac>
    </mrow>
    <annotation encoding="StarMath 5.0"> left(a over b right)^n = a^n over b^n</annotation>
  </semantics>
</math>
</file>

<file path=Object 47/content.xml><?xml version="1.0" encoding="utf-8"?>
<math xmlns="http://www.w3.org/1998/Math/MathML">
  <semantics>
    <mrow>
      <msup>
        <mi>a</mi>
        <mi>m</mi>
      </msup>
      <mo stretchy="false">+</mo>
      <msup>
        <mi>a</mi>
        <mi>n</mi>
      </msup>
    </mrow>
    <annotation encoding="StarMath 5.0">a^m+a^n</annotation>
  </semantics>
</math>
</file>

<file path=Object 48/content.xml><?xml version="1.0" encoding="utf-8"?>
<math xmlns="http://www.w3.org/1998/Math/MathML">
  <semantics>
    <mfrac>
      <mn>1</mn>
      <mn>3</mn>
    </mfrac>
    <annotation encoding="StarMath 5.0">{1} over {3}</annotation>
  </semantics>
</math>
</file>

<file path=Object 49/content.xml><?xml version="1.0" encoding="utf-8"?>
<math xmlns="http://www.w3.org/1998/Math/MathML" display="block">
  <semantics>
    <mfrac>
      <mi mathvariant="normal">π</mi>
      <mn>2</mn>
    </mfrac>
    <annotation encoding="StarMath 5.0">%pi  over {2}</annotation>
  </semantics>
</math>
</file>

<file path=Object 5/content.xml><?xml version="1.0" encoding="utf-8"?>
<math xmlns="http://www.w3.org/1998/Math/MathML">
  <semantics>
    <mrow>
      <mstyle color="black">
        <mrow>
          <mrow>
            <mrow>
              <mi>A</mi>
              <mo stretchy="false">=</mo>
              <mrow>
                <mo stretchy="false">(</mo>
                <mrow>
                  <mrow>
                    <mn>4</mn>
                  </mrow>
                  <mrow>
                    <mi>x</mi>
                    <mo stretchy="false">−</mo>
                    <mrow>
                      <mn>3</mn>
                    </mrow>
                  </mrow>
                </mrow>
                <mo stretchy="false">)</mo>
              </mrow>
            </mrow>
            <mrow>
              <mrow>
                <mo stretchy="false">(</mo>
                <mrow>
                  <mrow>
                    <mi>x</mi>
                    <mo stretchy="false">+</mo>
                    <mrow>
                      <mn>2</mn>
                    </mrow>
                  </mrow>
                </mrow>
                <mo stretchy="false">)</mo>
              </mrow>
              <mo stretchy="false">−</mo>
              <mrow>
                <mn>2</mn>
              </mrow>
            </mrow>
            <mi>x</mi>
            <mrow>
              <mrow>
                <mo stretchy="false">(</mo>
                <mrow>
                  <mrow>
                    <mn>4</mn>
                  </mrow>
                  <mrow>
                    <mi>x</mi>
                    <mo stretchy="false">−</mo>
                    <mrow>
                      <mn>3</mn>
                    </mrow>
                  </mrow>
                </mrow>
                <mo stretchy="false">)</mo>
              </mrow>
              <mo stretchy="false">−</mo>
              <mrow>
                <mo stretchy="false">(</mo>
                <mrow>
                  <mrow>
                    <mn>4</mn>
                  </mrow>
                  <mrow>
                    <mi>x</mi>
                    <mo stretchy="false">−</mo>
                    <mrow>
                      <mn>3</mn>
                    </mrow>
                  </mrow>
                </mrow>
                <mo stretchy="false">)</mo>
              </mrow>
            </mrow>
          </mrow>
        </mrow>
      </mstyle>
    </mrow>
    <annotation encoding="StarMath 5.0">color black {A = ({4} x - {3})(x + {2}) - {2} x({4} x - {3}) - ({4} x - {3})}</annotation>
  </semantics>
</math>
</file>

<file path=Object 54/content.xml><?xml version="1.0" encoding="utf-8"?>
<math xmlns="http://www.w3.org/1998/Math/MathML" display="block">
  <semantics>
    <mrow>
      <mrow>
        <mtext>A</mtext>
        <mo stretchy="false">=</mo>
        <mrow>
          <mo fence="true" stretchy="false">(</mo>
          <mrow>
            <mrow>
              <mn>2</mn>
              <mrow>
                <mi>x</mi>
                <mo stretchy="false">−</mo>
                <mn>1</mn>
              </mrow>
            </mrow>
          </mrow>
          <mo fence="true" stretchy="false">)</mo>
        </mrow>
      </mrow>
      <mrow>
        <mo fence="true" stretchy="false">(</mo>
        <mrow>
          <mrow>
            <msup>
              <mi>x</mi>
              <mn>2</mn>
            </msup>
            <mo stretchy="false">+</mo>
            <mn>2</mn>
          </mrow>
        </mrow>
        <mo fence="true" stretchy="false">)</mo>
      </mrow>
    </mrow>
    <annotation encoding="StarMath 5.0">"A"=({2}x-{1})(x^{2}+{2})</annotation>
  </semantics>
</math>
</file>

<file path=Object 56/content.xml><?xml version="1.0" encoding="utf-8"?>
<math xmlns="http://www.w3.org/1998/Math/MathML" display="block">
  <semantics>
    <mrow>
      <mtext>A</mtext>
      <mo stretchy="false">=</mo>
      <mstyle color="black">
        <mrow>
          <mrow>
            <mo fence="true" stretchy="false">(</mo>
            <mrow>
              <mrow>
                <mn>2</mn>
                <mrow>
                  <mi>x</mi>
                  <mo stretchy="false">−</mo>
                  <mn>1</mn>
                </mrow>
              </mrow>
            </mrow>
            <mo fence="true" stretchy="false">)</mo>
          </mrow>
          <mrow>
            <mrow>
              <mo fence="true" stretchy="false">(</mo>
              <mrow>
                <mrow>
                  <msup>
                    <mi>x</mi>
                    <mn>2</mn>
                  </msup>
                  <mo stretchy="false">+</mo>
                  <mn>2</mn>
                </mrow>
              </mrow>
              <mo fence="true" stretchy="false">)</mo>
            </mrow>
            <mo stretchy="false">=</mo>
            <mn>2</mn>
          </mrow>
          <mrow>
            <msup>
              <mi>x</mi>
              <mn>3</mn>
            </msup>
            <mo stretchy="false">−</mo>
            <msup>
              <mi>x</mi>
              <mn>2</mn>
            </msup>
            <mo stretchy="false">+</mo>
            <mn>4</mn>
          </mrow>
          <mrow>
            <mi>x</mi>
            <mo stretchy="false">−</mo>
            <mn>2</mn>
          </mrow>
        </mrow>
      </mstyle>
    </mrow>
    <annotation encoding="StarMath 5.0">"A"=color black {({2}x-{1})(x^{2}+{2})={2}x^{3}-x^{2}+{4}x-{2}}</annotation>
  </semantics>
</math>
</file>

<file path=Object 6/content.xml><?xml version="1.0" encoding="utf-8"?>
<math xmlns="http://www.w3.org/1998/Math/MathML">
  <semantics>
    <mrow>
      <mstyle color="black">
        <mrow>
          <mrow>
            <mrow>
              <mi>A</mi>
              <mo stretchy="false">=</mo>
              <mrow>
                <mo stretchy="false">(</mo>
                <mrow>
                  <mrow>
                    <mn>4</mn>
                  </mrow>
                  <mrow>
                    <mi>x</mi>
                    <mo stretchy="false">−</mo>
                    <mrow>
                      <mn>3</mn>
                    </mrow>
                  </mrow>
                </mrow>
                <mo stretchy="false">)</mo>
              </mrow>
            </mrow>
            <mo stretchy="false">[</mo>
            <mrow>
              <mrow>
                <mi>x</mi>
                <mo stretchy="false">+</mo>
                <mrow>
                  <mn>2</mn>
                </mrow>
              </mrow>
              <mo stretchy="false">−</mo>
              <mrow>
                <mn>2</mn>
              </mrow>
            </mrow>
            <mrow>
              <mi>x</mi>
              <mo stretchy="false">−</mo>
              <mrow>
                <mn>1</mn>
              </mrow>
            </mrow>
            <mo stretchy="false">]</mo>
          </mrow>
        </mrow>
      </mstyle>
    </mrow>
    <annotation encoding="StarMath 5.0">color black {A = ({4} x - {3})\[x + {2} - {2} x - {1}\]}</annotation>
  </semantics>
</math>
</file>

<file path=Object 63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+</mo>
              <mi>b</mi>
            </mrow>
          </mrow>
          <mo fence="true" stretchy="false">)</mo>
        </mrow>
        <mn>2</mn>
      </msup>
      <mo stretchy="false">=</mo>
      <mstyle color="black">
        <mrow>
          <mrow>
            <msup>
              <mi>a</mi>
              <mn>2</mn>
            </msup>
            <mo stretchy="false">+</mo>
            <mn>2</mn>
          </mrow>
          <mrow>
            <mi mathvariant="italic">ab</mi>
            <mo stretchy="false">+</mo>
            <msup>
              <mi>b</mi>
              <mn>2</mn>
            </msup>
          </mrow>
        </mrow>
      </mstyle>
    </mrow>
    <annotation encoding="StarMath 5.0">(a+b)^2=color black {a^2+{2}ab+b^2}</annotation>
  </semantics>
</math>
</file>

<file path=Object 65/content.xml><?xml version="1.0" encoding="utf-8"?>
<math xmlns="http://www.w3.org/1998/Math/MathML" display="block">
  <semantics>
    <mrow>
      <msup>
        <mrow>
          <mo fence="true" stretchy="false">(</mo>
          <mrow>
            <mrow>
              <mi>a</mi>
              <mo stretchy="false">−</mo>
              <mi>b</mi>
            </mrow>
          </mrow>
          <mo fence="true" stretchy="false">)</mo>
        </mrow>
        <mn>2</mn>
      </msup>
      <mo stretchy="false">=</mo>
      <mstyle color="black">
        <mrow>
          <mrow>
            <msup>
              <mi>a</mi>
              <mn>2</mn>
            </msup>
            <mo stretchy="false">−</mo>
            <mn>2</mn>
          </mrow>
          <mrow>
            <mi mathvariant="italic">ab</mi>
            <mo stretchy="false">+</mo>
            <msup>
              <mi>b</mi>
              <mn>2</mn>
            </msup>
          </mrow>
        </mrow>
      </mstyle>
    </mrow>
    <annotation encoding="StarMath 5.0">(a-b)^2=color black {a^2-{2}ab+b^2}</annotation>
  </semantics>
</math>
</file>

<file path=Object 68/content.xml><?xml version="1.0" encoding="utf-8"?>
<math xmlns="http://www.w3.org/1998/Math/MathML" display="block">
  <semantics>
    <mrow>
      <mtext>B</mtext>
      <mo stretchy="false">=</mo>
      <mfrac>
        <mrow>
          <msup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n>2</mn>
          </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row>
        <mrow>
          <msup>
            <mi>x</mi>
            <mn>2</mn>
          </msup>
          <mo stretchy="false">−</mo>
          <mn>1</mn>
        </mrow>
      </mfrac>
    </mrow>
    <annotation encoding="StarMath 5.0">"B"={(x+{1})^{2}(x-{1})}over{x^{2}-{1}}</annotation>
  </semantics>
</math>
</file>

<file path=Object 69/content.xml><?xml version="1.0" encoding="utf-8"?>
<math xmlns="http://www.w3.org/1998/Math/MathML" display="block">
  <semantics>
    <mrow>
      <mrow>
        <msup>
          <mi>x</mi>
          <mn>2</mn>
        </msup>
        <mo stretchy="false">−</mo>
        <mn>1</mn>
      </mrow>
      <mo stretchy="false">≠</mo>
      <mn>0</mn>
    </mrow>
    <annotation encoding="StarMath 5.0">x^{2}-{1}&lt;&gt;{0}</annotation>
  </semantics>
</math>
</file>

<file path=Object 7/content.xml><?xml version="1.0" encoding="utf-8"?>
<math xmlns="http://www.w3.org/1998/Math/MathML">
  <semantics>
    <mrow>
      <mstyle color="black">
        <mrow>
          <mrow>
            <mrow>
              <mi>A</mi>
              <mo stretchy="false">=</mo>
              <mrow>
                <mo stretchy="false">(</mo>
                <mrow>
                  <mrow>
                    <mn>4</mn>
                  </mrow>
                  <mrow>
                    <mi>x</mi>
                    <mo stretchy="false">−</mo>
                    <mrow>
                      <mn>3</mn>
                    </mrow>
                  </mrow>
                </mrow>
                <mo stretchy="false">)</mo>
              </mrow>
            </mrow>
            <mrow>
              <mo stretchy="false">(</mo>
              <mrow>
                <mrow>
                  <mrow>
                    <mn>1</mn>
                  </mrow>
                  <mo stretchy="false">−</mo>
                  <mi>x</mi>
                </mrow>
              </mrow>
              <mo stretchy="false">)</mo>
            </mrow>
          </mrow>
        </mrow>
      </mstyle>
    </mrow>
    <annotation encoding="StarMath 5.0">color black {A = ({4} x - {3})({1} - x)}</annotation>
  </semantics>
</math>
</file>

<file path=Object 70/content.xml><?xml version="1.0" encoding="utf-8"?>
<math xmlns="http://www.w3.org/1998/Math/MathML" display="block">
  <semantics>
    <mstyle color="black">
      <mrow>
        <mrow>
          <mo fence="true" stretchy="false">(</mo>
          <mrow>
            <mrow>
              <mi>x</mi>
              <mo stretchy="false">−</mo>
              <mn>1</mn>
            </mrow>
          </mrow>
          <mo fence="true" stretchy="false">)</mo>
        </mrow>
        <mrow>
          <mrow>
            <mo fence="true" stretchy="false">(</mo>
            <mrow>
              <mrow>
                <mi>x</mi>
                <mo stretchy="false">+</mo>
                <mn>1</mn>
              </mrow>
            </mrow>
            <mo fence="true" stretchy="false">)</mo>
          </mrow>
          <mo stretchy="false">≠</mo>
          <mn>0</mn>
        </mrow>
      </mrow>
    </mstyle>
    <annotation encoding="StarMath 5.0">color black {(x-{1})(x+{1})&lt;&gt;{0}}</annotation>
  </semantics>
</math>
</file>

<file path=Object 71/content.xml><?xml version="1.0" encoding="utf-8"?>
<math xmlns="http://www.w3.org/1998/Math/MathML" display="block">
  <semantics>
    <mstyle color="black">
      <mrow>
        <mrow>
          <mi>x</mi>
          <mo stretchy="false">≠</mo>
          <mn>1</mn>
        </mrow>
        <mtext>et</mtext>
        <mrow>
          <mi>x</mi>
          <mo stretchy="false">≠</mo>
          <mrow>
            <mo stretchy="false">−</mo>
            <mn>1</mn>
          </mrow>
        </mrow>
      </mrow>
    </mstyle>
    <annotation encoding="StarMath 5.0">color black {x&lt;&gt;{1} "et" x&lt;&gt;-{1}}</annotation>
  </semantics>
</math>
</file>

<file path=Object 72/content.xml><?xml version="1.0" encoding="utf-8"?>
<math xmlns="http://www.w3.org/1998/Math/MathML" display="block">
  <semantics>
    <mrow>
      <mtext>B</mtext>
      <mo stretchy="false">=</mo>
      <mfrac>
        <mrow>
          <msup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  <mn>2</mn>
          </msup>
          <mrow>
            <mo fence="true" stretchy="false">(</mo>
            <mrow>
              <mrow>
                <mi>x</mi>
                <mo stretchy="false">−</mo>
                <mn>1</mn>
              </mrow>
            </mrow>
            <mo fence="true" stretchy="false">)</mo>
          </mrow>
        </mrow>
        <mrow>
          <msup>
            <mi>x</mi>
            <mn>2</mn>
          </msup>
          <mo stretchy="false">−</mo>
          <mn>1</mn>
        </mrow>
      </mfrac>
      <mo stretchy="false">=</mo>
      <mstyle color="black">
        <mrow>
          <mfrac>
            <mrow>
              <msup>
                <mrow>
                  <mo fence="true" stretchy="false">(</mo>
                  <mrow>
                    <mrow>
                      <mi>x</mi>
                      <mo stretchy="false">+</mo>
                      <mn>1</mn>
                    </mrow>
                  </mrow>
                  <mo fence="true" stretchy="false">)</mo>
                </mrow>
                <mn>2</mn>
              </msup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row>
                <mo fence="true" stretchy="false">(</mo>
                <mrow>
                  <mrow>
                    <mi>x</mi>
                    <mo stretchy="false">+</mo>
                    <mn>1</mn>
                  </mrow>
                </mrow>
                <mo fence="true" stretchy="false">)</mo>
              </mrow>
            </mrow>
          </mfrac>
          <mo stretchy="false">=</mo>
          <mrow>
            <mi>x</mi>
            <mo stretchy="false">+</mo>
            <mn>1</mn>
          </mrow>
        </mrow>
      </mstyle>
    </mrow>
    <annotation encoding="StarMath 5.0">"B"={(x+{1})^{2}(x-{1})}over{x^{2}-{1}}=color black {{(x+{1})^{2}(x-{1})}over{(x-{1})(x+{1})}=x+1}</annotation>
  </semantics>
</math>
</file>

<file path=Object 74/content.xml><?xml version="1.0" encoding="utf-8"?>
<math xmlns="http://www.w3.org/1998/Math/MathML" display="block">
  <semantics>
    <mrow>
      <mrow>
        <mo stretchy="false">−</mo>
        <mn>3</mn>
      </mrow>
      <mrow>
        <mrow>
          <mi>x</mi>
          <mo stretchy="false">+</mo>
          <mn>1</mn>
        </mrow>
        <mo stretchy="false">⩾</mo>
        <mrow>
          <mi>x</mi>
          <mo stretchy="false">−</mo>
          <mn>3</mn>
        </mrow>
      </mrow>
    </mrow>
    <annotation encoding="StarMath 5.0">-{3}x+{1} geslant x-{3}</annotation>
  </semantics>
</math>
</file>

<file path=Object 75/content.xml><?xml version="1.0" encoding="utf-8"?>
<math xmlns="http://www.w3.org/1998/Math/MathML" display="block">
  <semantics>
    <mstyle color="black">
      <mrow>
        <mrow>
          <mo stretchy="false">−</mo>
          <mn>4</mn>
        </mrow>
        <mrow>
          <mi>x</mi>
          <mo stretchy="false">⩾</mo>
          <mrow>
            <mo stretchy="false">−</mo>
            <mn>4</mn>
          </mrow>
        </mrow>
      </mrow>
    </mstyle>
    <annotation encoding="StarMath 5.0">color black {-{4}x geslant -4}</annotation>
  </semantics>
</math>
</file>

<file path=Object 76/content.xml><?xml version="1.0" encoding="utf-8"?>
<math xmlns="http://www.w3.org/1998/Math/MathML" display="block">
  <semantics>
    <mstyle color="black">
      <mrow>
        <mi>x</mi>
        <mo stretchy="false">⩽</mo>
        <mn>1</mn>
      </mrow>
    </mstyle>
    <annotation encoding="StarMath 5.0">color black {x leslant 1}</annotation>
  </semantics>
</math>
</file>

<file path=Object 8/content.xml><?xml version="1.0" encoding="utf-8"?>
<math xmlns="http://www.w3.org/1998/Math/MathML">
  <semantics>
    <mrow>
      <mrow>
        <mi>B</mi>
        <mo stretchy="false">=</mo>
        <mrow>
          <mn>32</mn>
        </mrow>
      </mrow>
      <mrow>
        <msup>
          <mi>x</mi>
          <mn>2</mn>
        </msup>
        <mo stretchy="false">−</mo>
        <mrow>
          <mn>48</mn>
        </mrow>
      </mrow>
      <mrow>
        <mi>x</mi>
        <mo stretchy="false">+</mo>
        <mrow>
          <mn>18</mn>
        </mrow>
      </mrow>
    </mrow>
    <annotation encoding="StarMath 5.0">B = {32} x^2 - {48} x + {18}</annotation>
  </semantics>
</math>
</file>

<file path=Object 9/content.xml><?xml version="1.0" encoding="utf-8"?>
<math xmlns="http://www.w3.org/1998/Math/MathML">
  <semantics>
    <mrow>
      <mstyle color="black">
        <mrow>
          <mrow>
            <mrow>
              <mi>B</mi>
              <mo stretchy="false">=</mo>
              <mrow>
                <mn>2</mn>
              </mrow>
            </mrow>
            <mrow>
              <mo stretchy="false">(</mo>
              <mrow>
                <mrow>
                  <mn>16</mn>
                </mrow>
                <mrow>
                  <msup>
                    <mi>x</mi>
                    <mn>2</mn>
                  </msup>
                  <mo stretchy="false">−</mo>
                  <mrow>
                    <mn>24</mn>
                  </mrow>
                </mrow>
                <mrow>
                  <mi>x</mi>
                  <mo stretchy="false">+</mo>
                  <mrow>
                    <mn>9</mn>
                  </mrow>
                </mrow>
              </mrow>
              <mo stretchy="false">)</mo>
            </mrow>
          </mrow>
        </mrow>
      </mstyle>
    </mrow>
    <annotation encoding="StarMath 5.0">color black {B = {2} ({16} x^2 - {24} x + {9})}</annotation>
  </semantics>
</math>
</file>